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0.8654in"/>
    </style:style>
    <style:style style:name="co4" style:family="table-column">
      <style:table-column-properties fo:break-before="auto" style:column-width="2.763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2354in"/>
    </style:style>
    <style:style style:name="co8" style:family="table-column">
      <style:table-column-properties fo:break-before="auto" style:column-width="0.7492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9425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2.278in"/>
    </style:style>
    <style:style style:name="co13" style:family="table-column">
      <style:table-column-properties fo:break-before="auto" style:column-width="1.2201in"/>
    </style:style>
    <style:style style:name="co14" style:family="table-column">
      <style:table-column-properties fo:break-before="auto" style:column-width="1.178in"/>
    </style:style>
    <style:style style:name="co15" style:family="table-column">
      <style:table-column-properties fo:break-before="auto" style:column-width="0.9654in"/>
    </style:style>
    <style:style style:name="co16" style:family="table-column">
      <style:table-column-properties fo:break-before="auto" style:column-width="1.1508in"/>
    </style:style>
    <style:style style:name="co17" style:family="table-column">
      <style:table-column-properties fo:break-before="auto" style:column-width="2.5957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>
      <style:table-cell-properties fo:background-color="#dddddd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8"/>
  </office:automatic-styles>
  <office:body>
    <office:spreadsheet>
      <table:table table:name="Tournement 1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>
            <text:p>P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Position X</text:p>
          </table:table-cell>
          <table:table-cell table:style-name="ce1" office:value-type="string">
            <text:p>Position Z</text:p>
          </table:table-cell>
          <table:table-cell table:style-name="ce1" office:value-type="string">
            <text:p>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table:number-columns-repeated="2" office:value-type="float" office:value="-35">
            <text:p>-35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20">
            <text:p>20.00</text:p>
          </table:table-cell>
          <table:table-cell office:value-type="float" office:value="-15">
            <text:p>-15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-20">
            <text:p>-20.00</text:p>
          </table:table-cell>
          <table:table-cell office:value-type="float" office:value="-15">
            <text:p>-15.00</text:p>
          </table:table-cell>
          <table:table-cell office:value-type="float" office:value="0">
            <text:p>0.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nby</text:p>
          </table:table-cell>
          <table:table-cell office:value-type="float" office:value="0">
            <text:p>0</text:p>
          </table:table-cell>
          <table:table-cell office:value-type="float" office:value="-25">
            <text:p>-25.00</text:p>
          </table:table-cell>
          <table:table-cell office:value-type="float" office:value="-15">
            <text:p>-15.00</text:p>
          </table:table-cell>
          <table:table-cell office:value-type="float" office:value="0">
            <text:p>0.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nby</text:p>
          </table:table-cell>
          <table:table-cell office:value-type="float" office:value="1">
            <text:p>1</text:p>
          </table:table-cell>
          <table:table-cell office:value-type="float" office:value="25">
            <text:p>25.00</text:p>
          </table:table-cell>
          <table:table-cell office:value-type="float" office:value="-15">
            <text:p>-15.00</text:p>
          </table:table-cell>
          <table:table-cell office:value-type="float" office:value="0">
            <text:p>0.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nby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edator</text:p>
          </table:table-cell>
          <table:table-cell office:value-type="float" office:value="0">
            <text:p>0</text:p>
          </table:table-cell>
          <table:table-cell table:number-columns-repeated="2" office:value-type="float" office:value="-30">
            <text:p>-30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edator</text:p>
          </table:table-cell>
          <table:table-cell office:value-type="float" office:value="1">
            <text:p>1</text:p>
          </table:table-cell>
          <table:table-cell office:value-type="float" office:value="-30">
            <text:p>-30.00</text:p>
          </table:table-cell>
          <table:table-cell office:value-type="float" office:value="30">
            <text:p>30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edator</text:p>
          </table:table-cell>
          <table:table-cell office:value-type="float" office:value="2">
            <text:p>2</text:p>
          </table:table-cell>
          <table:table-cell office:value-type="float" office:value="30">
            <text:p>30.00</text:p>
          </table:table-cell>
          <table:table-cell office:value-type="float" office:value="-30">
            <text:p>-30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edator</text:p>
          </table:table-cell>
          <table:table-cell office:value-type="float" office:value="3">
            <text:p>3</text:p>
          </table:table-cell>
          <table:table-cell table:number-columns-repeated="2" office:value-type="float" office:value="30">
            <text:p>30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source</text:p>
          </table:table-cell>
          <table:table-cell office:value-type="float" office:value="0">
            <text:p>0</text:p>
          </table:table-cell>
          <table:table-cell table:number-columns-repeated="2" office:value-type="float" office:value="-25">
            <text:p>-25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esource</text:p>
          </table:table-cell>
          <table:table-cell office:value-type="float" office:value="1">
            <text:p>1</text:p>
          </table:table-cell>
          <table:table-cell office:value-type="float" office:value="-25">
            <text:p>-25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esource</text:p>
          </table:table-cell>
          <table:table-cell office:value-type="float" office:value="2">
            <text:p>2</text:p>
          </table:table-cell>
          <table:table-cell office:value-type="float" office:value="0">
            <text:p>0.00</text:p>
          </table:table-cell>
          <table:table-cell office:value-type="float" office:value="-25">
            <text:p>-25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ource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source</text:p>
          </table:table-cell>
          <table:table-cell office:value-type="float" office:value="4">
            <text:p>4</text:p>
          </table:table-cell>
          <table:table-cell office:value-type="float" office:value="-25">
            <text:p>-25.00</text:p>
          </table:table-cell>
          <table:table-cell office:value-type="float" office:value="25">
            <text:p>25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source</text:p>
          </table:table-cell>
          <table:table-cell office:value-type="float" office:value="5">
            <text:p>5</text:p>
          </table:table-cell>
          <table:table-cell office:value-type="float" office:value="25">
            <text:p>25.00</text:p>
          </table:table-cell>
          <table:table-cell office:value-type="float" office:value="-25">
            <text:p>-25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esource</text:p>
          </table:table-cell>
          <table:table-cell office:value-type="float" office:value="6">
            <text:p>6</text:p>
          </table:table-cell>
          <table:table-cell office:value-type="float" office:value="25">
            <text:p>25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esource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25">
            <text:p>25.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Default" table:number-columns-repeated="5"/>
        </table:table-row>
      </table:table>
      <table:table table:name="Test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P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Position X</text:p>
          </table:table-cell>
          <table:table-cell table:style-name="ce1" office:value-type="string">
            <text:p>Position Z</text:p>
          </table:table-cell>
          <table:table-cell table:style-name="ce1" office:value-type="string">
            <text:p>Angle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string">
            <text:p>male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3.60593129186934">
            <text:p>3.605931</text:p>
          </table:table-cell>
          <table:table-cell table:style-name="ce5" office:value-type="float" office:value="-2.57143912678821">
            <text:p>-2.571439</text:p>
          </table:table-cell>
          <table:table-cell table:style-name="ce5" office:value-type="float" office:value="0.206444670050849">
            <text:p>0.206445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emale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0.986660447493286">
            <text:p>0.986660</text:p>
          </table:table-cell>
          <table:table-cell table:style-name="ce5" office:value-type="float" office:value="3.62627407669257">
            <text:p>3.626274</text:p>
          </table:table-cell>
          <table:table-cell table:style-name="ce5" office:value-type="float" office:value="5.37574823182828">
            <text:p>5.375748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enby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5.66191602819025">
            <text:p>5.661916</text:p>
          </table:table-cell>
          <table:table-cell table:style-name="ce5" office:value-type="float" office:value="6.96072904055375">
            <text:p>6.960729</text:p>
          </table:table-cell>
          <table:table-cell table:style-name="ce5" office:value-type="float" office:value="-0.7853981">
            <text:p>-0.785398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predator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-5.86917566823395">
            <text:p>-5.869176</text:p>
          </table:table-cell>
          <table:table-cell table:style-name="ce5" office:value-type="float" office:value="-1.38954441250311">
            <text:p>-1.389544</text:p>
          </table:table-cell>
          <table:table-cell table:style-name="ce5" office:value-type="float" office:value="0.788085960560626">
            <text:p>0.788086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resource</text:p>
          </table:table-cell>
          <table:table-cell table:style-name="ce2" office:value-type="float" office:value="43">
            <text:p>43</text:p>
          </table:table-cell>
          <table:table-cell table:style-name="ce5" office:value-type="float" office:value="-4.59587689085792">
            <text:p>-4.595877</text:p>
          </table:table-cell>
          <table:table-cell table:style-name="ce5" office:value-type="float" office:value="7.6911085897576">
            <text:p>7.691109</text:p>
          </table:table-cell>
          <table:table-cell table:style-name="ce5" office:value-type="float" office:value="5.70378068520789">
            <text:p>5.70378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style-name="ce4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 table:number-rows-repeated="4">
          <table:table-cell table:style-name="ce4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4"/>
          <table:table-cell table:number-columns-repeated="5"/>
        </table:table-row>
      </table:table>
      <table:table table:name="Cubettes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ce5"/>
        <table:table-row table:style-name="ro1">
          <table:table-cell table:style-name="ce1" office:value-type="string">
            <text:p>P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Position X</text:p>
          </table:table-cell>
          <table:table-cell table:style-name="ce1" office:value-type="string">
            <text:p>Position Z</text:p>
          </table:table-cell>
          <table:table-cell table:style-name="ce1" office:value-type="string">
            <text:p>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-8">
            <text:p>-8.000000</text:p>
          </table:table-cell>
          <table:table-cell table:number-columns-repeated="2" office:value-type="float" office:value="0">
            <text:p>0.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-6">
            <text:p>-6.000000</text:p>
          </table:table-cell>
          <table:table-cell table:number-columns-repeated="2" office:value-type="float" office:value="0">
            <text:p>0.0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-4">
            <text:p>-4.000000</text:p>
          </table:table-cell>
          <table:table-cell table:number-columns-repeated="2" office:value-type="float" office:value="0">
            <text:p>0.0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office:value-type="float" office:value="-2">
            <text:p>-2.000000</text:p>
          </table:table-cell>
          <table:table-cell table:number-columns-repeated="2" office:value-type="float" office:value="0">
            <text:p>0.00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nby</text:p>
          </table:table-cell>
          <table:table-cell office:value-type="float" office:value="0">
            <text:p>0</text:p>
          </table:table-cell>
          <table:table-cell table:number-columns-repeated="3" office:value-type="float" office:value="0">
            <text:p>0.00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2">
            <text:p>2.000000</text:p>
          </table:table-cell>
          <table:table-cell table:number-columns-repeated="2" office:value-type="float" office:value="0">
            <text:p>0.00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office:value-type="float" office:value="4">
            <text:p>4.000000</text:p>
          </table:table-cell>
          <table:table-cell table:number-columns-repeated="2" office:value-type="float" office:value="0">
            <text:p>0.00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office:value-type="float" office:value="6">
            <text:p>6.000000</text:p>
          </table:table-cell>
          <table:table-cell table:number-columns-repeated="2" office:value-type="float" office:value="0">
            <text:p>0.00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  <table:table-cell office:value-type="float" office:value="8">
            <text:p>8.000000</text:p>
          </table:table-cell>
          <table:table-cell table:number-columns-repeated="2" office:value-type="float" office:value="0">
            <text:p>0.000000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</table:table>
      <table:table table:name="Gladiators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ce5"/>
        <table:table-row table:style-name="ro1">
          <table:table-cell table:style-name="ce1" office:value-type="string">
            <text:p>P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Position X</text:p>
          </table:table-cell>
          <table:table-cell table:style-name="ce1" office:value-type="string">
            <text:p>Position Z</text:p>
          </table:table-cell>
          <table:table-cell table:style-name="ce1" office:value-type="string">
            <text:p>Angl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nby</text:p>
          </table:table-cell>
          <table:table-cell office:value-type="float" office:value="0">
            <text:p>0</text:p>
          </table:table-cell>
          <table:table-cell office:value-type="float" office:value="2">
            <text:p>2.000000</text:p>
          </table:table-cell>
          <table:table-cell office:value-type="float" office:value="-1.5">
            <text:p>-1.500000</text:p>
          </table:table-cell>
          <table:table-cell table:formula="of:=2*3.14159*3/8" office:value-type="float" office:value="2.3561925">
            <text:p>2.35619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by</text:p>
          </table:table-cell>
          <table:table-cell office:value-type="float" office:value="1">
            <text:p>1</text:p>
          </table:table-cell>
          <table:table-cell office:value-type="float" office:value="-2">
            <text:p>-2.000000</text:p>
          </table:table-cell>
          <table:table-cell office:value-type="float" office:value="-1.5">
            <text:p>-1.500000</text:p>
          </table:table-cell>
          <table:table-cell table:formula="of:=2*3.14159*5/8" office:value-type="float" office:value="3.9269875">
            <text:p>3.9269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nby</text:p>
          </table:table-cell>
          <table:table-cell office:value-type="float" office:value="2">
            <text:p>2</text:p>
          </table:table-cell>
          <table:table-cell office:value-type="float" office:value="0">
            <text:p>0.000000</text:p>
          </table:table-cell>
          <table:table-cell office:value-type="float" office:value="1.5">
            <text:p>1.500000</text:p>
          </table:table-cell>
          <table:table-cell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edator</text:p>
          </table:table-cell>
          <table:table-cell office:value-type="float" office:value="0">
            <text:p>0</text:p>
          </table:table-cell>
          <table:table-cell office:value-type="float" office:value="0">
            <text:p>0.000000</text:p>
          </table:table-cell>
          <table:table-cell office:value-type="float" office:value="8">
            <text:p>8.000000</text:p>
          </table:table-cell>
          <table:table-cell table:formula="of:=2*3.14159/2" office:value-type="float" office:value="3.14159">
            <text:p>3.1415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edator</text:p>
          </table:table-cell>
          <table:table-cell office:value-type="float" office:value="1">
            <text:p>1</text:p>
          </table:table-cell>
          <table:table-cell table:formula="of:=-8*0.707" office:value-type="float" office:value="-5.656">
            <text:p>-5.656000</text:p>
          </table:table-cell>
          <table:table-cell table:formula="of:=8*0.707" office:value-type="float" office:value="5.656">
            <text:p>5.656000</text:p>
          </table:table-cell>
          <table:table-cell table:formula="of:=2*3.14159*3/8" office:value-type="float" office:value="2.3561925">
            <text:p>2.3561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edator</text:p>
          </table:table-cell>
          <table:table-cell office:value-type="float" office:value="2">
            <text:p>2</text:p>
          </table:table-cell>
          <table:table-cell office:value-type="float" office:value="-8">
            <text:p>-8.000000</text:p>
          </table:table-cell>
          <table:table-cell office:value-type="float" office:value="0">
            <text:p>0.000000</text:p>
          </table:table-cell>
          <table:table-cell table:formula="of:=2*3.14159*2/8" office:value-type="float" office:value="1.570795">
            <text:p>1.5707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edator</text:p>
          </table:table-cell>
          <table:table-cell office:value-type="float" office:value="3">
            <text:p>3</text:p>
          </table:table-cell>
          <table:table-cell table:formula="of:=-8*0.707" office:value-type="float" office:value="-5.656">
            <text:p>-5.656000</text:p>
          </table:table-cell>
          <table:table-cell table:formula="of:=-8*0.707" office:value-type="float" office:value="-5.656">
            <text:p>-5.656000</text:p>
          </table:table-cell>
          <table:table-cell table:formula="of:=2*3.14159*1/8" office:value-type="float" office:value="0.7853975">
            <text:p>0.7853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edator</text:p>
          </table:table-cell>
          <table:table-cell office:value-type="float" office:value="4">
            <text:p>4</text:p>
          </table:table-cell>
          <table:table-cell office:value-type="float" office:value="0">
            <text:p>0.000000</text:p>
          </table:table-cell>
          <table:table-cell office:value-type="float" office:value="-8">
            <text:p>-8.000000</text:p>
          </table:table-cell>
          <table:table-cell table:formula="of:=2*3.14159*8/8" office:value-type="float" office:value="6.28318">
            <text:p>6.2831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edator</text:p>
          </table:table-cell>
          <table:table-cell office:value-type="float" office:value="5">
            <text:p>5</text:p>
          </table:table-cell>
          <table:table-cell table:formula="of:=8*0.707" office:value-type="float" office:value="5.656">
            <text:p>5.656000</text:p>
          </table:table-cell>
          <table:table-cell table:formula="of:=-8*0.707" office:value-type="float" office:value="-5.656">
            <text:p>-5.656000</text:p>
          </table:table-cell>
          <table:table-cell table:formula="of:=2*3.14159*7/8" office:value-type="float" office:value="5.4977825">
            <text:p>5.4977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edator</text:p>
          </table:table-cell>
          <table:table-cell office:value-type="float" office:value="6">
            <text:p>6</text:p>
          </table:table-cell>
          <table:table-cell office:value-type="float" office:value="8">
            <text:p>8.000000</text:p>
          </table:table-cell>
          <table:table-cell office:value-type="float" office:value="0">
            <text:p>0.000000</text:p>
          </table:table-cell>
          <table:table-cell table:formula="of:=2*3.14159*6/8" office:value-type="float" office:value="4.712385">
            <text:p>4.7123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edator</text:p>
          </table:table-cell>
          <table:table-cell office:value-type="float" office:value="7">
            <text:p>7</text:p>
          </table:table-cell>
          <table:table-cell table:formula="of:=8*0.707" office:value-type="float" office:value="5.656">
            <text:p>5.656000</text:p>
          </table:table-cell>
          <table:table-cell table:formula="of:=8*0.707" office:value-type="float" office:value="5.656">
            <text:p>5.656000</text:p>
          </table:table-cell>
          <table:table-cell table:formula="of:=2*3.14159*5/8" office:value-type="float" office:value="3.9269875">
            <text:p>3.926988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</table:table>
      <table:table table:name="Christians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ce5"/>
        <table:table-column table:style-name="co1" table:default-cell-style-name="Default"/>
        <table:table-row table:style-name="ro1">
          <table:table-cell table:style-name="ce1" office:value-type="string">
            <text:p>P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Position X</text:p>
          </table:table-cell>
          <table:table-cell table:style-name="ce1" office:value-type="string">
            <text:p>Position Z</text:p>
          </table:table-cell>
          <table:table-cell table:style-name="ce1" office:value-type="string">
            <text:p>Angle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-3">
            <text:p>-3.000000</text:p>
          </table:table-cell>
          <table:table-cell office:value-type="float" office:value="2">
            <text:p>2.000000</text:p>
          </table:table-cell>
          <table:table-cell office:value-type="float" office:value="1">
            <text:p>1.000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float" office:value="-4.5">
            <text:p>-4.500000</text:p>
          </table:table-cell>
          <table:table-cell office:value-type="float" office:value="-3">
            <text:p>-3.000000</text:p>
          </table:table-cell>
          <table:table-cell office:value-type="float" office:value="2">
            <text:p>2.000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office:value-type="float" office:value="4">
            <text:p>4.000000</text:p>
          </table:table-cell>
          <table:table-cell table:number-columns-repeated="2" office:value-type="float" office:value="3">
            <text:p>3.000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3">
            <text:p>3.000000</text:p>
          </table:table-cell>
          <table:table-cell office:value-type="float" office:value="-4">
            <text:p>-4.000000</text:p>
          </table:table-cell>
          <table:table-cell office:value-type="float" office:value="4">
            <text:p>4.000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.000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float" office:value="-1">
            <text:p>-1.000000</text:p>
          </table:table-cell>
          <table:table-cell office:value-type="float" office:value="0.5">
            <text:p>0.500000</text:p>
          </table:table-cell>
          <table:table-cell office:value-type="float" office:value="0">
            <text:p>0.000000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office:value-type="float" office:value="-2">
            <text:p>-2.000000</text:p>
          </table:table-cell>
          <table:table-cell office:value-type="float" office:value="3">
            <text:p>3.000000</text:p>
          </table:table-cell>
          <table:table-cell office:value-type="float" office:value="1.5">
            <text:p>1.500000</text:p>
          </table:table-cell>
          <table:table-cell table:style-name="ce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  <table:table-cell office:value-type="float" office:value="1">
            <text:p>1.000000</text:p>
          </table:table-cell>
          <table:table-cell office:value-type="float" office:value="-0.5">
            <text:p>-0.500000</text:p>
          </table:table-cell>
          <table:table-cell office:value-type="float" office:value="3">
            <text:p>3.000000</text:p>
          </table:table-cell>
          <table:table-cell table:style-name="ce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2">
            <text:p>2.000000</text:p>
          </table:table-cell>
          <table:table-cell office:value-type="float" office:value="4">
            <text:p>4.000000</text:p>
          </table:table-cell>
          <table:table-cell office:value-type="float" office:value="4.5">
            <text:p>4.500000</text:p>
          </table:table-cell>
          <table:table-cell table:style-name="ce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office:value-type="float" office:value="3">
            <text:p>3.000000</text:p>
          </table:table-cell>
          <table:table-cell office:value-type="float" office:value="-1">
            <text:p>-1.000000</text:p>
          </table:table-cell>
          <table:table-cell office:value-type="float" office:value="6">
            <text:p>6.000000</text:p>
          </table:table-cell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nby</text:p>
          </table:table-cell>
          <table:table-cell office:value-type="float" office:value="2">
            <text:p>2</text:p>
          </table:table-cell>
          <table:table-cell office:value-type="float" office:value="0">
            <text:p>0.000000</text:p>
          </table:table-cell>
          <table:table-cell office:value-type="float" office:value="1.5">
            <text:p>1.500000</text:p>
          </table:table-cell>
          <table:table-cell table:formula="of:=2*3.14159*0/8" office:value-type="float" office:value="0">
            <text:p>0.000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edator</text:p>
          </table:table-cell>
          <table:table-cell office:value-type="float" office:value="0">
            <text:p>0</text:p>
          </table:table-cell>
          <table:table-cell office:value-type="float" office:value="0">
            <text:p>0.000000</text:p>
          </table:table-cell>
          <table:table-cell office:value-type="float" office:value="8">
            <text:p>8.000000</text:p>
          </table:table-cell>
          <table:table-cell table:formula="of:=2*3.14159/2" office:value-type="float" office:value="3.14159">
            <text:p>3.14159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redator</text:p>
          </table:table-cell>
          <table:table-cell office:value-type="float" office:value="1">
            <text:p>1</text:p>
          </table:table-cell>
          <table:table-cell table:formula="of:=-8*0.707" office:value-type="float" office:value="-5.656">
            <text:p>-5.656000</text:p>
          </table:table-cell>
          <table:table-cell table:formula="of:=8*0.707" office:value-type="float" office:value="5.656">
            <text:p>5.656000</text:p>
          </table:table-cell>
          <table:table-cell table:formula="of:=2*3.14159*3/8" office:value-type="float" office:value="2.3561925">
            <text:p>2.35619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redator</text:p>
          </table:table-cell>
          <table:table-cell office:value-type="float" office:value="2">
            <text:p>2</text:p>
          </table:table-cell>
          <table:table-cell office:value-type="float" office:value="-8">
            <text:p>-8.000000</text:p>
          </table:table-cell>
          <table:table-cell office:value-type="float" office:value="0">
            <text:p>0.000000</text:p>
          </table:table-cell>
          <table:table-cell table:formula="of:=2*3.14159*2/8" office:value-type="float" office:value="1.570795">
            <text:p>1.57079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edator</text:p>
          </table:table-cell>
          <table:table-cell office:value-type="float" office:value="3">
            <text:p>3</text:p>
          </table:table-cell>
          <table:table-cell table:formula="of:=-8*0.707" office:value-type="float" office:value="-5.656">
            <text:p>-5.656000</text:p>
          </table:table-cell>
          <table:table-cell table:formula="of:=-8*0.707" office:value-type="float" office:value="-5.656">
            <text:p>-5.656000</text:p>
          </table:table-cell>
          <table:table-cell table:formula="of:=2*3.14159*1/8" office:value-type="float" office:value="0.7853975">
            <text:p>0.78539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edator</text:p>
          </table:table-cell>
          <table:table-cell office:value-type="float" office:value="4">
            <text:p>4</text:p>
          </table:table-cell>
          <table:table-cell office:value-type="float" office:value="0">
            <text:p>0.000000</text:p>
          </table:table-cell>
          <table:table-cell office:value-type="float" office:value="-8">
            <text:p>-8.000000</text:p>
          </table:table-cell>
          <table:table-cell table:formula="of:=2*3.14159*8/8" office:value-type="float" office:value="6.28318">
            <text:p>6.28318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redator</text:p>
          </table:table-cell>
          <table:table-cell office:value-type="float" office:value="5">
            <text:p>5</text:p>
          </table:table-cell>
          <table:table-cell table:formula="of:=8*0.707" office:value-type="float" office:value="5.656">
            <text:p>5.656000</text:p>
          </table:table-cell>
          <table:table-cell table:formula="of:=-8*0.707" office:value-type="float" office:value="-5.656">
            <text:p>-5.656000</text:p>
          </table:table-cell>
          <table:table-cell table:formula="of:=2*3.14159*7/8" office:value-type="float" office:value="5.4977825">
            <text:p>5.49778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edator</text:p>
          </table:table-cell>
          <table:table-cell office:value-type="float" office:value="6">
            <text:p>6</text:p>
          </table:table-cell>
          <table:table-cell office:value-type="float" office:value="8">
            <text:p>8.000000</text:p>
          </table:table-cell>
          <table:table-cell office:value-type="float" office:value="0">
            <text:p>0.000000</text:p>
          </table:table-cell>
          <table:table-cell table:formula="of:=2*3.14159*6/8" office:value-type="float" office:value="4.712385">
            <text:p>4.71238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redator</text:p>
          </table:table-cell>
          <table:table-cell office:value-type="float" office:value="7">
            <text:p>7</text:p>
          </table:table-cell>
          <table:table-cell table:formula="of:=8*0.707" office:value-type="float" office:value="5.656">
            <text:p>5.656000</text:p>
          </table:table-cell>
          <table:table-cell table:formula="of:=8*0.707" office:value-type="float" office:value="5.656">
            <text:p>5.656000</text:p>
          </table:table-cell>
          <table:table-cell table:formula="of:=2*3.14159*5/8" office:value-type="float" office:value="3.9269875">
            <text:p>3.926988</text:p>
          </table:table-cell>
          <table:table-cell/>
        </table:table-row>
      </table:table>
      <table:table table:name="Land-of-milk-and-honey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P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Position X</text:p>
          </table:table-cell>
          <table:table-cell table:style-name="ce1" office:value-type="string">
            <text:p>Position Z</text:p>
          </table:table-cell>
          <table:table-cell table:style-name="ce1" office:value-type="string">
            <text:p>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le</text:p>
          </table:table-cell>
          <table:table-cell office:value-type="float" office:value="5">
            <text:p>5</text:p>
          </table:table-cell>
          <table:table-cell table:style-name="ce5" office:value-type="float" office:value="28">
            <text:p>28.000000</text:p>
          </table:table-cell>
          <table:table-cell table:style-name="ce5" office:value-type="float" office:value="24">
            <text:p>24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table:number-columns-repeated="2" table:style-name="ce5" office:value-type="float" office:value="24">
            <text:p>24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table:style-name="ce5" office:value-type="float" office:value="20">
            <text:p>20.000000</text:p>
          </table:table-cell>
          <table:table-cell table:style-name="ce5" office:value-type="float" office:value="24">
            <text:p>24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table:style-name="ce5" office:value-type="float" office:value="16">
            <text:p>16.000000</text:p>
          </table:table-cell>
          <table:table-cell table:style-name="ce5" office:value-type="float" office:value="24">
            <text:p>24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table:style-name="ce5" office:value-type="float" office:value="12">
            <text:p>12.000000</text:p>
          </table:table-cell>
          <table:table-cell table:style-name="ce5" office:value-type="float" office:value="24">
            <text:p>24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table:number-columns-repeated="2" table:style-name="ce5" office:value-type="float" office:value="28">
            <text:p>28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table:style-name="ce5" office:value-type="float" office:value="24">
            <text:p>24.000000</text:p>
          </table:table-cell>
          <table:table-cell table:style-name="ce5" office:value-type="float" office:value="28">
            <text:p>28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style-name="ce5" office:value-type="float" office:value="20">
            <text:p>20.000000</text:p>
          </table:table-cell>
          <table:table-cell table:style-name="ce5" office:value-type="float" office:value="28">
            <text:p>28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table:style-name="ce5" office:value-type="float" office:value="16">
            <text:p>16.000000</text:p>
          </table:table-cell>
          <table:table-cell table:style-name="ce5" office:value-type="float" office:value="28">
            <text:p>28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table:style-name="ce5" office:value-type="float" office:value="12">
            <text:p>12.000000</text:p>
          </table:table-cell>
          <table:table-cell table:style-name="ce5" office:value-type="float" office:value="28">
            <text:p>28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enby</text:p>
          </table:table-cell>
          <table:table-cell office:value-type="float" office:value="0">
            <text:p>0</text:p>
          </table:table-cell>
          <table:table-cell table:number-columns-repeated="2" table:style-name="ce5" office:value-type="float" office:value="20">
            <text:p>20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edator</text:p>
          </table:table-cell>
          <table:table-cell office:value-type="float" office:value="0">
            <text:p>0</text:p>
          </table:table-cell>
          <table:table-cell table:number-columns-repeated="2" table:style-name="ce5" office:value-type="float" office:value="0">
            <text:p>0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redator</text:p>
          </table:table-cell>
          <table:table-cell office:value-type="float" office:value="1">
            <text:p>1</text:p>
          </table:table-cell>
          <table:table-cell table:style-name="ce5" office:value-type="float" office:value="2">
            <text:p>2.000000</text:p>
          </table:table-cell>
          <table:table-cell table:style-name="ce5" office:value-type="float" office:value="-2">
            <text:p>-2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redator</text:p>
          </table:table-cell>
          <table:table-cell office:value-type="float" office:value="2">
            <text:p>2</text:p>
          </table:table-cell>
          <table:table-cell table:style-name="ce5" office:value-type="float" office:value="4">
            <text:p>4.000000</text:p>
          </table:table-cell>
          <table:table-cell table:style-name="ce5" office:value-type="float" office:value="-4">
            <text:p>-4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edator</text:p>
          </table:table-cell>
          <table:table-cell office:value-type="float" office:value="3">
            <text:p>3</text:p>
          </table:table-cell>
          <table:table-cell table:style-name="ce5" office:value-type="float" office:value="6">
            <text:p>6.000000</text:p>
          </table:table-cell>
          <table:table-cell table:style-name="ce5" office:value-type="float" office:value="-6">
            <text:p>-6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edator</text:p>
          </table:table-cell>
          <table:table-cell office:value-type="float" office:value="4">
            <text:p>4</text:p>
          </table:table-cell>
          <table:table-cell table:style-name="ce5" office:value-type="float" office:value="8">
            <text:p>8.000000</text:p>
          </table:table-cell>
          <table:table-cell table:style-name="ce5" office:value-type="float" office:value="-8">
            <text:p>-8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redator</text:p>
          </table:table-cell>
          <table:table-cell office:value-type="float" office:value="5">
            <text:p>5</text:p>
          </table:table-cell>
          <table:table-cell table:style-name="ce5" office:value-type="float" office:value="-2">
            <text:p>-2.000000</text:p>
          </table:table-cell>
          <table:table-cell table:style-name="ce5" office:value-type="float" office:value="2">
            <text:p>2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edator</text:p>
          </table:table-cell>
          <table:table-cell office:value-type="float" office:value="6">
            <text:p>6</text:p>
          </table:table-cell>
          <table:table-cell table:style-name="ce5" office:value-type="float" office:value="-4">
            <text:p>-4.000000</text:p>
          </table:table-cell>
          <table:table-cell table:style-name="ce5" office:value-type="float" office:value="4">
            <text:p>4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redator</text:p>
          </table:table-cell>
          <table:table-cell office:value-type="float" office:value="7">
            <text:p>7</text:p>
          </table:table-cell>
          <table:table-cell table:style-name="ce5" office:value-type="float" office:value="-6">
            <text:p>-6.000000</text:p>
          </table:table-cell>
          <table:table-cell table:style-name="ce5" office:value-type="float" office:value="6">
            <text:p>6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esource</text:p>
          </table:table-cell>
          <table:table-cell office:value-type="float" office:value="0">
            <text:p>0</text:p>
          </table:table-cell>
          <table:table-cell table:number-columns-repeated="2" table:style-name="ce5" office:value-type="float" office:value="-37">
            <text:p>-3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esource</text:p>
          </table:table-cell>
          <table:table-cell office:value-type="float" office:value="1">
            <text:p>1</text:p>
          </table:table-cell>
          <table:table-cell table:style-name="ce5" office:value-type="float" office:value="-27">
            <text:p>-27.000000</text:p>
          </table:table-cell>
          <table:table-cell table:style-name="ce5" office:value-type="float" office:value="-37">
            <text:p>-3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esource</text:p>
          </table:table-cell>
          <table:table-cell office:value-type="float" office:value="2">
            <text:p>2</text:p>
          </table:table-cell>
          <table:table-cell table:style-name="ce5" office:value-type="float" office:value="-17">
            <text:p>-17.000000</text:p>
          </table:table-cell>
          <table:table-cell table:style-name="ce5" office:value-type="float" office:value="-37">
            <text:p>-3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esource</text:p>
          </table:table-cell>
          <table:table-cell office:value-type="float" office:value="3">
            <text:p>3</text:p>
          </table:table-cell>
          <table:table-cell table:style-name="ce5" office:value-type="float" office:value="-37">
            <text:p>-37.000000</text:p>
          </table:table-cell>
          <table:table-cell table:style-name="ce5" office:value-type="float" office:value="-27">
            <text:p>-2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esource</text:p>
          </table:table-cell>
          <table:table-cell office:value-type="float" office:value="4">
            <text:p>4</text:p>
          </table:table-cell>
          <table:table-cell table:number-columns-repeated="2" table:style-name="ce5" office:value-type="float" office:value="-27">
            <text:p>-2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esource</text:p>
          </table:table-cell>
          <table:table-cell office:value-type="float" office:value="5">
            <text:p>5</text:p>
          </table:table-cell>
          <table:table-cell table:style-name="ce5" office:value-type="float" office:value="-17">
            <text:p>-17.000000</text:p>
          </table:table-cell>
          <table:table-cell table:style-name="ce5" office:value-type="float" office:value="-27">
            <text:p>-2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esource</text:p>
          </table:table-cell>
          <table:table-cell office:value-type="float" office:value="6">
            <text:p>6</text:p>
          </table:table-cell>
          <table:table-cell table:style-name="ce5" office:value-type="float" office:value="-37">
            <text:p>-37.000000</text:p>
          </table:table-cell>
          <table:table-cell table:style-name="ce5" office:value-type="float" office:value="-17">
            <text:p>-1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esource</text:p>
          </table:table-cell>
          <table:table-cell office:value-type="float" office:value="7">
            <text:p>7</text:p>
          </table:table-cell>
          <table:table-cell table:style-name="ce5" office:value-type="float" office:value="-27">
            <text:p>-27.000000</text:p>
          </table:table-cell>
          <table:table-cell table:style-name="ce5" office:value-type="float" office:value="-17">
            <text:p>-1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source</text:p>
          </table:table-cell>
          <table:table-cell office:value-type="float" office:value="8">
            <text:p>8</text:p>
          </table:table-cell>
          <table:table-cell table:number-columns-repeated="2" table:style-name="ce5" office:value-type="float" office:value="-17">
            <text:p>-1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esource</text:p>
          </table:table-cell>
          <table:table-cell office:value-type="float" office:value="9">
            <text:p>9</text:p>
          </table:table-cell>
          <table:table-cell table:style-name="ce5" office:value-type="float" office:value="-37">
            <text:p>-37.000000</text:p>
          </table:table-cell>
          <table:table-cell table:style-name="ce5" office:value-type="float" office:value="-7">
            <text:p>-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esource</text:p>
          </table:table-cell>
          <table:table-cell office:value-type="float" office:value="10">
            <text:p>10</text:p>
          </table:table-cell>
          <table:table-cell table:style-name="ce5" office:value-type="float" office:value="-27">
            <text:p>-27.000000</text:p>
          </table:table-cell>
          <table:table-cell table:style-name="ce5" office:value-type="float" office:value="-7">
            <text:p>-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esource</text:p>
          </table:table-cell>
          <table:table-cell office:value-type="float" office:value="11">
            <text:p>11</text:p>
          </table:table-cell>
          <table:table-cell table:style-name="ce5" office:value-type="float" office:value="-17">
            <text:p>-17.000000</text:p>
          </table:table-cell>
          <table:table-cell table:style-name="ce5" office:value-type="float" office:value="-7">
            <text:p>-7.000000</text:p>
          </table:table-cell>
          <table:table-cell table:style-name="ce5" table:formula="of:=2*3.14159*0/8" office:value-type="float" office:value="0">
            <text:p>0.000000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ubedata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8"/>
        <table:table-column table:style-name="co11" table:default-cell-style-name="ce2"/>
        <table:table-column table:style-name="co12" table:default-cell-style-name="Default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row table:style-name="ro2">
          <table:table-cell table:style-name="ce1" office:value-type="string">
            <text:p>dataset</text:p>
          </table:table-cell>
          <table:table-cell table:style-name="ce1" office:value-type="string">
            <text:p>cube_player</text:p>
          </table:table-cell>
          <table:table-cell table:style-name="ce1" office:value-type="string">
            <text:p>cube_uuid</text:p>
          </table:table-cell>
          <table:table-cell table:style-name="ce1" office:value-type="string">
            <text:p>cube_emoticon</text:p>
          </table:table-cell>
          <table:table-cell table:style-name="ce1" office:value-type="string">
            <text:p>cube_firstname</text:p>
          </table:table-cell>
          <table:table-cell table:style-name="ce6" office:value-type="string">
            <text:p>cube_scale_factor</text:p>
          </table:table-cell>
          <table:table-cell table:style-name="ce1" office:value-type="string">
            <text:p>cube_type</text:p>
          </table:table-cell>
          <table:table-cell table:style-name="ce1" office:value-type="string">
            <text:p>cube_color_class</text:p>
          </table:table-cell>
          <table:table-cell table:style-name="ce6" office:value-type="string">
            <text:p>cube_color[0]</text:p>
          </table:table-cell>
          <table:table-cell table:style-name="ce6" office:value-type="string">
            <text:p>cube_color[1]</text:p>
          </table:table-cell>
          <table:table-cell table:style-name="ce6" office:value-type="string">
            <text:p>cube_color[2]</text:p>
          </table:table-cell>
          <table:table-cell table:style-name="ce1" office:value-type="string">
            <text:p>cube_material</text:p>
          </table:table-cell>
          <table:table-cell table:style-name="ce1" office:value-type="string">
            <text:p>cube_surface</text:p>
          </table:table-cell>
          <table:table-cell table:style-name="ce1" office:value-type="string">
            <text:p>spatial_position[0]</text:p>
          </table:table-cell>
          <table:table-cell table:style-name="ce1" office:value-type="string">
            <text:p>spatial_position[1]</text:p>
          </table:table-cell>
          <table:table-cell table:style-name="ce1" office:value-type="string">
            <text:p>spatial_position[2]</text:p>
          </table:table-cell>
          <table:table-cell table:style-name="ce1" office:value-type="string">
            <text:p>spatial_radius</text:p>
          </table:table-cell>
          <table:table-cell table:style-name="ce1" office:value-type="string">
            <text:p>resource_energy</text:p>
          </table:table-cell>
          <table:table-cell table:style-name="ce1" office:value-type="string">
            <text:p>texture_filename</text:p>
          </table:table-cell>
        </table:table-row>
        <table:table-row table:style-name="ro1">
          <table:table-cell office:value-type="string">
            <text:p>female-1f31d</text:p>
          </table:table-cell>
          <table:table-cell office:value-type="string">
            <text:p>female</text:p>
          </table:table-cell>
          <table:table-cell office:value-type="string">
            <text:p>9c220cfb-e22e-40ac-bfc4-09fd40bd5fa8</text:p>
          </table:table-cell>
          <table:table-cell office:value-type="string">
            <text:p>1f31d</text:p>
          </table:table-cell>
          <table:table-cell office:value-type="string">
            <text:p>Mary</text:p>
          </table:table-cell>
          <table:table-cell office:value-type="float" office:value="0.53965">
            <text:p>0.53965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63137">
            <text:p>0.6313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4065">
            <text:p>0.54065</text:p>
          </table:table-cell>
          <table:table-cell office:value-type="float" office:value="0">
            <text:p>0</text:p>
          </table:table-cell>
          <table:table-cell office:value-type="float" office:value="0.76318">
            <text:p>0.76318</text:p>
          </table:table-cell>
          <table:table-cell office:value-type="float" office:value="100">
            <text:p>100</text:p>
          </table:table-cell>
          <table:table-cell office:value-type="string">
            <text:p>training/textures/1f31d-texture.png</text:p>
          </table:table-cell>
        </table:table-row>
        <table:table-row table:style-name="ro1">
          <table:table-cell office:value-type="string">
            <text:p>female-1f31e</text:p>
          </table:table-cell>
          <table:table-cell office:value-type="string">
            <text:p>female</text:p>
          </table:table-cell>
          <table:table-cell office:value-type="string">
            <text:p>1e2a7d1f-bb71-4b78-aee8-72487a7a91d9</text:p>
          </table:table-cell>
          <table:table-cell office:value-type="string">
            <text:p>1f31e</text:p>
          </table:table-cell>
          <table:table-cell office:value-type="string">
            <text:p>Anna</text:p>
          </table:table-cell>
          <table:table-cell office:value-type="float" office:value="1.16329">
            <text:p>1.16329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64314">
            <text:p>0.6431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6429">
            <text:p>1.16429</text:p>
          </table:table-cell>
          <table:table-cell office:value-type="float" office:value="0">
            <text:p>0</text:p>
          </table:table-cell>
          <table:table-cell office:value-type="float" office:value="1.64515">
            <text:p>1.64515</text:p>
          </table:table-cell>
          <table:table-cell office:value-type="float" office:value="100">
            <text:p>100</text:p>
          </table:table-cell>
          <table:table-cell office:value-type="string">
            <text:p>training/textures/1f31e-texture.png</text:p>
          </table:table-cell>
        </table:table-row>
        <table:table-row table:style-name="ro1">
          <table:table-cell office:value-type="string">
            <text:p>female-1f600</text:p>
          </table:table-cell>
          <table:table-cell office:value-type="string">
            <text:p>female</text:p>
          </table:table-cell>
          <table:table-cell office:value-type="string">
            <text:p>027cb24d-2866-4873-a488-7b16511f3065</text:p>
          </table:table-cell>
          <table:table-cell office:value-type="string">
            <text:p>1f600</text:p>
          </table:table-cell>
          <table:table-cell office:value-type="string">
            <text:p>Emma</text:p>
          </table:table-cell>
          <table:table-cell office:value-type="float" office:value="1.09648">
            <text:p>1.09648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">
            <text:p>0.8000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9748">
            <text:p>1.09748</text:p>
          </table:table-cell>
          <table:table-cell office:value-type="float" office:value="0">
            <text:p>0</text:p>
          </table:table-cell>
          <table:table-cell office:value-type="float" office:value="1.55066">
            <text:p>1.55066</text:p>
          </table:table-cell>
          <table:table-cell office:value-type="float" office:value="100">
            <text:p>100</text:p>
          </table:table-cell>
          <table:table-cell office:value-type="string">
            <text:p>training/textures/1f600-texture.png</text:p>
          </table:table-cell>
        </table:table-row>
        <table:table-row table:style-name="ro1">
          <table:table-cell office:value-type="string">
            <text:p>female-1f602</text:p>
          </table:table-cell>
          <table:table-cell office:value-type="string">
            <text:p>female</text:p>
          </table:table-cell>
          <table:table-cell office:value-type="string">
            <text:p>4e879950-e97e-4937-a9f4-48d17de5b7d1</text:p>
          </table:table-cell>
          <table:table-cell office:value-type="string">
            <text:p>1f602</text:p>
          </table:table-cell>
          <table:table-cell office:value-type="string">
            <text:p>Elizabeth</text:p>
          </table:table-cell>
          <table:table-cell office:value-type="float" office:value="0.57385">
            <text:p>0.57385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66667">
            <text:p>0.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7485">
            <text:p>0.57485</text:p>
          </table:table-cell>
          <table:table-cell office:value-type="float" office:value="0">
            <text:p>0</text:p>
          </table:table-cell>
          <table:table-cell office:value-type="float" office:value="0.81155">
            <text:p>0.81155</text:p>
          </table:table-cell>
          <table:table-cell office:value-type="float" office:value="100">
            <text:p>100</text:p>
          </table:table-cell>
          <table:table-cell office:value-type="string">
            <text:p>training/textures/1f602-texture.png</text:p>
          </table:table-cell>
        </table:table-row>
        <table:table-row table:style-name="ro1">
          <table:table-cell office:value-type="string">
            <text:p>female-1f605</text:p>
          </table:table-cell>
          <table:table-cell office:value-type="string">
            <text:p>female</text:p>
          </table:table-cell>
          <table:table-cell office:value-type="string">
            <text:p>07cc469f-afc8-4470-bd1f-a2d53f46303c</text:p>
          </table:table-cell>
          <table:table-cell office:value-type="string">
            <text:p>1f605</text:p>
          </table:table-cell>
          <table:table-cell office:value-type="string">
            <text:p>Minnie</text:p>
          </table:table-cell>
          <table:table-cell office:value-type="float" office:value="1.17795">
            <text:p>1.17795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77255">
            <text:p>0.7725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7895">
            <text:p>1.17895</text:p>
          </table:table-cell>
          <table:table-cell office:value-type="float" office:value="0">
            <text:p>0</text:p>
          </table:table-cell>
          <table:table-cell office:value-type="float" office:value="1.66587">
            <text:p>1.66587</text:p>
          </table:table-cell>
          <table:table-cell office:value-type="float" office:value="100">
            <text:p>100</text:p>
          </table:table-cell>
          <table:table-cell office:value-type="string">
            <text:p>training/textures/1f605-texture.png</text:p>
          </table:table-cell>
        </table:table-row>
        <table:table-row table:style-name="ro1">
          <table:table-cell office:value-type="string">
            <text:p>female-1f607</text:p>
          </table:table-cell>
          <table:table-cell office:value-type="string">
            <text:p>female</text:p>
          </table:table-cell>
          <table:table-cell office:value-type="string">
            <text:p>df2c8f11-9139-44f0-aa9b-3fd8d66ef4f2</text:p>
          </table:table-cell>
          <table:table-cell office:value-type="string">
            <text:p>1f607</text:p>
          </table:table-cell>
          <table:table-cell office:value-type="string">
            <text:p>Margaret</text:p>
          </table:table-cell>
          <table:table-cell office:value-type="float" office:value="0.98379">
            <text:p>0.98379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5882">
            <text:p>0.8588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8479">
            <text:p>0.98479</text:p>
          </table:table-cell>
          <table:table-cell office:value-type="float" office:value="0">
            <text:p>0</text:p>
          </table:table-cell>
          <table:table-cell office:value-type="float" office:value="1.39129">
            <text:p>1.39129</text:p>
          </table:table-cell>
          <table:table-cell office:value-type="float" office:value="100">
            <text:p>100</text:p>
          </table:table-cell>
          <table:table-cell office:value-type="string">
            <text:p>training/textures/1f607-texture.png</text:p>
          </table:table-cell>
        </table:table-row>
        <table:table-row table:style-name="ro1">
          <table:table-cell office:value-type="string">
            <text:p>female-1f60c</text:p>
          </table:table-cell>
          <table:table-cell office:value-type="string">
            <text:p>female</text:p>
          </table:table-cell>
          <table:table-cell office:value-type="string">
            <text:p>9a8328ff-4269-41c5-97a8-dc8cb917e645</text:p>
          </table:table-cell>
          <table:table-cell office:value-type="string">
            <text:p>1f60c</text:p>
          </table:table-cell>
          <table:table-cell office:value-type="string">
            <text:p>Ida</text:p>
          </table:table-cell>
          <table:table-cell office:value-type="float" office:value="1.07632">
            <text:p>1.07632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94902">
            <text:p>0.949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7732">
            <text:p>1.07732</text:p>
          </table:table-cell>
          <table:table-cell office:value-type="float" office:value="0">
            <text:p>0</text:p>
          </table:table-cell>
          <table:table-cell office:value-type="float" office:value="1.52214">
            <text:p>1.52214</text:p>
          </table:table-cell>
          <table:table-cell office:value-type="float" office:value="100">
            <text:p>100</text:p>
          </table:table-cell>
          <table:table-cell office:value-type="string">
            <text:p>training/textures/1f60c-texture.png</text:p>
          </table:table-cell>
        </table:table-row>
        <table:table-row table:style-name="ro1">
          <table:table-cell office:value-type="string">
            <text:p>female-1f60d</text:p>
          </table:table-cell>
          <table:table-cell office:value-type="string">
            <text:p>female</text:p>
          </table:table-cell>
          <table:table-cell office:value-type="string">
            <text:p>8fc445e3-89c6-4830-8606-469d782248d0</text:p>
          </table:table-cell>
          <table:table-cell office:value-type="string">
            <text:p>1f60d</text:p>
          </table:table-cell>
          <table:table-cell office:value-type="string">
            <text:p>Alice</text:p>
          </table:table-cell>
          <table:table-cell office:value-type="float" office:value="1.18003">
            <text:p>1.18003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3922">
            <text:p>0.8392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8103">
            <text:p>1.18103</text:p>
          </table:table-cell>
          <table:table-cell office:value-type="float" office:value="0">
            <text:p>0</text:p>
          </table:table-cell>
          <table:table-cell office:value-type="float" office:value="1.66881">
            <text:p>1.66881</text:p>
          </table:table-cell>
          <table:table-cell office:value-type="float" office:value="100">
            <text:p>100</text:p>
          </table:table-cell>
          <table:table-cell office:value-type="string">
            <text:p>training/textures/1f60d-texture.png</text:p>
          </table:table-cell>
        </table:table-row>
        <table:table-row table:style-name="ro1">
          <table:table-cell office:value-type="string">
            <text:p>female-1f60f</text:p>
          </table:table-cell>
          <table:table-cell office:value-type="string">
            <text:p>female</text:p>
          </table:table-cell>
          <table:table-cell office:value-type="string">
            <text:p>d2606760-2020-4e79-8db9-db3d09d14224</text:p>
          </table:table-cell>
          <table:table-cell office:value-type="string">
            <text:p>1f60f</text:p>
          </table:table-cell>
          <table:table-cell office:value-type="string">
            <text:p>Bertha</text:p>
          </table:table-cell>
          <table:table-cell office:value-type="float" office:value="0.51897">
            <text:p>0.51897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63922">
            <text:p>0.6392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1997">
            <text:p>0.51997</text:p>
          </table:table-cell>
          <table:table-cell office:value-type="float" office:value="0">
            <text:p>0</text:p>
          </table:table-cell>
          <table:table-cell office:value-type="float" office:value="0.73393">
            <text:p>0.73393</text:p>
          </table:table-cell>
          <table:table-cell office:value-type="float" office:value="100">
            <text:p>100</text:p>
          </table:table-cell>
          <table:table-cell office:value-type="string">
            <text:p>training/textures/1f60f-texture.png</text:p>
          </table:table-cell>
        </table:table-row>
        <table:table-row table:style-name="ro1">
          <table:table-cell office:value-type="string">
            <text:p>female-1f613</text:p>
          </table:table-cell>
          <table:table-cell office:value-type="string">
            <text:p>female</text:p>
          </table:table-cell>
          <table:table-cell office:value-type="string">
            <text:p>a63f6f7b-3e06-4395-862d-8547c5d7b4f1</text:p>
          </table:table-cell>
          <table:table-cell office:value-type="string">
            <text:p>1f613</text:p>
          </table:table-cell>
          <table:table-cell office:value-type="string">
            <text:p>Sarah</text:p>
          </table:table-cell>
          <table:table-cell office:value-type="float" office:value="0.62025">
            <text:p>0.62025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66667">
            <text:p>0.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62125">
            <text:p>0.62125</text:p>
          </table:table-cell>
          <table:table-cell office:value-type="float" office:value="0">
            <text:p>0</text:p>
          </table:table-cell>
          <table:table-cell office:value-type="float" office:value="0.87716">
            <text:p>0.87716</text:p>
          </table:table-cell>
          <table:table-cell office:value-type="float" office:value="100">
            <text:p>100</text:p>
          </table:table-cell>
          <table:table-cell office:value-type="string">
            <text:p>training/textures/1f613-texture.png</text:p>
          </table:table-cell>
        </table:table-row>
        <table:table-row table:style-name="ro1">
          <table:table-cell office:value-type="string">
            <text:p>female-1f614</text:p>
          </table:table-cell>
          <table:table-cell office:value-type="string">
            <text:p>female</text:p>
          </table:table-cell>
          <table:table-cell office:value-type="string">
            <text:p>826ee82b-754b-4f6e-90db-d0f0954ece85</text:p>
          </table:table-cell>
          <table:table-cell office:value-type="string">
            <text:p>1f614</text:p>
          </table:table-cell>
          <table:table-cell office:value-type="string">
            <text:p>Annie</text:p>
          </table:table-cell>
          <table:table-cell office:value-type="float" office:value="0.92105">
            <text:p>0.92105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71765">
            <text:p>0.7176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2205">
            <text:p>0.92205</text:p>
          </table:table-cell>
          <table:table-cell office:value-type="float" office:value="0">
            <text:p>0</text:p>
          </table:table-cell>
          <table:table-cell office:value-type="float" office:value="1.30257">
            <text:p>1.30257</text:p>
          </table:table-cell>
          <table:table-cell office:value-type="float" office:value="100">
            <text:p>100</text:p>
          </table:table-cell>
          <table:table-cell office:value-type="string">
            <text:p>training/textures/1f614-texture.png</text:p>
          </table:table-cell>
        </table:table-row>
        <table:table-row table:style-name="ro1">
          <table:table-cell office:value-type="string">
            <text:p>female-1f618</text:p>
          </table:table-cell>
          <table:table-cell office:value-type="string">
            <text:p>female</text:p>
          </table:table-cell>
          <table:table-cell office:value-type="string">
            <text:p>8b4c0943-2701-4ed5-82b2-05ca96320f01</text:p>
          </table:table-cell>
          <table:table-cell office:value-type="string">
            <text:p>1f618</text:p>
          </table:table-cell>
          <table:table-cell office:value-type="string">
            <text:p>Clara</text:p>
          </table:table-cell>
          <table:table-cell office:value-type="float" office:value="1.1519">
            <text:p>1.15190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8235">
            <text:p>0.8823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529">
            <text:p>1.1529</text:p>
          </table:table-cell>
          <table:table-cell office:value-type="float" office:value="0">
            <text:p>0</text:p>
          </table:table-cell>
          <table:table-cell office:value-type="float" office:value="1.62903">
            <text:p>1.62903</text:p>
          </table:table-cell>
          <table:table-cell office:value-type="float" office:value="100">
            <text:p>100</text:p>
          </table:table-cell>
          <table:table-cell office:value-type="string">
            <text:p>training/textures/1f618-texture.png</text:p>
          </table:table-cell>
        </table:table-row>
        <table:table-row table:style-name="ro1">
          <table:table-cell office:value-type="string">
            <text:p>female-1f61e</text:p>
          </table:table-cell>
          <table:table-cell office:value-type="string">
            <text:p>female</text:p>
          </table:table-cell>
          <table:table-cell office:value-type="string">
            <text:p>0d9cce12-b51b-4184-b32b-bb9eeeecfbb7</text:p>
          </table:table-cell>
          <table:table-cell office:value-type="string">
            <text:p>1f61e</text:p>
          </table:table-cell>
          <table:table-cell office:value-type="string">
            <text:p>Ella</text:p>
          </table:table-cell>
          <table:table-cell office:value-type="float" office:value="0.53668">
            <text:p>0.53668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64706">
            <text:p>0.6470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3768">
            <text:p>0.53768</text:p>
          </table:table-cell>
          <table:table-cell office:value-type="float" office:value="0">
            <text:p>0</text:p>
          </table:table-cell>
          <table:table-cell office:value-type="float" office:value="0.75898">
            <text:p>0.75898</text:p>
          </table:table-cell>
          <table:table-cell office:value-type="float" office:value="100">
            <text:p>100</text:p>
          </table:table-cell>
          <table:table-cell office:value-type="string">
            <text:p>training/textures/1f61e-texture.png</text:p>
          </table:table-cell>
        </table:table-row>
        <table:table-row table:style-name="ro1">
          <table:table-cell office:value-type="string">
            <text:p>female-1f61f</text:p>
          </table:table-cell>
          <table:table-cell office:value-type="string">
            <text:p>female</text:p>
          </table:table-cell>
          <table:table-cell office:value-type="string">
            <text:p>ddc3094b-dd35-4758-bcfc-f265c71f2431</text:p>
          </table:table-cell>
          <table:table-cell office:value-type="string">
            <text:p>1f61f</text:p>
          </table:table-cell>
          <table:table-cell office:value-type="string">
            <text:p>Florence</text:p>
          </table:table-cell>
          <table:table-cell office:value-type="float" office:value="0.77934">
            <text:p>0.77934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72157">
            <text:p>0.7215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78034">
            <text:p>0.78034</text:p>
          </table:table-cell>
          <table:table-cell office:value-type="float" office:value="0">
            <text:p>0</text:p>
          </table:table-cell>
          <table:table-cell office:value-type="float" office:value="1.10215">
            <text:p>1.10215</text:p>
          </table:table-cell>
          <table:table-cell office:value-type="float" office:value="100">
            <text:p>100</text:p>
          </table:table-cell>
          <table:table-cell office:value-type="string">
            <text:p>training/textures/1f61f-texture.png</text:p>
          </table:table-cell>
        </table:table-row>
        <table:table-row table:style-name="ro1">
          <table:table-cell office:value-type="string">
            <text:p>female-1f622</text:p>
          </table:table-cell>
          <table:table-cell office:value-type="string">
            <text:p>female</text:p>
          </table:table-cell>
          <table:table-cell office:value-type="string">
            <text:p>7176d17a-5a11-41f3-9748-c2c993c99257</text:p>
          </table:table-cell>
          <table:table-cell office:value-type="string">
            <text:p>1f622</text:p>
          </table:table-cell>
          <table:table-cell office:value-type="string">
            <text:p>Cora</text:p>
          </table:table-cell>
          <table:table-cell office:value-type="float" office:value="1.10822">
            <text:p>1.10822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3137">
            <text:p>0.8313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0922">
            <text:p>1.10922</text:p>
          </table:table-cell>
          <table:table-cell office:value-type="float" office:value="0">
            <text:p>0</text:p>
          </table:table-cell>
          <table:table-cell office:value-type="float" office:value="1.56726">
            <text:p>1.56726</text:p>
          </table:table-cell>
          <table:table-cell office:value-type="float" office:value="100">
            <text:p>100</text:p>
          </table:table-cell>
          <table:table-cell office:value-type="string">
            <text:p>training/textures/1f622-texture.png</text:p>
          </table:table-cell>
        </table:table-row>
        <table:table-row table:style-name="ro1">
          <table:table-cell office:value-type="string">
            <text:p>female-1f623</text:p>
          </table:table-cell>
          <table:table-cell office:value-type="string">
            <text:p>female</text:p>
          </table:table-cell>
          <table:table-cell office:value-type="string">
            <text:p>ae88c38f-5203-40f2-b8fe-dfb1e1366c80</text:p>
          </table:table-cell>
          <table:table-cell office:value-type="string">
            <text:p>1f623</text:p>
          </table:table-cell>
          <table:table-cell office:value-type="string">
            <text:p>Martha</text:p>
          </table:table-cell>
          <table:table-cell office:value-type="float" office:value="1.06785">
            <text:p>1.06785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0392">
            <text:p>0.8039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6885">
            <text:p>1.06885</text:p>
          </table:table-cell>
          <table:table-cell office:value-type="float" office:value="0">
            <text:p>0</text:p>
          </table:table-cell>
          <table:table-cell office:value-type="float" office:value="1.51016">
            <text:p>1.51016</text:p>
          </table:table-cell>
          <table:table-cell office:value-type="float" office:value="100">
            <text:p>100</text:p>
          </table:table-cell>
          <table:table-cell office:value-type="string">
            <text:p>training/textures/1f623-texture.png</text:p>
          </table:table-cell>
        </table:table-row>
        <table:table-row table:style-name="ro1">
          <table:table-cell office:value-type="string">
            <text:p>female-1f625</text:p>
          </table:table-cell>
          <table:table-cell office:value-type="string">
            <text:p>female</text:p>
          </table:table-cell>
          <table:table-cell office:value-type="string">
            <text:p>44d9d229-6e8b-4718-8dfd-f472bc8b5f2c</text:p>
          </table:table-cell>
          <table:table-cell office:value-type="string">
            <text:p>1f625</text:p>
          </table:table-cell>
          <table:table-cell office:value-type="string">
            <text:p>Laura</text:p>
          </table:table-cell>
          <table:table-cell office:value-type="float" office:value="0.88005">
            <text:p>0.88005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72157">
            <text:p>0.7215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88105">
            <text:p>0.88105</text:p>
          </table:table-cell>
          <table:table-cell office:value-type="float" office:value="0">
            <text:p>0</text:p>
          </table:table-cell>
          <table:table-cell office:value-type="float" office:value="1.24457">
            <text:p>1.24457</text:p>
          </table:table-cell>
          <table:table-cell office:value-type="float" office:value="100">
            <text:p>100</text:p>
          </table:table-cell>
          <table:table-cell office:value-type="string">
            <text:p>training/textures/1f625-texture.png</text:p>
          </table:table-cell>
        </table:table-row>
        <table:table-row table:style-name="ro1">
          <table:table-cell office:value-type="string">
            <text:p>female-1f626</text:p>
          </table:table-cell>
          <table:table-cell office:value-type="string">
            <text:p>female</text:p>
          </table:table-cell>
          <table:table-cell office:value-type="string">
            <text:p>e9d7b8ff-80f4-41ad-b48f-68e935262daa</text:p>
          </table:table-cell>
          <table:table-cell office:value-type="string">
            <text:p>1f626</text:p>
          </table:table-cell>
          <table:table-cell office:value-type="string">
            <text:p>Nellie</text:p>
          </table:table-cell>
          <table:table-cell office:value-type="float" office:value="0.58248">
            <text:p>0.58248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4314">
            <text:p>0.8431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8348">
            <text:p>0.58348</text:p>
          </table:table-cell>
          <table:table-cell office:value-type="float" office:value="0">
            <text:p>0</text:p>
          </table:table-cell>
          <table:table-cell office:value-type="float" office:value="0.82375">
            <text:p>0.82375</text:p>
          </table:table-cell>
          <table:table-cell office:value-type="float" office:value="100">
            <text:p>100</text:p>
          </table:table-cell>
          <table:table-cell office:value-type="string">
            <text:p>training/textures/1f626-texture.png</text:p>
          </table:table-cell>
        </table:table-row>
        <table:table-row table:style-name="ro1">
          <table:table-cell office:value-type="string">
            <text:p>female-1f627</text:p>
          </table:table-cell>
          <table:table-cell office:value-type="string">
            <text:p>female</text:p>
          </table:table-cell>
          <table:table-cell office:value-type="string">
            <text:p>065d7b6b-69ab-4dcd-87a9-62fb1e00d02f</text:p>
          </table:table-cell>
          <table:table-cell office:value-type="string">
            <text:p>1f627</text:p>
          </table:table-cell>
          <table:table-cell office:value-type="string">
            <text:p>Grace</text:p>
          </table:table-cell>
          <table:table-cell office:value-type="float" office:value="1.1207">
            <text:p>1.12070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8627">
            <text:p>0.8862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217">
            <text:p>1.1217</text:p>
          </table:table-cell>
          <table:table-cell office:value-type="float" office:value="0">
            <text:p>0</text:p>
          </table:table-cell>
          <table:table-cell office:value-type="float" office:value="1.5849">
            <text:p>1.5849</text:p>
          </table:table-cell>
          <table:table-cell office:value-type="float" office:value="100">
            <text:p>100</text:p>
          </table:table-cell>
          <table:table-cell office:value-type="string">
            <text:p>training/textures/1f627-texture.png</text:p>
          </table:table-cell>
        </table:table-row>
        <table:table-row table:style-name="ro1">
          <table:table-cell office:value-type="string">
            <text:p>female-1f628</text:p>
          </table:table-cell>
          <table:table-cell office:value-type="string">
            <text:p>female</text:p>
          </table:table-cell>
          <table:table-cell office:value-type="string">
            <text:p>c02ade6a-bd0b-41bf-bde6-489bc3fa849e</text:p>
          </table:table-cell>
          <table:table-cell office:value-type="string">
            <text:p>1f628</text:p>
          </table:table-cell>
          <table:table-cell office:value-type="string">
            <text:p>Carrie</text:p>
          </table:table-cell>
          <table:table-cell office:value-type="float" office:value="1.17521">
            <text:p>1.17521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78431">
            <text:p>0.7843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7621">
            <text:p>1.17621</text:p>
          </table:table-cell>
          <table:table-cell office:value-type="float" office:value="0">
            <text:p>0</text:p>
          </table:table-cell>
          <table:table-cell office:value-type="float" office:value="1.66199">
            <text:p>1.66199</text:p>
          </table:table-cell>
          <table:table-cell office:value-type="float" office:value="100">
            <text:p>100</text:p>
          </table:table-cell>
          <table:table-cell office:value-type="string">
            <text:p>training/textures/1f628-texture.png</text:p>
          </table:table-cell>
        </table:table-row>
        <table:table-row table:style-name="ro1">
          <table:table-cell office:value-type="string">
            <text:p>female-1f62a</text:p>
          </table:table-cell>
          <table:table-cell office:value-type="string">
            <text:p>female</text:p>
          </table:table-cell>
          <table:table-cell office:value-type="string">
            <text:p>19e19646-d3f8-43b1-8157-53224c72b939</text:p>
          </table:table-cell>
          <table:table-cell office:value-type="string">
            <text:p>1f62a</text:p>
          </table:table-cell>
          <table:table-cell office:value-type="string">
            <text:p>Maude</text:p>
          </table:table-cell>
          <table:table-cell office:value-type="float" office:value="0.69583">
            <text:p>0.69583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1176">
            <text:p>0.8117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69683">
            <text:p>0.69683</text:p>
          </table:table-cell>
          <table:table-cell office:value-type="float" office:value="0">
            <text:p>0</text:p>
          </table:table-cell>
          <table:table-cell office:value-type="float" office:value="0.98406">
            <text:p>0.98406</text:p>
          </table:table-cell>
          <table:table-cell office:value-type="float" office:value="100">
            <text:p>100</text:p>
          </table:table-cell>
          <table:table-cell office:value-type="string">
            <text:p>training/textures/1f62a-texture.png</text:p>
          </table:table-cell>
        </table:table-row>
        <table:table-row table:style-name="ro1">
          <table:table-cell office:value-type="string">
            <text:p>female-1f62b</text:p>
          </table:table-cell>
          <table:table-cell office:value-type="string">
            <text:p>female</text:p>
          </table:table-cell>
          <table:table-cell office:value-type="string">
            <text:p>4d9b8d68-c754-4c3a-a38c-452b161513b3</text:p>
          </table:table-cell>
          <table:table-cell office:value-type="string">
            <text:p>1f62b</text:p>
          </table:table-cell>
          <table:table-cell office:value-type="string">
            <text:p>Mabel</text:p>
          </table:table-cell>
          <table:table-cell office:value-type="float" office:value="0.65153">
            <text:p>0.65153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92157">
            <text:p>0.9215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65253">
            <text:p>0.65253</text:p>
          </table:table-cell>
          <table:table-cell office:value-type="float" office:value="0">
            <text:p>0</text:p>
          </table:table-cell>
          <table:table-cell office:value-type="float" office:value="0.92141">
            <text:p>0.92141</text:p>
          </table:table-cell>
          <table:table-cell office:value-type="float" office:value="100">
            <text:p>100</text:p>
          </table:table-cell>
          <table:table-cell office:value-type="string">
            <text:p>training/textures/1f62b-texture.png</text:p>
          </table:table-cell>
        </table:table-row>
        <table:table-row table:style-name="ro1">
          <table:table-cell office:value-type="string">
            <text:p>female-1f62d</text:p>
          </table:table-cell>
          <table:table-cell office:value-type="string">
            <text:p>female</text:p>
          </table:table-cell>
          <table:table-cell office:value-type="string">
            <text:p>f2c93f62-14d6-4474-9e09-11c84c046304</text:p>
          </table:table-cell>
          <table:table-cell office:value-type="string">
            <text:p>1f62d</text:p>
          </table:table-cell>
          <table:table-cell office:value-type="string">
            <text:p>Bessie</text:p>
          </table:table-cell>
          <table:table-cell office:value-type="float" office:value="0.628">
            <text:p>0.62800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77647">
            <text:p>0.7764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629">
            <text:p>0.629</text:p>
          </table:table-cell>
          <table:table-cell office:value-type="float" office:value="0">
            <text:p>0</text:p>
          </table:table-cell>
          <table:table-cell office:value-type="float" office:value="0.88812">
            <text:p>0.88812</text:p>
          </table:table-cell>
          <table:table-cell office:value-type="float" office:value="100">
            <text:p>100</text:p>
          </table:table-cell>
          <table:table-cell office:value-type="string">
            <text:p>training/textures/1f62d-texture.png</text:p>
          </table:table-cell>
        </table:table-row>
        <table:table-row table:style-name="ro1">
          <table:table-cell office:value-type="string">
            <text:p>female-1f62e</text:p>
          </table:table-cell>
          <table:table-cell office:value-type="string">
            <text:p>female</text:p>
          </table:table-cell>
          <table:table-cell office:value-type="string">
            <text:p>eb11154a-c565-4021-afbc-8620d3f9527f</text:p>
          </table:table-cell>
          <table:table-cell office:value-type="string">
            <text:p>1f62e</text:p>
          </table:table-cell>
          <table:table-cell office:value-type="string">
            <text:p>Jennie</text:p>
          </table:table-cell>
          <table:table-cell office:value-type="float" office:value="1.07188">
            <text:p>1.07188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7451">
            <text:p>0.8745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7288">
            <text:p>1.07288</text:p>
          </table:table-cell>
          <table:table-cell office:value-type="float" office:value="0">
            <text:p>0</text:p>
          </table:table-cell>
          <table:table-cell office:value-type="float" office:value="1.51587">
            <text:p>1.51587</text:p>
          </table:table-cell>
          <table:table-cell office:value-type="float" office:value="100">
            <text:p>100</text:p>
          </table:table-cell>
          <table:table-cell office:value-type="string">
            <text:p>training/textures/1f62e-texture.png</text:p>
          </table:table-cell>
        </table:table-row>
        <table:table-row table:style-name="ro1">
          <table:table-cell office:value-type="string">
            <text:p>female-1f62f</text:p>
          </table:table-cell>
          <table:table-cell office:value-type="string">
            <text:p>female</text:p>
          </table:table-cell>
          <table:table-cell office:value-type="string">
            <text:p>4ff289a6-9b2e-4afe-b5c6-2da49d3cdf9f</text:p>
          </table:table-cell>
          <table:table-cell office:value-type="string">
            <text:p>1f62f</text:p>
          </table:table-cell>
          <table:table-cell office:value-type="string">
            <text:p>Gertrude</text:p>
          </table:table-cell>
          <table:table-cell office:value-type="float" office:value="0.96886">
            <text:p>0.96886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66667">
            <text:p>0.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6986">
            <text:p>0.96986</text:p>
          </table:table-cell>
          <table:table-cell office:value-type="float" office:value="0">
            <text:p>0</text:p>
          </table:table-cell>
          <table:table-cell office:value-type="float" office:value="1.37018">
            <text:p>1.37018</text:p>
          </table:table-cell>
          <table:table-cell office:value-type="float" office:value="100">
            <text:p>100</text:p>
          </table:table-cell>
          <table:table-cell office:value-type="string">
            <text:p>training/textures/1f62f-texture.png</text:p>
          </table:table-cell>
        </table:table-row>
        <table:table-row table:style-name="ro1">
          <table:table-cell office:value-type="string">
            <text:p>female-1f630</text:p>
          </table:table-cell>
          <table:table-cell office:value-type="string">
            <text:p>female</text:p>
          </table:table-cell>
          <table:table-cell office:value-type="string">
            <text:p>8d9fd9ba-4f46-45f2-af82-f327b248d64b</text:p>
          </table:table-cell>
          <table:table-cell office:value-type="string">
            <text:p>1f630</text:p>
          </table:table-cell>
          <table:table-cell office:value-type="string">
            <text:p>Julia</text:p>
          </table:table-cell>
          <table:table-cell office:value-type="float" office:value="1.15654">
            <text:p>1.15654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902">
            <text:p>0.8902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5754">
            <text:p>1.15754</text:p>
          </table:table-cell>
          <table:table-cell office:value-type="float" office:value="0">
            <text:p>0</text:p>
          </table:table-cell>
          <table:table-cell office:value-type="float" office:value="1.63559">
            <text:p>1.63559</text:p>
          </table:table-cell>
          <table:table-cell office:value-type="float" office:value="100">
            <text:p>100</text:p>
          </table:table-cell>
          <table:table-cell office:value-type="string">
            <text:p>training/textures/1f630-texture.png</text:p>
          </table:table-cell>
        </table:table-row>
        <table:table-row table:style-name="ro1">
          <table:table-cell office:value-type="string">
            <text:p>female-1f632</text:p>
          </table:table-cell>
          <table:table-cell office:value-type="string">
            <text:p>female</text:p>
          </table:table-cell>
          <table:table-cell office:value-type="string">
            <text:p>1bb0f16b-bcc3-4fd9-8708-45820172c43c</text:p>
          </table:table-cell>
          <table:table-cell office:value-type="string">
            <text:p>1f632</text:p>
          </table:table-cell>
          <table:table-cell office:value-type="string">
            <text:p>Hattie</text:p>
          </table:table-cell>
          <table:table-cell office:value-type="float" office:value="0.51319">
            <text:p>0.51319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78824">
            <text:p>0.7882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1419">
            <text:p>0.51419</text:p>
          </table:table-cell>
          <table:table-cell office:value-type="float" office:value="0">
            <text:p>0</text:p>
          </table:table-cell>
          <table:table-cell office:value-type="float" office:value="0.72576">
            <text:p>0.72576</text:p>
          </table:table-cell>
          <table:table-cell office:value-type="float" office:value="100">
            <text:p>100</text:p>
          </table:table-cell>
          <table:table-cell office:value-type="string">
            <text:p>training/textures/1f632-texture.png</text:p>
          </table:table-cell>
        </table:table-row>
        <table:table-row table:style-name="ro1">
          <table:table-cell office:value-type="string">
            <text:p>female-1f637</text:p>
          </table:table-cell>
          <table:table-cell office:value-type="string">
            <text:p>female</text:p>
          </table:table-cell>
          <table:table-cell office:value-type="string">
            <text:p>5da1cf04-f4a4-4bff-98d7-c802fc9958e3</text:p>
          </table:table-cell>
          <table:table-cell office:value-type="string">
            <text:p>1f637</text:p>
          </table:table-cell>
          <table:table-cell office:value-type="string">
            <text:p>Edith</text:p>
          </table:table-cell>
          <table:table-cell office:value-type="float" office:value="0.9988">
            <text:p>0.99880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70588">
            <text:p>0.7058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998">
            <text:p>0.9998</text:p>
          </table:table-cell>
          <table:table-cell office:value-type="float" office:value="0">
            <text:p>0</text:p>
          </table:table-cell>
          <table:table-cell office:value-type="float" office:value="1.41251">
            <text:p>1.41251</text:p>
          </table:table-cell>
          <table:table-cell office:value-type="float" office:value="100">
            <text:p>100</text:p>
          </table:table-cell>
          <table:table-cell office:value-type="string">
            <text:p>training/textures/1f637-texture.png</text:p>
          </table:table-cell>
        </table:table-row>
        <table:table-row table:style-name="ro1">
          <table:table-cell office:value-type="string">
            <text:p>female-1f643</text:p>
          </table:table-cell>
          <table:table-cell office:value-type="string">
            <text:p>female</text:p>
          </table:table-cell>
          <table:table-cell office:value-type="string">
            <text:p>eb73f3dc-6635-4cac-ba5d-5eb2114333bc</text:p>
          </table:table-cell>
          <table:table-cell office:value-type="string">
            <text:p>1f643</text:p>
          </table:table-cell>
          <table:table-cell office:value-type="string">
            <text:p>Mattie</text:p>
          </table:table-cell>
          <table:table-cell office:value-type="float" office:value="1.121">
            <text:p>1.12100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3529">
            <text:p>0.8352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22">
            <text:p>1.122</text:p>
          </table:table-cell>
          <table:table-cell office:value-type="float" office:value="0">
            <text:p>0</text:p>
          </table:table-cell>
          <table:table-cell office:value-type="float" office:value="1.58533">
            <text:p>1.58533</text:p>
          </table:table-cell>
          <table:table-cell office:value-type="float" office:value="100">
            <text:p>100</text:p>
          </table:table-cell>
          <table:table-cell office:value-type="string">
            <text:p>training/textures/1f643-texture.png</text:p>
          </table:table-cell>
        </table:table-row>
        <table:table-row table:style-name="ro1">
          <table:table-cell office:value-type="string">
            <text:p>female-1f910</text:p>
          </table:table-cell>
          <table:table-cell office:value-type="string">
            <text:p>female</text:p>
          </table:table-cell>
          <table:table-cell office:value-type="string">
            <text:p>5a779a80-fcd2-4d9a-a8ef-fa9a1bd910f6</text:p>
          </table:table-cell>
          <table:table-cell office:value-type="string">
            <text:p>1f910</text:p>
          </table:table-cell>
          <table:table-cell office:value-type="string">
            <text:p>Rose</text:p>
          </table:table-cell>
          <table:table-cell office:value-type="float" office:value="0.65748">
            <text:p>0.65748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92157">
            <text:p>0.9215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65848">
            <text:p>0.65848</text:p>
          </table:table-cell>
          <table:table-cell office:value-type="float" office:value="0">
            <text:p>0</text:p>
          </table:table-cell>
          <table:table-cell office:value-type="float" office:value="0.92982">
            <text:p>0.92982</text:p>
          </table:table-cell>
          <table:table-cell office:value-type="float" office:value="100">
            <text:p>100</text:p>
          </table:table-cell>
          <table:table-cell office:value-type="string">
            <text:p>training/textures/1f910-texture.png</text:p>
          </table:table-cell>
        </table:table-row>
        <table:table-row table:style-name="ro1">
          <table:table-cell office:value-type="string">
            <text:p>female-1f912</text:p>
          </table:table-cell>
          <table:table-cell office:value-type="string">
            <text:p>female</text:p>
          </table:table-cell>
          <table:table-cell office:value-type="string">
            <text:p>f66752c2-b1c8-4ac6-9b43-163783cf755b</text:p>
          </table:table-cell>
          <table:table-cell office:value-type="string">
            <text:p>1f912</text:p>
          </table:table-cell>
          <table:table-cell office:value-type="string">
            <text:p>Catherine</text:p>
          </table:table-cell>
          <table:table-cell office:value-type="float" office:value="0.7536">
            <text:p>0.75360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74902">
            <text:p>0.749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7546">
            <text:p>0.7546</text:p>
          </table:table-cell>
          <table:table-cell office:value-type="float" office:value="0">
            <text:p>0</text:p>
          </table:table-cell>
          <table:table-cell office:value-type="float" office:value="1.06576">
            <text:p>1.06576</text:p>
          </table:table-cell>
          <table:table-cell office:value-type="float" office:value="100">
            <text:p>100</text:p>
          </table:table-cell>
          <table:table-cell office:value-type="string">
            <text:p>training/textures/1f912-texture.png</text:p>
          </table:table-cell>
        </table:table-row>
        <table:table-row table:style-name="ro1">
          <table:table-cell office:value-type="string">
            <text:p>female-1f915</text:p>
          </table:table-cell>
          <table:table-cell office:value-type="string">
            <text:p>female</text:p>
          </table:table-cell>
          <table:table-cell office:value-type="string">
            <text:p>1d7f8c92-81a6-4bc5-b05f-1925babef0dc</text:p>
          </table:table-cell>
          <table:table-cell office:value-type="string">
            <text:p>1f915</text:p>
          </table:table-cell>
          <table:table-cell office:value-type="string">
            <text:p>Lillian</text:p>
          </table:table-cell>
          <table:table-cell office:value-type="float" office:value="0.58702">
            <text:p>0.58702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75686">
            <text:p>0.7568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8802">
            <text:p>0.58802</text:p>
          </table:table-cell>
          <table:table-cell office:value-type="float" office:value="0">
            <text:p>0</text:p>
          </table:table-cell>
          <table:table-cell office:value-type="float" office:value="0.83017">
            <text:p>0.83017</text:p>
          </table:table-cell>
          <table:table-cell office:value-type="float" office:value="100">
            <text:p>100</text:p>
          </table:table-cell>
          <table:table-cell office:value-type="string">
            <text:p>training/textures/1f915-texture.png</text:p>
          </table:table-cell>
        </table:table-row>
        <table:table-row table:style-name="ro1">
          <table:table-cell office:value-type="string">
            <text:p>female-1f923</text:p>
          </table:table-cell>
          <table:table-cell office:value-type="string">
            <text:p>female</text:p>
          </table:table-cell>
          <table:table-cell office:value-type="string">
            <text:p>26ab6dac-5506-4766-9013-61d6c77b9d00</text:p>
          </table:table-cell>
          <table:table-cell office:value-type="string">
            <text:p>1f923</text:p>
          </table:table-cell>
          <table:table-cell office:value-type="string">
            <text:p>Ada</text:p>
          </table:table-cell>
          <table:table-cell office:value-type="float" office:value="0.91899">
            <text:p>0.91899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98824">
            <text:p>0.9882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1999">
            <text:p>0.91999</text:p>
          </table:table-cell>
          <table:table-cell office:value-type="float" office:value="0">
            <text:p>0</text:p>
          </table:table-cell>
          <table:table-cell office:value-type="float" office:value="1.29965">
            <text:p>1.29965</text:p>
          </table:table-cell>
          <table:table-cell office:value-type="float" office:value="100">
            <text:p>100</text:p>
          </table:table-cell>
          <table:table-cell office:value-type="string">
            <text:p>training/textures/1f923-texture.png</text:p>
          </table:table-cell>
        </table:table-row>
        <table:table-row table:style-name="ro1">
          <table:table-cell office:value-type="string">
            <text:p>female-1f924</text:p>
          </table:table-cell>
          <table:table-cell office:value-type="string">
            <text:p>female</text:p>
          </table:table-cell>
          <table:table-cell office:value-type="string">
            <text:p>fcd7792f-aba7-4a46-a4ba-8c01b4e6cfcb</text:p>
          </table:table-cell>
          <table:table-cell office:value-type="string">
            <text:p>1f924</text:p>
          </table:table-cell>
          <table:table-cell office:value-type="string">
            <text:p>Lillie</text:p>
          </table:table-cell>
          <table:table-cell office:value-type="float" office:value="0.59189">
            <text:p>0.59189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98431">
            <text:p>0.9843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9289">
            <text:p>0.59289</text:p>
          </table:table-cell>
          <table:table-cell office:value-type="float" office:value="0">
            <text:p>0</text:p>
          </table:table-cell>
          <table:table-cell office:value-type="float" office:value="0.83706">
            <text:p>0.83706</text:p>
          </table:table-cell>
          <table:table-cell office:value-type="float" office:value="100">
            <text:p>100</text:p>
          </table:table-cell>
          <table:table-cell office:value-type="string">
            <text:p>training/textures/1f924-texture.png</text:p>
          </table:table-cell>
        </table:table-row>
        <table:table-row table:style-name="ro1">
          <table:table-cell office:value-type="string">
            <text:p>female-1f929</text:p>
          </table:table-cell>
          <table:table-cell office:value-type="string">
            <text:p>female</text:p>
          </table:table-cell>
          <table:table-cell office:value-type="string">
            <text:p>fd48f9ff-2aa4-457b-ba52-7d2e4f2ff30a</text:p>
          </table:table-cell>
          <table:table-cell office:value-type="string">
            <text:p>1f929</text:p>
          </table:table-cell>
          <table:table-cell office:value-type="string">
            <text:p>Helen</text:p>
          </table:table-cell>
          <table:table-cell office:value-type="float" office:value="0.61258">
            <text:p>0.61258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67451">
            <text:p>0.6745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61358">
            <text:p>0.61358</text:p>
          </table:table-cell>
          <table:table-cell office:value-type="float" office:value="0">
            <text:p>0</text:p>
          </table:table-cell>
          <table:table-cell office:value-type="float" office:value="0.86632">
            <text:p>0.86632</text:p>
          </table:table-cell>
          <table:table-cell office:value-type="float" office:value="100">
            <text:p>100</text:p>
          </table:table-cell>
          <table:table-cell office:value-type="string">
            <text:p>training/textures/1f929-texture.png</text:p>
          </table:table-cell>
        </table:table-row>
        <table:table-row table:style-name="ro1">
          <table:table-cell office:value-type="string">
            <text:p>female-1f972</text:p>
          </table:table-cell>
          <table:table-cell office:value-type="string">
            <text:p>female</text:p>
          </table:table-cell>
          <table:table-cell office:value-type="string">
            <text:p>eedb5fe7-dacf-4f79-96bc-42d6dc0e979c</text:p>
          </table:table-cell>
          <table:table-cell office:value-type="string">
            <text:p>1f972</text:p>
          </table:table-cell>
          <table:table-cell office:value-type="string">
            <text:p>Jessie</text:p>
          </table:table-cell>
          <table:table-cell office:value-type="float" office:value="1.02133">
            <text:p>1.02133</text:p>
          </table:table-cell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3" office:value-type="float" office:value="0.89412">
            <text:p>0.894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2233">
            <text:p>1.02233</text:p>
          </table:table-cell>
          <table:table-cell office:value-type="float" office:value="0">
            <text:p>0</text:p>
          </table:table-cell>
          <table:table-cell office:value-type="float" office:value="1.44438">
            <text:p>1.44438</text:p>
          </table:table-cell>
          <table:table-cell office:value-type="float" office:value="100">
            <text:p>100</text:p>
          </table:table-cell>
          <table:table-cell office:value-type="string">
            <text:p>training/textures/1f972-texture.png</text:p>
          </table:table-cell>
        </table:table-row>
        <table:table-row table:style-name="ro1">
          <table:table-cell office:value-type="string">
            <text:p>male-1f601</text:p>
          </table:table-cell>
          <table:table-cell office:value-type="string">
            <text:p>male</text:p>
          </table:table-cell>
          <table:table-cell office:value-type="string">
            <text:p>c09c7471-3842-4436-b86f-c03cbb34ad0c</text:p>
          </table:table-cell>
          <table:table-cell office:value-type="string">
            <text:p>1f601</text:p>
          </table:table-cell>
          <table:table-cell office:value-type="string">
            <text:p>John</text:p>
          </table:table-cell>
          <table:table-cell office:value-type="float" office:value="0.83105">
            <text:p>0.8310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12941">
            <text:p>0.12941</text:p>
          </table:table-cell>
          <table:table-cell office:value-type="float" office:value="0.18824">
            <text:p>0.18824</text:p>
          </table:table-cell>
          <table:table-cell office:value-type="float" office:value="0.83529">
            <text:p>0.8352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83205">
            <text:p>0.83205</text:p>
          </table:table-cell>
          <table:table-cell office:value-type="float" office:value="0">
            <text:p>0</text:p>
          </table:table-cell>
          <table:table-cell office:value-type="float" office:value="1.17529">
            <text:p>1.17529</text:p>
          </table:table-cell>
          <table:table-cell office:value-type="float" office:value="100">
            <text:p>100</text:p>
          </table:table-cell>
          <table:table-cell office:value-type="string">
            <text:p>training/textures/1f601-texture.png</text:p>
          </table:table-cell>
        </table:table-row>
        <table:table-row table:style-name="ro1">
          <table:table-cell office:value-type="string">
            <text:p>male-1f603</text:p>
          </table:table-cell>
          <table:table-cell office:value-type="string">
            <text:p>male</text:p>
          </table:table-cell>
          <table:table-cell office:value-type="string">
            <text:p>cc5f7e30-a38f-447b-8ed3-c6e619d6581a</text:p>
          </table:table-cell>
          <table:table-cell office:value-type="string">
            <text:p>1f603</text:p>
          </table:table-cell>
          <table:table-cell office:value-type="string">
            <text:p>William</text:p>
          </table:table-cell>
          <table:table-cell office:value-type="float" office:value="0.70637">
            <text:p>0.70637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26667">
            <text:p>0.26667</text:p>
          </table:table-cell>
          <table:table-cell office:value-type="float" office:value="0.03529">
            <text:p>0.03529</text:p>
          </table:table-cell>
          <table:table-cell office:value-type="float" office:value="0.75294">
            <text:p>0.7529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70737">
            <text:p>0.70737</text:p>
          </table:table-cell>
          <table:table-cell office:value-type="float" office:value="0">
            <text:p>0</text:p>
          </table:table-cell>
          <table:table-cell office:value-type="float" office:value="0.99896">
            <text:p>0.99896</text:p>
          </table:table-cell>
          <table:table-cell office:value-type="float" office:value="100">
            <text:p>100</text:p>
          </table:table-cell>
          <table:table-cell office:value-type="string">
            <text:p>training/textures/1f603-texture.png</text:p>
          </table:table-cell>
        </table:table-row>
        <table:table-row table:style-name="ro1">
          <table:table-cell office:value-type="string">
            <text:p>male-1f604</text:p>
          </table:table-cell>
          <table:table-cell office:value-type="string">
            <text:p>male</text:p>
          </table:table-cell>
          <table:table-cell office:value-type="string">
            <text:p>d030e686-e864-464a-b919-25992e2c44c1</text:p>
          </table:table-cell>
          <table:table-cell office:value-type="string">
            <text:p>1f604</text:p>
          </table:table-cell>
          <table:table-cell office:value-type="string">
            <text:p>James</text:p>
          </table:table-cell>
          <table:table-cell office:value-type="float" office:value="1.14308">
            <text:p>1.14308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23137">
            <text:p>0.23137</text:p>
          </table:table-cell>
          <table:table-cell office:value-type="float" office:value="0.16863">
            <text:p>0.16863</text:p>
          </table:table-cell>
          <table:table-cell office:value-type="float" office:value="0.71373">
            <text:p>0.7137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4408">
            <text:p>1.14408</text:p>
          </table:table-cell>
          <table:table-cell office:value-type="float" office:value="0">
            <text:p>0</text:p>
          </table:table-cell>
          <table:table-cell office:value-type="float" office:value="1.61656">
            <text:p>1.61656</text:p>
          </table:table-cell>
          <table:table-cell office:value-type="float" office:value="100">
            <text:p>100</text:p>
          </table:table-cell>
          <table:table-cell office:value-type="string">
            <text:p>training/textures/1f604-texture.png</text:p>
          </table:table-cell>
        </table:table-row>
        <table:table-row table:style-name="ro1">
          <table:table-cell office:value-type="string">
            <text:p>male-1f606</text:p>
          </table:table-cell>
          <table:table-cell office:value-type="string">
            <text:p>male</text:p>
          </table:table-cell>
          <table:table-cell office:value-type="string">
            <text:p>2951d21e-d2d7-4714-aabd-3974031cd28c</text:p>
          </table:table-cell>
          <table:table-cell office:value-type="string">
            <text:p>1f606</text:p>
          </table:table-cell>
          <table:table-cell office:value-type="string">
            <text:p>Charles</text:p>
          </table:table-cell>
          <table:table-cell office:value-type="float" office:value="0.572">
            <text:p>0.5720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1176">
            <text:p>0.01176</text:p>
          </table:table-cell>
          <table:table-cell office:value-type="float" office:value="0.32941">
            <text:p>0.32941</text:p>
          </table:table-cell>
          <table:table-cell office:value-type="float" office:value="0.71765">
            <text:p>0.7176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73">
            <text:p>0.573</text:p>
          </table:table-cell>
          <table:table-cell office:value-type="float" office:value="0">
            <text:p>0</text:p>
          </table:table-cell>
          <table:table-cell office:value-type="float" office:value="0.80892">
            <text:p>0.80892</text:p>
          </table:table-cell>
          <table:table-cell office:value-type="float" office:value="100">
            <text:p>100</text:p>
          </table:table-cell>
          <table:table-cell office:value-type="string">
            <text:p>training/textures/1f606-texture.png</text:p>
          </table:table-cell>
        </table:table-row>
        <table:table-row table:style-name="ro1">
          <table:table-cell office:value-type="string">
            <text:p>male-1f608</text:p>
          </table:table-cell>
          <table:table-cell office:value-type="string">
            <text:p>male</text:p>
          </table:table-cell>
          <table:table-cell office:value-type="string">
            <text:p>e5ca862a-a888-45ec-86d7-ffc304518a58</text:p>
          </table:table-cell>
          <table:table-cell office:value-type="string">
            <text:p>1f608</text:p>
          </table:table-cell>
          <table:table-cell office:value-type="string">
            <text:p>George</text:p>
          </table:table-cell>
          <table:table-cell office:value-type="float" office:value="1.11406">
            <text:p>1.11406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27451">
            <text:p>0.27451</text:p>
          </table:table-cell>
          <table:table-cell office:value-type="float" office:value="0.06667">
            <text:p>0.06667</text:p>
          </table:table-cell>
          <table:table-cell office:value-type="float" office:value="0.96471">
            <text:p>0.9647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1506">
            <text:p>1.11506</text:p>
          </table:table-cell>
          <table:table-cell office:value-type="float" office:value="0">
            <text:p>0</text:p>
          </table:table-cell>
          <table:table-cell office:value-type="float" office:value="1.57552">
            <text:p>1.57552</text:p>
          </table:table-cell>
          <table:table-cell office:value-type="float" office:value="100">
            <text:p>100</text:p>
          </table:table-cell>
          <table:table-cell office:value-type="string">
            <text:p>training/textures/1f608-texture.png</text:p>
          </table:table-cell>
        </table:table-row>
        <table:table-row table:style-name="ro1">
          <table:table-cell office:value-type="string">
            <text:p>male-1f609</text:p>
          </table:table-cell>
          <table:table-cell office:value-type="string">
            <text:p>male</text:p>
          </table:table-cell>
          <table:table-cell office:value-type="string">
            <text:p>a5ba491d-85a9-4736-bc60-c39adc12a723</text:p>
          </table:table-cell>
          <table:table-cell office:value-type="string">
            <text:p>1f609</text:p>
          </table:table-cell>
          <table:table-cell office:value-type="string">
            <text:p>Frank</text:p>
          </table:table-cell>
          <table:table-cell office:value-type="float" office:value="0.94631">
            <text:p>0.9463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8627">
            <text:p>0.08627</text:p>
          </table:table-cell>
          <table:table-cell office:value-type="float" office:value="0.03922">
            <text:p>0.03922</text:p>
          </table:table-cell>
          <table:table-cell office:value-type="float" office:value="0.79608">
            <text:p>0.7960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4731">
            <text:p>0.94731</text:p>
          </table:table-cell>
          <table:table-cell office:value-type="float" office:value="0">
            <text:p>0</text:p>
          </table:table-cell>
          <table:table-cell office:value-type="float" office:value="1.33829">
            <text:p>1.33829</text:p>
          </table:table-cell>
          <table:table-cell office:value-type="float" office:value="100">
            <text:p>100</text:p>
          </table:table-cell>
          <table:table-cell office:value-type="string">
            <text:p>training/textures/1f609-texture.png</text:p>
          </table:table-cell>
        </table:table-row>
        <table:table-row table:style-name="ro1">
          <table:table-cell office:value-type="string">
            <text:p>male-1f60b</text:p>
          </table:table-cell>
          <table:table-cell office:value-type="string">
            <text:p>male</text:p>
          </table:table-cell>
          <table:table-cell office:value-type="string">
            <text:p>909ecdf8-2fac-4982-be23-d8ea12d71426</text:p>
          </table:table-cell>
          <table:table-cell office:value-type="string">
            <text:p>1f60b</text:p>
          </table:table-cell>
          <table:table-cell office:value-type="string">
            <text:p>Joseph</text:p>
          </table:table-cell>
          <table:table-cell office:value-type="float" office:value="0.86999">
            <text:p>0.86999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2549">
            <text:p>0.25490</text:p>
          </table:table-cell>
          <table:table-cell office:value-type="float" office:value="0.24706">
            <text:p>0.24706</text:p>
          </table:table-cell>
          <table:table-cell office:value-type="float" office:value="0.76471">
            <text:p>0.7647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87099">
            <text:p>0.87099</text:p>
          </table:table-cell>
          <table:table-cell office:value-type="float" office:value="0">
            <text:p>0</text:p>
          </table:table-cell>
          <table:table-cell office:value-type="float" office:value="1.23035">
            <text:p>1.23035</text:p>
          </table:table-cell>
          <table:table-cell office:value-type="float" office:value="100">
            <text:p>100</text:p>
          </table:table-cell>
          <table:table-cell office:value-type="string">
            <text:p>training/textures/1f60b-texture.png</text:p>
          </table:table-cell>
        </table:table-row>
        <table:table-row table:style-name="ro1">
          <table:table-cell office:value-type="string">
            <text:p>male-1f60e</text:p>
          </table:table-cell>
          <table:table-cell office:value-type="string">
            <text:p>male</text:p>
          </table:table-cell>
          <table:table-cell office:value-type="string">
            <text:p>c3927124-8774-4a96-a640-226e61afc23b</text:p>
          </table:table-cell>
          <table:table-cell office:value-type="string">
            <text:p>1f60e</text:p>
          </table:table-cell>
          <table:table-cell office:value-type="string">
            <text:p>Thomas</text:p>
          </table:table-cell>
          <table:table-cell office:value-type="float" office:value="0.69043">
            <text:p>0.69043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13725">
            <text:p>0.13725</text:p>
          </table:table-cell>
          <table:table-cell office:value-type="float" office:value="0.02353">
            <text:p>0.02353</text:p>
          </table:table-cell>
          <table:table-cell office:value-type="float" office:value="0.79608">
            <text:p>0.7960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69143">
            <text:p>0.69143</text:p>
          </table:table-cell>
          <table:table-cell office:value-type="float" office:value="0">
            <text:p>0</text:p>
          </table:table-cell>
          <table:table-cell office:value-type="float" office:value="0.97641">
            <text:p>0.97641</text:p>
          </table:table-cell>
          <table:table-cell office:value-type="float" office:value="100">
            <text:p>100</text:p>
          </table:table-cell>
          <table:table-cell office:value-type="string">
            <text:p>training/textures/1f60e-texture.png</text:p>
          </table:table-cell>
        </table:table-row>
        <table:table-row table:style-name="ro1">
          <table:table-cell office:value-type="string">
            <text:p>male-1f610</text:p>
          </table:table-cell>
          <table:table-cell office:value-type="string">
            <text:p>male</text:p>
          </table:table-cell>
          <table:table-cell office:value-type="string">
            <text:p>7bade17f-88eb-4d45-a472-bd182cb38fc6</text:p>
          </table:table-cell>
          <table:table-cell office:value-type="string">
            <text:p>1f610</text:p>
          </table:table-cell>
          <table:table-cell office:value-type="string">
            <text:p>Henry</text:p>
          </table:table-cell>
          <table:table-cell office:value-type="float" office:value="0.78462">
            <text:p>0.7846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16471">
            <text:p>0.16471</text:p>
          </table:table-cell>
          <table:table-cell office:value-type="float" office:value="0.19216">
            <text:p>0.19216</text:p>
          </table:table-cell>
          <table:table-cell office:value-type="float" office:value="0.72157">
            <text:p>0.7215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78562">
            <text:p>0.78562</text:p>
          </table:table-cell>
          <table:table-cell office:value-type="float" office:value="0">
            <text:p>0</text:p>
          </table:table-cell>
          <table:table-cell office:value-type="float" office:value="1.10963">
            <text:p>1.10963</text:p>
          </table:table-cell>
          <table:table-cell office:value-type="float" office:value="100">
            <text:p>100</text:p>
          </table:table-cell>
          <table:table-cell office:value-type="string">
            <text:p>training/textures/1f610-texture.png</text:p>
          </table:table-cell>
        </table:table-row>
        <table:table-row table:style-name="ro1">
          <table:table-cell office:value-type="string">
            <text:p>male-1f611</text:p>
          </table:table-cell>
          <table:table-cell office:value-type="string">
            <text:p>male</text:p>
          </table:table-cell>
          <table:table-cell office:value-type="string">
            <text:p>fa3c9053-72d2-40f5-a4a4-5940e20eb949</text:p>
          </table:table-cell>
          <table:table-cell office:value-type="string">
            <text:p>1f611</text:p>
          </table:table-cell>
          <table:table-cell office:value-type="string">
            <text:p>Robert</text:p>
          </table:table-cell>
          <table:table-cell office:value-type="float" office:value="1.05692">
            <text:p>1.0569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32157">
            <text:p>0.32157</text:p>
          </table:table-cell>
          <table:table-cell office:value-type="float" office:value="0.22745">
            <text:p>0.22745</text:p>
          </table:table-cell>
          <table:table-cell office:value-type="float" office:value="1">
            <text:p>1.0000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5792">
            <text:p>1.05792</text:p>
          </table:table-cell>
          <table:table-cell office:value-type="float" office:value="0">
            <text:p>0</text:p>
          </table:table-cell>
          <table:table-cell office:value-type="float" office:value="1.49471">
            <text:p>1.49471</text:p>
          </table:table-cell>
          <table:table-cell office:value-type="float" office:value="100">
            <text:p>100</text:p>
          </table:table-cell>
          <table:table-cell office:value-type="string">
            <text:p>training/textures/1f611-texture.png</text:p>
          </table:table-cell>
        </table:table-row>
        <table:table-row table:style-name="ro1">
          <table:table-cell office:value-type="string">
            <text:p>male-1f612</text:p>
          </table:table-cell>
          <table:table-cell office:value-type="string">
            <text:p>male</text:p>
          </table:table-cell>
          <table:table-cell office:value-type="string">
            <text:p>97462f2a-64d4-4eea-8fe3-b1463a1466fa</text:p>
          </table:table-cell>
          <table:table-cell office:value-type="string">
            <text:p>1f612</text:p>
          </table:table-cell>
          <table:table-cell office:value-type="string">
            <text:p>Edward</text:p>
          </table:table-cell>
          <table:table-cell office:value-type="float" office:value="1.04953">
            <text:p>1.04953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12941">
            <text:p>0.12941</text:p>
          </table:table-cell>
          <table:table-cell office:value-type="float" office:value="0.05098">
            <text:p>0.05098</text:p>
          </table:table-cell>
          <table:table-cell office:value-type="float" office:value="0.79216">
            <text:p>0.7921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5053">
            <text:p>1.05053</text:p>
          </table:table-cell>
          <table:table-cell office:value-type="float" office:value="0">
            <text:p>0</text:p>
          </table:table-cell>
          <table:table-cell office:value-type="float" office:value="1.48426">
            <text:p>1.48426</text:p>
          </table:table-cell>
          <table:table-cell office:value-type="float" office:value="100">
            <text:p>100</text:p>
          </table:table-cell>
          <table:table-cell office:value-type="string">
            <text:p>training/textures/1f612-texture.png</text:p>
          </table:table-cell>
        </table:table-row>
        <table:table-row table:style-name="ro1">
          <table:table-cell office:value-type="string">
            <text:p>male-1f615</text:p>
          </table:table-cell>
          <table:table-cell office:value-type="string">
            <text:p>male</text:p>
          </table:table-cell>
          <table:table-cell office:value-type="string">
            <text:p>71c8b0ea-0603-467b-93b8-95be20a54712</text:p>
          </table:table-cell>
          <table:table-cell office:value-type="string">
            <text:p>1f615</text:p>
          </table:table-cell>
          <table:table-cell office:value-type="string">
            <text:p>Harry</text:p>
          </table:table-cell>
          <table:table-cell office:value-type="float" office:value="0.95216">
            <text:p>0.95216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16471">
            <text:p>0.16471</text:p>
          </table:table-cell>
          <table:table-cell office:value-type="float" office:value="0.32549">
            <text:p>0.32549</text:p>
          </table:table-cell>
          <table:table-cell office:value-type="float" office:value="0.74118">
            <text:p>0.7411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5316">
            <text:p>0.95316</text:p>
          </table:table-cell>
          <table:table-cell office:value-type="float" office:value="0">
            <text:p>0</text:p>
          </table:table-cell>
          <table:table-cell office:value-type="float" office:value="1.34656">
            <text:p>1.34656</text:p>
          </table:table-cell>
          <table:table-cell office:value-type="float" office:value="100">
            <text:p>100</text:p>
          </table:table-cell>
          <table:table-cell office:value-type="string">
            <text:p>training/textures/1f615-texture.png</text:p>
          </table:table-cell>
        </table:table-row>
        <table:table-row table:style-name="ro1">
          <table:table-cell office:value-type="string">
            <text:p>male-1f616</text:p>
          </table:table-cell>
          <table:table-cell office:value-type="string">
            <text:p>male</text:p>
          </table:table-cell>
          <table:table-cell office:value-type="string">
            <text:p>a327d534-c75b-428e-a346-4d94cffcdfae</text:p>
          </table:table-cell>
          <table:table-cell office:value-type="string">
            <text:p>1f616</text:p>
          </table:table-cell>
          <table:table-cell office:value-type="string">
            <text:p>Walter</text:p>
          </table:table-cell>
          <table:table-cell office:value-type="float" office:value="0.84001">
            <text:p>0.8400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">
            <text:p>0.00000</text:p>
          </table:table-cell>
          <table:table-cell office:value-type="float" office:value="0.2902">
            <text:p>0.29020</text:p>
          </table:table-cell>
          <table:table-cell office:value-type="float" office:value="0.65098">
            <text:p>0.6509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84101">
            <text:p>0.84101</text:p>
          </table:table-cell>
          <table:table-cell office:value-type="float" office:value="0">
            <text:p>0</text:p>
          </table:table-cell>
          <table:table-cell office:value-type="float" office:value="1.18796">
            <text:p>1.18796</text:p>
          </table:table-cell>
          <table:table-cell office:value-type="float" office:value="100">
            <text:p>100</text:p>
          </table:table-cell>
          <table:table-cell office:value-type="string">
            <text:p>training/textures/1f616-texture.png</text:p>
          </table:table-cell>
        </table:table-row>
        <table:table-row table:style-name="ro1">
          <table:table-cell office:value-type="string">
            <text:p>male-1f617</text:p>
          </table:table-cell>
          <table:table-cell office:value-type="string">
            <text:p>male</text:p>
          </table:table-cell>
          <table:table-cell office:value-type="string">
            <text:p>28c4d6e6-df7a-4a6f-8476-8b9085b44d4c</text:p>
          </table:table-cell>
          <table:table-cell office:value-type="string">
            <text:p>1f617</text:p>
          </table:table-cell>
          <table:table-cell office:value-type="string">
            <text:p>Arthur</text:p>
          </table:table-cell>
          <table:table-cell office:value-type="float" office:value="1.11265">
            <text:p>1.1126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13725">
            <text:p>0.13725</text:p>
          </table:table-cell>
          <table:table-cell office:value-type="float" office:value="0.37255">
            <text:p>0.37255</text:p>
          </table:table-cell>
          <table:table-cell office:value-type="float" office:value="0.71373">
            <text:p>0.7137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1365">
            <text:p>1.11365</text:p>
          </table:table-cell>
          <table:table-cell office:value-type="float" office:value="0">
            <text:p>0</text:p>
          </table:table-cell>
          <table:table-cell office:value-type="float" office:value="1.57352">
            <text:p>1.57352</text:p>
          </table:table-cell>
          <table:table-cell office:value-type="float" office:value="100">
            <text:p>100</text:p>
          </table:table-cell>
          <table:table-cell office:value-type="string">
            <text:p>training/textures/1f617-texture.png</text:p>
          </table:table-cell>
        </table:table-row>
        <table:table-row table:style-name="ro1">
          <table:table-cell office:value-type="string">
            <text:p>male-1f619</text:p>
          </table:table-cell>
          <table:table-cell office:value-type="string">
            <text:p>male</text:p>
          </table:table-cell>
          <table:table-cell office:value-type="string">
            <text:p>b97e8789-dc9b-4f88-a85f-55d1d2ba6321</text:p>
          </table:table-cell>
          <table:table-cell office:value-type="string">
            <text:p>1f619</text:p>
          </table:table-cell>
          <table:table-cell office:value-type="string">
            <text:p>Fred</text:p>
          </table:table-cell>
          <table:table-cell office:value-type="float" office:value="0.64516">
            <text:p>0.64516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8627">
            <text:p>0.08627</text:p>
          </table:table-cell>
          <table:table-cell office:value-type="float" office:value="0.37255">
            <text:p>0.37255</text:p>
          </table:table-cell>
          <table:table-cell office:value-type="float" office:value="0.71373">
            <text:p>0.7137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64616">
            <text:p>0.64616</text:p>
          </table:table-cell>
          <table:table-cell office:value-type="float" office:value="0">
            <text:p>0</text:p>
          </table:table-cell>
          <table:table-cell office:value-type="float" office:value="0.9124">
            <text:p>0.9124</text:p>
          </table:table-cell>
          <table:table-cell office:value-type="float" office:value="100">
            <text:p>100</text:p>
          </table:table-cell>
          <table:table-cell office:value-type="string">
            <text:p>training/textures/1f619-texture.png</text:p>
          </table:table-cell>
        </table:table-row>
        <table:table-row table:style-name="ro1">
          <table:table-cell office:value-type="string">
            <text:p>male-1f61b</text:p>
          </table:table-cell>
          <table:table-cell office:value-type="string">
            <text:p>male</text:p>
          </table:table-cell>
          <table:table-cell office:value-type="string">
            <text:p>34d874d3-6f5b-4aed-9a24-2c7b0fcb0b6c</text:p>
          </table:table-cell>
          <table:table-cell office:value-type="string">
            <text:p>1f61b</text:p>
          </table:table-cell>
          <table:table-cell office:value-type="string">
            <text:p>Albert</text:p>
          </table:table-cell>
          <table:table-cell office:value-type="float" office:value="0.77116">
            <text:p>0.77116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36863">
            <text:p>0.36863</text:p>
          </table:table-cell>
          <table:table-cell office:value-type="float" office:value="0.1451">
            <text:p>0.14510</text:p>
          </table:table-cell>
          <table:table-cell office:value-type="float" office:value="0.6902">
            <text:p>0.6902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77216">
            <text:p>0.77216</text:p>
          </table:table-cell>
          <table:table-cell office:value-type="float" office:value="0">
            <text:p>0</text:p>
          </table:table-cell>
          <table:table-cell office:value-type="float" office:value="1.09058">
            <text:p>1.09058</text:p>
          </table:table-cell>
          <table:table-cell office:value-type="float" office:value="100">
            <text:p>100</text:p>
          </table:table-cell>
          <table:table-cell office:value-type="string">
            <text:p>training/textures/1f61b-texture.png</text:p>
          </table:table-cell>
        </table:table-row>
        <table:table-row table:style-name="ro1">
          <table:table-cell office:value-type="string">
            <text:p>male-1f61c</text:p>
          </table:table-cell>
          <table:table-cell office:value-type="string">
            <text:p>male</text:p>
          </table:table-cell>
          <table:table-cell office:value-type="string">
            <text:p>a04ff2fa-f86a-430f-937c-384afd0d7db4</text:p>
          </table:table-cell>
          <table:table-cell office:value-type="string">
            <text:p>1f61c</text:p>
          </table:table-cell>
          <table:table-cell office:value-type="string">
            <text:p>Samuel</text:p>
          </table:table-cell>
          <table:table-cell office:value-type="float" office:value="1.1137">
            <text:p>1.1137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27059">
            <text:p>0.27059</text:p>
          </table:table-cell>
          <table:table-cell office:value-type="float" office:value="0.09412">
            <text:p>0.09412</text:p>
          </table:table-cell>
          <table:table-cell office:value-type="float" office:value="0.74118">
            <text:p>0.7411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147">
            <text:p>1.1147</text:p>
          </table:table-cell>
          <table:table-cell office:value-type="float" office:value="0">
            <text:p>0</text:p>
          </table:table-cell>
          <table:table-cell office:value-type="float" office:value="1.57501">
            <text:p>1.57501</text:p>
          </table:table-cell>
          <table:table-cell office:value-type="float" office:value="100">
            <text:p>100</text:p>
          </table:table-cell>
          <table:table-cell office:value-type="string">
            <text:p>training/textures/1f61c-texture.png</text:p>
          </table:table-cell>
        </table:table-row>
        <table:table-row table:style-name="ro1">
          <table:table-cell office:value-type="string">
            <text:p>male-1f61d</text:p>
          </table:table-cell>
          <table:table-cell office:value-type="string">
            <text:p>male</text:p>
          </table:table-cell>
          <table:table-cell office:value-type="string">
            <text:p>c950552b-3035-406a-a0a1-2037120bc113</text:p>
          </table:table-cell>
          <table:table-cell office:value-type="string">
            <text:p>1f61d</text:p>
          </table:table-cell>
          <table:table-cell office:value-type="string">
            <text:p>David</text:p>
          </table:table-cell>
          <table:table-cell office:value-type="float" office:value="0.74862">
            <text:p>0.7486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1961">
            <text:p>0.01961</text:p>
          </table:table-cell>
          <table:table-cell office:value-type="float" office:value="0.08627">
            <text:p>0.08627</text:p>
          </table:table-cell>
          <table:table-cell office:value-type="float" office:value="0.97647">
            <text:p>0.9764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74962">
            <text:p>0.74962</text:p>
          </table:table-cell>
          <table:table-cell office:value-type="float" office:value="0">
            <text:p>0</text:p>
          </table:table-cell>
          <table:table-cell office:value-type="float" office:value="1.0587">
            <text:p>1.0587</text:p>
          </table:table-cell>
          <table:table-cell office:value-type="float" office:value="100">
            <text:p>100</text:p>
          </table:table-cell>
          <table:table-cell office:value-type="string">
            <text:p>training/textures/1f61d-texture.png</text:p>
          </table:table-cell>
        </table:table-row>
        <table:table-row table:style-name="ro1">
          <table:table-cell office:value-type="string">
            <text:p>male-1f620</text:p>
          </table:table-cell>
          <table:table-cell office:value-type="string">
            <text:p>male</text:p>
          </table:table-cell>
          <table:table-cell office:value-type="string">
            <text:p>41e9b9bc-e7d6-412a-b1e3-c884716e054f</text:p>
          </table:table-cell>
          <table:table-cell office:value-type="string">
            <text:p>1f620</text:p>
          </table:table-cell>
          <table:table-cell office:value-type="string">
            <text:p>Louis</text:p>
          </table:table-cell>
          <table:table-cell office:value-type="float" office:value="0.58778">
            <text:p>0.58778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18431">
            <text:p>0.18431</text:p>
          </table:table-cell>
          <table:table-cell office:value-type="float" office:value="0.05882">
            <text:p>0.05882</text:p>
          </table:table-cell>
          <table:table-cell office:value-type="float" office:value="0.98431">
            <text:p>0.9843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8878">
            <text:p>0.58878</text:p>
          </table:table-cell>
          <table:table-cell office:value-type="float" office:value="0">
            <text:p>0</text:p>
          </table:table-cell>
          <table:table-cell office:value-type="float" office:value="0.83125">
            <text:p>0.83125</text:p>
          </table:table-cell>
          <table:table-cell office:value-type="float" office:value="100">
            <text:p>100</text:p>
          </table:table-cell>
          <table:table-cell office:value-type="string">
            <text:p>training/textures/1f620-texture.png</text:p>
          </table:table-cell>
        </table:table-row>
        <table:table-row table:style-name="ro1">
          <table:table-cell office:value-type="string">
            <text:p>male-1f621</text:p>
          </table:table-cell>
          <table:table-cell office:value-type="string">
            <text:p>male</text:p>
          </table:table-cell>
          <table:table-cell office:value-type="string">
            <text:p>c04ae7df-1eec-44ad-bc4b-2e9fc7eee112</text:p>
          </table:table-cell>
          <table:table-cell office:value-type="string">
            <text:p>1f621</text:p>
          </table:table-cell>
          <table:table-cell office:value-type="string">
            <text:p>Joe</text:p>
          </table:table-cell>
          <table:table-cell office:value-type="float" office:value="0.55986">
            <text:p>0.55986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7451">
            <text:p>0.07451</text:p>
          </table:table-cell>
          <table:table-cell office:value-type="float" office:value="0.3451">
            <text:p>0.34510</text:p>
          </table:table-cell>
          <table:table-cell office:value-type="float" office:value="0.87451">
            <text:p>0.8745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6086">
            <text:p>0.56086</text:p>
          </table:table-cell>
          <table:table-cell office:value-type="float" office:value="0">
            <text:p>0</text:p>
          </table:table-cell>
          <table:table-cell office:value-type="float" office:value="0.79176">
            <text:p>0.79176</text:p>
          </table:table-cell>
          <table:table-cell office:value-type="float" office:value="100">
            <text:p>100</text:p>
          </table:table-cell>
          <table:table-cell office:value-type="string">
            <text:p>training/textures/1f621-texture.png</text:p>
          </table:table-cell>
        </table:table-row>
        <table:table-row table:style-name="ro1">
          <table:table-cell office:value-type="string">
            <text:p>male-1f624</text:p>
          </table:table-cell>
          <table:table-cell office:value-type="string">
            <text:p>male</text:p>
          </table:table-cell>
          <table:table-cell office:value-type="string">
            <text:p>08d9eb3f-54ef-401e-92fe-0dda88d9e96f</text:p>
          </table:table-cell>
          <table:table-cell office:value-type="string">
            <text:p>1f624</text:p>
          </table:table-cell>
          <table:table-cell office:value-type="string">
            <text:p>Charlie</text:p>
          </table:table-cell>
          <table:table-cell office:value-type="float" office:value="1.03885">
            <text:p>1.0388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34118">
            <text:p>0.34118</text:p>
          </table:table-cell>
          <table:table-cell office:value-type="float" office:value="0.30196">
            <text:p>0.30196</text:p>
          </table:table-cell>
          <table:table-cell office:value-type="float" office:value="0.63137">
            <text:p>0.6313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3985">
            <text:p>1.03985</text:p>
          </table:table-cell>
          <table:table-cell office:value-type="float" office:value="0">
            <text:p>0</text:p>
          </table:table-cell>
          <table:table-cell office:value-type="float" office:value="1.46915">
            <text:p>1.46915</text:p>
          </table:table-cell>
          <table:table-cell office:value-type="float" office:value="100">
            <text:p>100</text:p>
          </table:table-cell>
          <table:table-cell office:value-type="string">
            <text:p>training/textures/1f624-texture.png</text:p>
          </table:table-cell>
        </table:table-row>
        <table:table-row table:style-name="ro1">
          <table:table-cell office:value-type="string">
            <text:p>male-1f629</text:p>
          </table:table-cell>
          <table:table-cell office:value-type="string">
            <text:p>male</text:p>
          </table:table-cell>
          <table:table-cell office:value-type="string">
            <text:p>5d0e3bf1-1aa9-4499-bdf8-94790583518f</text:p>
          </table:table-cell>
          <table:table-cell office:value-type="string">
            <text:p>1f629</text:p>
          </table:table-cell>
          <table:table-cell office:value-type="string">
            <text:p>Clarence</text:p>
          </table:table-cell>
          <table:table-cell office:value-type="float" office:value="0.71015">
            <text:p>0.7101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21569">
            <text:p>0.21569</text:p>
          </table:table-cell>
          <table:table-cell office:value-type="float" office:value="0.18039">
            <text:p>0.18039</text:p>
          </table:table-cell>
          <table:table-cell office:value-type="float" office:value="0.75686">
            <text:p>0.7568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71115">
            <text:p>0.71115</text:p>
          </table:table-cell>
          <table:table-cell office:value-type="float" office:value="0">
            <text:p>0</text:p>
          </table:table-cell>
          <table:table-cell office:value-type="float" office:value="1.0043">
            <text:p>1.0043</text:p>
          </table:table-cell>
          <table:table-cell office:value-type="float" office:value="100">
            <text:p>100</text:p>
          </table:table-cell>
          <table:table-cell office:value-type="string">
            <text:p>training/textures/1f629-texture.png</text:p>
          </table:table-cell>
        </table:table-row>
        <table:table-row table:style-name="ro1">
          <table:table-cell office:value-type="string">
            <text:p>male-1f62c</text:p>
          </table:table-cell>
          <table:table-cell office:value-type="string">
            <text:p>male</text:p>
          </table:table-cell>
          <table:table-cell office:value-type="string">
            <text:p>0abeef08-e913-4bae-a9f1-50beda52ab52</text:p>
          </table:table-cell>
          <table:table-cell office:value-type="string">
            <text:p>1f62c</text:p>
          </table:table-cell>
          <table:table-cell office:value-type="string">
            <text:p>Richard</text:p>
          </table:table-cell>
          <table:table-cell office:value-type="float" office:value="0.98952">
            <text:p>0.9895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7843">
            <text:p>0.07843</text:p>
          </table:table-cell>
          <table:table-cell office:value-type="float" office:value="0.36863">
            <text:p>0.36863</text:p>
          </table:table-cell>
          <table:table-cell office:value-type="float" office:value="0.74118">
            <text:p>0.7411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9052">
            <text:p>0.99052</text:p>
          </table:table-cell>
          <table:table-cell office:value-type="float" office:value="0">
            <text:p>0</text:p>
          </table:table-cell>
          <table:table-cell office:value-type="float" office:value="1.39939">
            <text:p>1.39939</text:p>
          </table:table-cell>
          <table:table-cell office:value-type="float" office:value="100">
            <text:p>100</text:p>
          </table:table-cell>
          <table:table-cell office:value-type="string">
            <text:p>training/textures/1f62c-texture.png</text:p>
          </table:table-cell>
        </table:table-row>
        <table:table-row table:style-name="ro1">
          <table:table-cell office:value-type="string">
            <text:p>male-1f634</text:p>
          </table:table-cell>
          <table:table-cell office:value-type="string">
            <text:p>male</text:p>
          </table:table-cell>
          <table:table-cell office:value-type="string">
            <text:p>ac556199-acad-4441-8bee-e19d4acf0dca</text:p>
          </table:table-cell>
          <table:table-cell office:value-type="string">
            <text:p>1f634</text:p>
          </table:table-cell>
          <table:table-cell office:value-type="string">
            <text:p>Andrew</text:p>
          </table:table-cell>
          <table:table-cell office:value-type="float" office:value="0.58893">
            <text:p>0.58893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0392">
            <text:p>0.00392</text:p>
          </table:table-cell>
          <table:table-cell office:value-type="float" office:value="0.06667">
            <text:p>0.06667</text:p>
          </table:table-cell>
          <table:table-cell office:value-type="float" office:value="0.63922">
            <text:p>0.6392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8993">
            <text:p>0.58993</text:p>
          </table:table-cell>
          <table:table-cell office:value-type="float" office:value="0">
            <text:p>0</text:p>
          </table:table-cell>
          <table:table-cell office:value-type="float" office:value="0.83288">
            <text:p>0.83288</text:p>
          </table:table-cell>
          <table:table-cell office:value-type="float" office:value="100">
            <text:p>100</text:p>
          </table:table-cell>
          <table:table-cell office:value-type="string">
            <text:p>training/textures/1f634-texture.png</text:p>
          </table:table-cell>
        </table:table-row>
        <table:table-row table:style-name="ro1">
          <table:table-cell office:value-type="string">
            <text:p>male-1f635</text:p>
          </table:table-cell>
          <table:table-cell office:value-type="string">
            <text:p>male</text:p>
          </table:table-cell>
          <table:table-cell office:value-type="string">
            <text:p>75f73ef7-f0a3-44b8-a66b-08f9f2739843</text:p>
          </table:table-cell>
          <table:table-cell office:value-type="string">
            <text:p>1f635</text:p>
          </table:table-cell>
          <table:table-cell office:value-type="string">
            <text:p>Daniel</text:p>
          </table:table-cell>
          <table:table-cell office:value-type="float" office:value="0.73804">
            <text:p>0.7380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24706">
            <text:p>0.24706</text:p>
          </table:table-cell>
          <table:table-cell office:value-type="float" office:value="0.14902">
            <text:p>0.14902</text:p>
          </table:table-cell>
          <table:table-cell office:value-type="float" office:value="0.86667">
            <text:p>0.8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73904">
            <text:p>0.73904</text:p>
          </table:table-cell>
          <table:table-cell office:value-type="float" office:value="0">
            <text:p>0</text:p>
          </table:table-cell>
          <table:table-cell office:value-type="float" office:value="1.04375">
            <text:p>1.04375</text:p>
          </table:table-cell>
          <table:table-cell office:value-type="float" office:value="100">
            <text:p>100</text:p>
          </table:table-cell>
          <table:table-cell office:value-type="string">
            <text:p>training/textures/1f635-texture.png</text:p>
          </table:table-cell>
        </table:table-row>
        <table:table-row table:style-name="ro1">
          <table:table-cell office:value-type="string">
            <text:p>male-1f636</text:p>
          </table:table-cell>
          <table:table-cell office:value-type="string">
            <text:p>male</text:p>
          </table:table-cell>
          <table:table-cell office:value-type="string">
            <text:p>171192da-2d79-4b09-b4d8-31ec1966cfc2</text:p>
          </table:table-cell>
          <table:table-cell office:value-type="string">
            <text:p>1f636</text:p>
          </table:table-cell>
          <table:table-cell office:value-type="string">
            <text:p>Ernest</text:p>
          </table:table-cell>
          <table:table-cell office:value-type="float" office:value="0.67895">
            <text:p>0.6789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1176">
            <text:p>0.01176</text:p>
          </table:table-cell>
          <table:table-cell office:value-type="float" office:value="0.28627">
            <text:p>0.28627</text:p>
          </table:table-cell>
          <table:table-cell office:value-type="float" office:value="0.72157">
            <text:p>0.7215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67995">
            <text:p>0.67995</text:p>
          </table:table-cell>
          <table:table-cell office:value-type="float" office:value="0">
            <text:p>0</text:p>
          </table:table-cell>
          <table:table-cell office:value-type="float" office:value="0.96018">
            <text:p>0.96018</text:p>
          </table:table-cell>
          <table:table-cell office:value-type="float" office:value="100">
            <text:p>100</text:p>
          </table:table-cell>
          <table:table-cell office:value-type="string">
            <text:p>training/textures/1f636-texture.png</text:p>
          </table:table-cell>
        </table:table-row>
        <table:table-row table:style-name="ro1">
          <table:table-cell office:value-type="string">
            <text:p>male-1f641</text:p>
          </table:table-cell>
          <table:table-cell office:value-type="string">
            <text:p>male</text:p>
          </table:table-cell>
          <table:table-cell office:value-type="string">
            <text:p>b0fd54b4-4acf-4637-82ff-ca23b93e1133</text:p>
          </table:table-cell>
          <table:table-cell office:value-type="string">
            <text:p>1f641</text:p>
          </table:table-cell>
          <table:table-cell office:value-type="string">
            <text:p>Will</text:p>
          </table:table-cell>
          <table:table-cell office:value-type="float" office:value="0.99286">
            <text:p>0.99286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30196">
            <text:p>0.30196</text:p>
          </table:table-cell>
          <table:table-cell office:value-type="float" office:value="0.18431">
            <text:p>0.18431</text:p>
          </table:table-cell>
          <table:table-cell office:value-type="float" office:value="0.84706">
            <text:p>0.8470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9386">
            <text:p>0.99386</text:p>
          </table:table-cell>
          <table:table-cell office:value-type="float" office:value="0">
            <text:p>0</text:p>
          </table:table-cell>
          <table:table-cell office:value-type="float" office:value="1.40411">
            <text:p>1.40411</text:p>
          </table:table-cell>
          <table:table-cell office:value-type="float" office:value="100">
            <text:p>100</text:p>
          </table:table-cell>
          <table:table-cell office:value-type="string">
            <text:p>training/textures/1f641-texture.png</text:p>
          </table:table-cell>
        </table:table-row>
        <table:table-row table:style-name="ro1">
          <table:table-cell office:value-type="string">
            <text:p>male-1f642</text:p>
          </table:table-cell>
          <table:table-cell office:value-type="string">
            <text:p>male</text:p>
          </table:table-cell>
          <table:table-cell office:value-type="string">
            <text:p>4b542a3b-f1db-4cbb-87cd-139e0d9c20f6</text:p>
          </table:table-cell>
          <table:table-cell office:value-type="string">
            <text:p>1f642</text:p>
          </table:table-cell>
          <table:table-cell office:value-type="string">
            <text:p>Jesse</text:p>
          </table:table-cell>
          <table:table-cell office:value-type="float" office:value="1.08421">
            <text:p>1.0842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8235">
            <text:p>0.08235</text:p>
          </table:table-cell>
          <table:table-cell office:value-type="float" office:value="0.34902">
            <text:p>0.34902</text:p>
          </table:table-cell>
          <table:table-cell office:value-type="float" office:value="0.91765">
            <text:p>0.9176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8521">
            <text:p>1.08521</text:p>
          </table:table-cell>
          <table:table-cell office:value-type="float" office:value="0">
            <text:p>0</text:p>
          </table:table-cell>
          <table:table-cell office:value-type="float" office:value="1.5333">
            <text:p>1.5333</text:p>
          </table:table-cell>
          <table:table-cell office:value-type="float" office:value="100">
            <text:p>100</text:p>
          </table:table-cell>
          <table:table-cell office:value-type="string">
            <text:p>training/textures/1f642-texture.png</text:p>
          </table:table-cell>
        </table:table-row>
        <table:table-row table:style-name="ro1">
          <table:table-cell office:value-type="string">
            <text:p>male-1f644</text:p>
          </table:table-cell>
          <table:table-cell office:value-type="string">
            <text:p>male</text:p>
          </table:table-cell>
          <table:table-cell office:value-type="string">
            <text:p>fec1e97b-7df7-4bfb-b8c4-2aec6aa67b5a</text:p>
          </table:table-cell>
          <table:table-cell office:value-type="string">
            <text:p>1f644</text:p>
          </table:table-cell>
          <table:table-cell office:value-type="string">
            <text:p>Oscar</text:p>
          </table:table-cell>
          <table:table-cell office:value-type="float" office:value="0.81187">
            <text:p>0.81187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0392">
            <text:p>0.00392</text:p>
          </table:table-cell>
          <table:table-cell office:value-type="float" office:value="0.01176">
            <text:p>0.01176</text:p>
          </table:table-cell>
          <table:table-cell office:value-type="float" office:value="0.81569">
            <text:p>0.8156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81287">
            <text:p>0.81287</text:p>
          </table:table-cell>
          <table:table-cell office:value-type="float" office:value="0">
            <text:p>0</text:p>
          </table:table-cell>
          <table:table-cell office:value-type="float" office:value="1.14816">
            <text:p>1.14816</text:p>
          </table:table-cell>
          <table:table-cell office:value-type="float" office:value="100">
            <text:p>100</text:p>
          </table:table-cell>
          <table:table-cell office:value-type="string">
            <text:p>training/textures/1f644-texture.png</text:p>
          </table:table-cell>
        </table:table-row>
        <table:table-row table:style-name="ro1">
          <table:table-cell office:value-type="string">
            <text:p>male-1f911</text:p>
          </table:table-cell>
          <table:table-cell office:value-type="string">
            <text:p>male</text:p>
          </table:table-cell>
          <table:table-cell office:value-type="string">
            <text:p>4e6c3c7e-80c0-4d84-a43f-447f6bb02410</text:p>
          </table:table-cell>
          <table:table-cell office:value-type="string">
            <text:p>1f911</text:p>
          </table:table-cell>
          <table:table-cell office:value-type="string">
            <text:p>Lewis</text:p>
          </table:table-cell>
          <table:table-cell office:value-type="float" office:value="0.95268">
            <text:p>0.95268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0392">
            <text:p>0.00392</text:p>
          </table:table-cell>
          <table:table-cell office:value-type="float" office:value="0.07059">
            <text:p>0.07059</text:p>
          </table:table-cell>
          <table:table-cell office:value-type="float" office:value="0.70196">
            <text:p>0.7019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5368">
            <text:p>0.95368</text:p>
          </table:table-cell>
          <table:table-cell office:value-type="float" office:value="0">
            <text:p>0</text:p>
          </table:table-cell>
          <table:table-cell office:value-type="float" office:value="1.3473">
            <text:p>1.3473</text:p>
          </table:table-cell>
          <table:table-cell office:value-type="float" office:value="100">
            <text:p>100</text:p>
          </table:table-cell>
          <table:table-cell office:value-type="string">
            <text:p>training/textures/1f911-texture.png</text:p>
          </table:table-cell>
        </table:table-row>
        <table:table-row table:style-name="ro1">
          <table:table-cell office:value-type="string">
            <text:p>male-1f913</text:p>
          </table:table-cell>
          <table:table-cell office:value-type="string">
            <text:p>male</text:p>
          </table:table-cell>
          <table:table-cell office:value-type="string">
            <text:p>3ea4fbd9-dbae-4275-abc2-9e7b23488d3f</text:p>
          </table:table-cell>
          <table:table-cell office:value-type="string">
            <text:p>1f913</text:p>
          </table:table-cell>
          <table:table-cell office:value-type="string">
            <text:p>Peter</text:p>
          </table:table-cell>
          <table:table-cell office:value-type="float" office:value="0.5478">
            <text:p>0.5478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16078">
            <text:p>0.16078</text:p>
          </table:table-cell>
          <table:table-cell office:value-type="float" office:value="0.26275">
            <text:p>0.26275</text:p>
          </table:table-cell>
          <table:table-cell office:value-type="float" office:value="0.78824">
            <text:p>0.7882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488">
            <text:p>0.5488</text:p>
          </table:table-cell>
          <table:table-cell office:value-type="float" office:value="0">
            <text:p>0</text:p>
          </table:table-cell>
          <table:table-cell office:value-type="float" office:value="0.7747">
            <text:p>0.7747</text:p>
          </table:table-cell>
          <table:table-cell office:value-type="float" office:value="100">
            <text:p>100</text:p>
          </table:table-cell>
          <table:table-cell office:value-type="string">
            <text:p>training/textures/1f913-texture.png</text:p>
          </table:table-cell>
        </table:table-row>
        <table:table-row table:style-name="ro1">
          <table:table-cell office:value-type="string">
            <text:p>male-1f914</text:p>
          </table:table-cell>
          <table:table-cell office:value-type="string">
            <text:p>male</text:p>
          </table:table-cell>
          <table:table-cell office:value-type="string">
            <text:p>802ba52b-3f11-4325-860b-dd0314f4f029</text:p>
          </table:table-cell>
          <table:table-cell office:value-type="string">
            <text:p>1f914</text:p>
          </table:table-cell>
          <table:table-cell office:value-type="string">
            <text:p>Benjamin</text:p>
          </table:table-cell>
          <table:table-cell office:value-type="float" office:value="0.90202">
            <text:p>0.9020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30196">
            <text:p>0.30196</text:p>
          </table:table-cell>
          <table:table-cell office:value-type="float" office:value="0.17255">
            <text:p>0.17255</text:p>
          </table:table-cell>
          <table:table-cell office:value-type="float" office:value="0.98039">
            <text:p>0.9803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90302">
            <text:p>0.90302</text:p>
          </table:table-cell>
          <table:table-cell office:value-type="float" office:value="0">
            <text:p>0</text:p>
          </table:table-cell>
          <table:table-cell office:value-type="float" office:value="1.27565">
            <text:p>1.27565</text:p>
          </table:table-cell>
          <table:table-cell office:value-type="float" office:value="100">
            <text:p>100</text:p>
          </table:table-cell>
          <table:table-cell office:value-type="string">
            <text:p>training/textures/1f914-texture.png</text:p>
          </table:table-cell>
        </table:table-row>
        <table:table-row table:style-name="ro1">
          <table:table-cell office:value-type="string">
            <text:p>male-1f917</text:p>
          </table:table-cell>
          <table:table-cell office:value-type="string">
            <text:p>male</text:p>
          </table:table-cell>
          <table:table-cell office:value-type="string">
            <text:p>e8a55a86-e489-49f4-b8c5-5fb11f32e797</text:p>
          </table:table-cell>
          <table:table-cell office:value-type="string">
            <text:p>1f917</text:p>
          </table:table-cell>
          <table:table-cell office:value-type="string">
            <text:p>Frederick</text:p>
          </table:table-cell>
          <table:table-cell office:value-type="float" office:value="1.1487">
            <text:p>1.1487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12549">
            <text:p>0.12549</text:p>
          </table:table-cell>
          <table:table-cell office:value-type="float" office:value="0.21569">
            <text:p>0.21569</text:p>
          </table:table-cell>
          <table:table-cell office:value-type="float" office:value="0.6549">
            <text:p>0.6549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1497">
            <text:p>1.1497</text:p>
          </table:table-cell>
          <table:table-cell office:value-type="float" office:value="0">
            <text:p>0</text:p>
          </table:table-cell>
          <table:table-cell office:value-type="float" office:value="1.62451">
            <text:p>1.62451</text:p>
          </table:table-cell>
          <table:table-cell office:value-type="float" office:value="100">
            <text:p>100</text:p>
          </table:table-cell>
          <table:table-cell office:value-type="string">
            <text:p>training/textures/1f917-texture.png</text:p>
          </table:table-cell>
        </table:table-row>
        <table:table-row table:style-name="ro1">
          <table:table-cell office:value-type="string">
            <text:p>male-1f928</text:p>
          </table:table-cell>
          <table:table-cell office:value-type="string">
            <text:p>male</text:p>
          </table:table-cell>
          <table:table-cell office:value-type="string">
            <text:p>b89c9630-68d5-477d-845a-5889e56461f9</text:p>
          </table:table-cell>
          <table:table-cell office:value-type="string">
            <text:p>1f928</text:p>
          </table:table-cell>
          <table:table-cell office:value-type="string">
            <text:p>Willie</text:p>
          </table:table-cell>
          <table:table-cell office:value-type="float" office:value="1.05338">
            <text:p>1.05338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3137">
            <text:p>0.03137</text:p>
          </table:table-cell>
          <table:table-cell office:value-type="float" office:value="0.07451">
            <text:p>0.07451</text:p>
          </table:table-cell>
          <table:table-cell office:value-type="float" office:value="0.63529">
            <text:p>0.6352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5438">
            <text:p>1.05438</text:p>
          </table:table-cell>
          <table:table-cell office:value-type="float" office:value="0">
            <text:p>0</text:p>
          </table:table-cell>
          <table:table-cell office:value-type="float" office:value="1.4897">
            <text:p>1.4897</text:p>
          </table:table-cell>
          <table:table-cell office:value-type="float" office:value="100">
            <text:p>100</text:p>
          </table:table-cell>
          <table:table-cell office:value-type="string">
            <text:p>training/textures/1f928-texture.png</text:p>
          </table:table-cell>
        </table:table-row>
        <table:table-row table:style-name="ro1">
          <table:table-cell office:value-type="string">
            <text:p>male-1f973</text:p>
          </table:table-cell>
          <table:table-cell office:value-type="string">
            <text:p>male</text:p>
          </table:table-cell>
          <table:table-cell office:value-type="string">
            <text:p>2a3fc331-784c-4a21-8289-bb56cd008c1e</text:p>
          </table:table-cell>
          <table:table-cell office:value-type="string">
            <text:p>1f973</text:p>
          </table:table-cell>
          <table:table-cell office:value-type="string">
            <text:p>Alfred</text:p>
          </table:table-cell>
          <table:table-cell office:value-type="float" office:value="1.03396">
            <text:p>1.03396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902">
            <text:p>0.09020</text:p>
          </table:table-cell>
          <table:table-cell office:value-type="float" office:value="0.00784">
            <text:p>0.00784</text:p>
          </table:table-cell>
          <table:table-cell office:value-type="float" office:value="0.73725">
            <text:p>0.7372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3496">
            <text:p>1.03496</text:p>
          </table:table-cell>
          <table:table-cell office:value-type="float" office:value="0">
            <text:p>0</text:p>
          </table:table-cell>
          <table:table-cell office:value-type="float" office:value="1.46225">
            <text:p>1.46225</text:p>
          </table:table-cell>
          <table:table-cell office:value-type="float" office:value="100">
            <text:p>100</text:p>
          </table:table-cell>
          <table:table-cell office:value-type="string">
            <text:p>training/textures/1f973-texture.png</text:p>
          </table:table-cell>
        </table:table-row>
        <table:table-row table:style-name="ro1">
          <table:table-cell office:value-type="string">
            <text:p>male-1f974</text:p>
          </table:table-cell>
          <table:table-cell office:value-type="string">
            <text:p>male</text:p>
          </table:table-cell>
          <table:table-cell office:value-type="string">
            <text:p>e08b1cf9-171d-4dd6-b8a4-287a2efadc61</text:p>
          </table:table-cell>
          <table:table-cell office:value-type="string">
            <text:p>1f974</text:p>
          </table:table-cell>
          <table:table-cell office:value-type="string">
            <text:p>Sam</text:p>
          </table:table-cell>
          <table:table-cell office:value-type="float" office:value="0.60963">
            <text:p>0.60963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08235">
            <text:p>0.08235</text:p>
          </table:table-cell>
          <table:table-cell office:value-type="float" office:value="0.35686">
            <text:p>0.35686</text:p>
          </table:table-cell>
          <table:table-cell office:value-type="float" office:value="0.7098">
            <text:p>0.7098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61063">
            <text:p>0.61063</text:p>
          </table:table-cell>
          <table:table-cell office:value-type="float" office:value="0">
            <text:p>0</text:p>
          </table:table-cell>
          <table:table-cell office:value-type="float" office:value="0.86215">
            <text:p>0.86215</text:p>
          </table:table-cell>
          <table:table-cell office:value-type="float" office:value="100">
            <text:p>100</text:p>
          </table:table-cell>
          <table:table-cell office:value-type="string">
            <text:p>training/textures/1f974-texture.png</text:p>
          </table:table-cell>
        </table:table-row>
        <table:table-row table:style-name="ro1">
          <table:table-cell office:value-type="string">
            <text:p>male-1f97a</text:p>
          </table:table-cell>
          <table:table-cell office:value-type="string">
            <text:p>male</text:p>
          </table:table-cell>
          <table:table-cell office:value-type="string">
            <text:p>b0b299b5-e376-4214-b2d0-23896075e798</text:p>
          </table:table-cell>
          <table:table-cell office:value-type="string">
            <text:p>1f97a</text:p>
          </table:table-cell>
          <table:table-cell office:value-type="string">
            <text:p>Roy</text:p>
          </table:table-cell>
          <table:table-cell office:value-type="float" office:value="0.5742">
            <text:p>0.5742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.26667">
            <text:p>0.26667</text:p>
          </table:table-cell>
          <table:table-cell office:value-type="float" office:value="0.3451">
            <text:p>0.34510</text:p>
          </table:table-cell>
          <table:table-cell office:value-type="float" office:value="0.74118">
            <text:p>0.7411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5752">
            <text:p>0.5752</text:p>
          </table:table-cell>
          <table:table-cell office:value-type="float" office:value="0">
            <text:p>0</text:p>
          </table:table-cell>
          <table:table-cell office:value-type="float" office:value="0.81204">
            <text:p>0.81204</text:p>
          </table:table-cell>
          <table:table-cell office:value-type="float" office:value="100">
            <text:p>100</text:p>
          </table:table-cell>
          <table:table-cell office:value-type="string">
            <text:p>training/textures/1f97a-texture.png</text:p>
          </table:table-cell>
        </table:table-row>
        <table:table-row table:style-name="ro2">
          <table:table-cell office:value-type="string">
            <text:p>enby-1f60a</text:p>
          </table:table-cell>
          <table:table-cell office:value-type="string">
            <text:p>enby</text:p>
          </table:table-cell>
          <table:table-cell office:value-type="string">
            <text:p>257b3f63-bac8-41c5-94d4-02f10c09cbbd</text:p>
          </table:table-cell>
          <table:table-cell office:value-type="string">
            <text:p>1f60a</text:p>
          </table:table-cell>
          <table:table-cell office:value-type="string">
            <text:p>Bailey</text:p>
          </table:table-cell>
          <table:table-cell office:value-type="float" office:value="0.84447">
            <text:p>0.84447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0.66275">
            <text:p>0.66275</text:p>
          </table:table-cell>
          <table:table-cell office:value-type="float" office:value="0.32157">
            <text:p>0.32157</text:p>
          </table:table-cell>
          <table:table-cell office:value-type="float" office:value="0.6902">
            <text:p>0.69020</text:p>
          </table:table-cell>
          <table:table-cell office:value-type="float" office:value="0">
            <text:p>0</text:p>
          </table:table-cell>
          <table:table-cell office:value-type="string">
            <text:p>rainbow</text:p>
          </table:table-cell>
          <table:table-cell office:value-type="float" office:value="0">
            <text:p>0</text:p>
          </table:table-cell>
          <table:table-cell office:value-type="float" office:value="0.84547">
            <text:p>0.84547</text:p>
          </table:table-cell>
          <table:table-cell office:value-type="float" office:value="0">
            <text:p>0</text:p>
          </table:table-cell>
          <table:table-cell office:value-type="float" office:value="1.19427">
            <text:p>1.19427</text:p>
          </table:table-cell>
          <table:table-cell office:value-type="float" office:value="100">
            <text:p>100</text:p>
          </table:table-cell>
          <table:table-cell office:value-type="string">
            <text:p>assets/texture-1f60a-3072x512.png</text:p>
          </table:table-cell>
        </table:table-row>
        <table:table-row table:style-name="ro2">
          <table:table-cell office:value-type="string">
            <text:p>enby-1f61a</text:p>
          </table:table-cell>
          <table:table-cell office:value-type="string">
            <text:p>enby</text:p>
          </table:table-cell>
          <table:table-cell office:value-type="string">
            <text:p>8a004845-1296-4f20-aa92-baea9b90692d</text:p>
          </table:table-cell>
          <table:table-cell office:value-type="string">
            <text:p>1f61a</text:p>
          </table:table-cell>
          <table:table-cell office:value-type="string">
            <text:p>Hunter</text:p>
          </table:table-cell>
          <table:table-cell office:value-type="float" office:value="1.12638">
            <text:p>1.12638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0.97255">
            <text:p>0.97255</text:p>
          </table:table-cell>
          <table:table-cell office:value-type="float" office:value="0.12157">
            <text:p>0.12157</text:p>
          </table:table-cell>
          <table:table-cell office:value-type="float" office:value="0.69804">
            <text:p>0.69804</text:p>
          </table:table-cell>
          <table:table-cell office:value-type="float" office:value="0">
            <text:p>0</text:p>
          </table:table-cell>
          <table:table-cell office:value-type="string">
            <text:p>rainbow</text:p>
          </table:table-cell>
          <table:table-cell office:value-type="float" office:value="0">
            <text:p>0</text:p>
          </table:table-cell>
          <table:table-cell office:value-type="float" office:value="1.12738">
            <text:p>1.12738</text:p>
          </table:table-cell>
          <table:table-cell office:value-type="float" office:value="0">
            <text:p>0</text:p>
          </table:table-cell>
          <table:table-cell office:value-type="float" office:value="1.59295">
            <text:p>1.59295</text:p>
          </table:table-cell>
          <table:table-cell office:value-type="float" office:value="100">
            <text:p>100</text:p>
          </table:table-cell>
          <table:table-cell office:value-type="string">
            <text:p>assets/texture-1f61a-3072x512.png</text:p>
          </table:table-cell>
        </table:table-row>
        <table:table-row table:style-name="ro2">
          <table:table-cell office:value-type="string">
            <text:p>enby-1f633</text:p>
          </table:table-cell>
          <table:table-cell office:value-type="string">
            <text:p>enby</text:p>
          </table:table-cell>
          <table:table-cell office:value-type="string">
            <text:p>28f66be5-59d1-4157-8a69-d9fc030ad002</text:p>
          </table:table-cell>
          <table:table-cell office:value-type="string">
            <text:p>1f633</text:p>
          </table:table-cell>
          <table:table-cell office:value-type="string">
            <text:p>Justice</text:p>
          </table:table-cell>
          <table:table-cell office:value-type="float" office:value="0.54249">
            <text:p>0.54249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0.68627">
            <text:p>0.68627</text:p>
          </table:table-cell>
          <table:table-cell office:value-type="float" office:value="0.01176">
            <text:p>0.01176</text:p>
          </table:table-cell>
          <table:table-cell office:value-type="float" office:value="0.8902">
            <text:p>0.89020</text:p>
          </table:table-cell>
          <table:table-cell office:value-type="float" office:value="0">
            <text:p>0</text:p>
          </table:table-cell>
          <table:table-cell office:value-type="string">
            <text:p>rainbow</text:p>
          </table:table-cell>
          <table:table-cell office:value-type="float" office:value="0">
            <text:p>0</text:p>
          </table:table-cell>
          <table:table-cell office:value-type="float" office:value="0.54349">
            <text:p>0.54349</text:p>
          </table:table-cell>
          <table:table-cell office:value-type="float" office:value="0">
            <text:p>0</text:p>
          </table:table-cell>
          <table:table-cell office:value-type="float" office:value="0.7672">
            <text:p>0.7672</text:p>
          </table:table-cell>
          <table:table-cell office:value-type="float" office:value="100">
            <text:p>100</text:p>
          </table:table-cell>
          <table:table-cell office:value-type="string">
            <text:p>assets/texture-1f633-3072x512.png</text:p>
          </table:table-cell>
        </table:table-row>
        <table:table-row table:style-name="ro1">
          <table:table-cell office:value-type="string">
            <text:p>predator-1f42f</text:p>
          </table:table-cell>
          <table:table-cell office:value-type="string">
            <text:p>predator</text:p>
          </table:table-cell>
          <table:table-cell office:value-type="string">
            <text:p>3f593120-6dfd-42aa-bb71-bac73503d5a4</text:p>
          </table:table-cell>
          <table:table-cell office:value-type="string">
            <text:p>1f42f</text:p>
          </table:table-cell>
          <table:table-cell office:value-type="string">
            <text:p>Tiger</text:p>
          </table:table-cell>
          <table:table-cell office:value-type="float" office:value="0.59568">
            <text:p>0.59568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98824">
            <text:p>0.98824</text:p>
          </table:table-cell>
          <table:table-cell office:value-type="float" office:value="0.34902">
            <text:p>0.34902</text:p>
          </table:table-cell>
          <table:table-cell office:value-type="float" office:value="0.27843">
            <text:p>0.27843</text:p>
          </table:table-cell>
          <table:table-cell office:value-type="float" office:value="0">
            <text:p>0</text:p>
          </table:table-cell>
          <table:table-cell office:value-type="string">
            <text:p>surface-2-confetti-512x512</text:p>
          </table:table-cell>
          <table:table-cell office:value-type="float" office:value="0">
            <text:p>0</text:p>
          </table:table-cell>
          <table:table-cell office:value-type="float" office:value="0.59668">
            <text:p>0.59668</text:p>
          </table:table-cell>
          <table:table-cell office:value-type="float" office:value="0">
            <text:p>0</text:p>
          </table:table-cell>
          <table:table-cell office:value-type="float" office:value="0.84242">
            <text:p>0.84242</text:p>
          </table:table-cell>
          <table:table-cell office:value-type="float" office:value="100">
            <text:p>100</text:p>
          </table:table-cell>
          <table:table-cell office:value-type="string">
            <text:p>training/textures/1f42f-texture.png</text:p>
          </table:table-cell>
        </table:table-row>
        <table:table-row table:style-name="ro1">
          <table:table-cell office:value-type="string">
            <text:p>predator-1f43a</text:p>
          </table:table-cell>
          <table:table-cell office:value-type="string">
            <text:p>predator</text:p>
          </table:table-cell>
          <table:table-cell office:value-type="string">
            <text:p>924006e6-2188-405e-9d5a-703417defb4a</text:p>
          </table:table-cell>
          <table:table-cell office:value-type="string">
            <text:p>1f43a</text:p>
          </table:table-cell>
          <table:table-cell office:value-type="string">
            <text:p>Wolf</text:p>
          </table:table-cell>
          <table:table-cell office:value-type="float" office:value="0.90115">
            <text:p>0.90115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67451">
            <text:p>0.67451</text:p>
          </table:table-cell>
          <table:table-cell office:value-type="float" office:value="0.29412">
            <text:p>0.29412</text:p>
          </table:table-cell>
          <table:table-cell office:value-type="float" office:value="0.29804">
            <text:p>0.29804</text:p>
          </table:table-cell>
          <table:table-cell office:value-type="float" office:value="0">
            <text:p>0</text:p>
          </table:table-cell>
          <table:table-cell office:value-type="string">
            <text:p>surface-4-berber-512x512</text:p>
          </table:table-cell>
          <table:table-cell office:value-type="float" office:value="0">
            <text:p>0</text:p>
          </table:table-cell>
          <table:table-cell office:value-type="float" office:value="0.90215">
            <text:p>0.90215</text:p>
          </table:table-cell>
          <table:table-cell office:value-type="float" office:value="0">
            <text:p>0</text:p>
          </table:table-cell>
          <table:table-cell office:value-type="float" office:value="1.27442">
            <text:p>1.27442</text:p>
          </table:table-cell>
          <table:table-cell office:value-type="float" office:value="100">
            <text:p>100</text:p>
          </table:table-cell>
          <table:table-cell office:value-type="string">
            <text:p>training/textures/1f43a-texture.png</text:p>
          </table:table-cell>
        </table:table-row>
        <table:table-row table:style-name="ro1">
          <table:table-cell office:value-type="string">
            <text:p>predator-1f43b</text:p>
          </table:table-cell>
          <table:table-cell office:value-type="string">
            <text:p>predator</text:p>
          </table:table-cell>
          <table:table-cell office:value-type="string">
            <text:p>ef39ffb2-e1ef-42e1-b254-130b032446d3</text:p>
          </table:table-cell>
          <table:table-cell office:value-type="string">
            <text:p>1f43b</text:p>
          </table:table-cell>
          <table:table-cell office:value-type="string">
            <text:p>Bear</text:p>
          </table:table-cell>
          <table:table-cell office:value-type="float" office:value="0.61949">
            <text:p>0.61949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94902">
            <text:p>0.94902</text:p>
          </table:table-cell>
          <table:table-cell office:value-type="float" office:value="0.32941">
            <text:p>0.32941</text:p>
          </table:table-cell>
          <table:table-cell office:value-type="float" office:value="0.36471">
            <text:p>0.36471</text:p>
          </table:table-cell>
          <table:table-cell office:value-type="float" office:value="0">
            <text:p>0</text:p>
          </table:table-cell>
          <table:table-cell office:value-type="string">
            <text:p>surface-8-snakeskin-512x512</text:p>
          </table:table-cell>
          <table:table-cell office:value-type="float" office:value="0">
            <text:p>0</text:p>
          </table:table-cell>
          <table:table-cell office:value-type="float" office:value="0.62049">
            <text:p>0.62049</text:p>
          </table:table-cell>
          <table:table-cell office:value-type="float" office:value="0">
            <text:p>0</text:p>
          </table:table-cell>
          <table:table-cell office:value-type="float" office:value="0.87609">
            <text:p>0.87609</text:p>
          </table:table-cell>
          <table:table-cell office:value-type="float" office:value="100">
            <text:p>100</text:p>
          </table:table-cell>
          <table:table-cell office:value-type="string">
            <text:p>training/textures/1f43b-texture.png</text:p>
          </table:table-cell>
        </table:table-row>
        <table:table-row table:style-name="ro1">
          <table:table-cell office:value-type="string">
            <text:p>predator-1f47f</text:p>
          </table:table-cell>
          <table:table-cell office:value-type="string">
            <text:p>predator</text:p>
          </table:table-cell>
          <table:table-cell office:value-type="string">
            <text:p>946b022e-91a2-4119-8f78-24284c7929df</text:p>
          </table:table-cell>
          <table:table-cell office:value-type="string">
            <text:p>1f47f</text:p>
          </table:table-cell>
          <table:table-cell office:value-type="string">
            <text:p>Purple Devil</text:p>
          </table:table-cell>
          <table:table-cell office:value-type="float" office:value="0.738">
            <text:p>0.73800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78039">
            <text:p>0.78039</text:p>
          </table:table-cell>
          <table:table-cell office:value-type="float" office:value="0.13725">
            <text:p>0.13725</text:p>
          </table:table-cell>
          <table:table-cell office:value-type="float" office:value="0.01569">
            <text:p>0.01569</text:p>
          </table:table-cell>
          <table:table-cell office:value-type="float" office:value="0">
            <text:p>0</text:p>
          </table:table-cell>
          <table:table-cell office:value-type="string">
            <text:p>surface-9-coarse-weave-512x512</text:p>
          </table:table-cell>
          <table:table-cell office:value-type="float" office:value="0">
            <text:p>0</text:p>
          </table:table-cell>
          <table:table-cell office:value-type="float" office:value="0.739">
            <text:p>0.739</text:p>
          </table:table-cell>
          <table:table-cell office:value-type="float" office:value="0">
            <text:p>0</text:p>
          </table:table-cell>
          <table:table-cell office:value-type="float" office:value="1.04369">
            <text:p>1.04369</text:p>
          </table:table-cell>
          <table:table-cell office:value-type="float" office:value="100">
            <text:p>100</text:p>
          </table:table-cell>
          <table:table-cell office:value-type="string">
            <text:p>training/textures/1f47f-texture.png</text:p>
          </table:table-cell>
        </table:table-row>
        <table:table-row table:style-name="ro1">
          <table:table-cell office:value-type="string">
            <text:p>predator-1f63a</text:p>
          </table:table-cell>
          <table:table-cell office:value-type="string">
            <text:p>predator</text:p>
          </table:table-cell>
          <table:table-cell office:value-type="string">
            <text:p>860ac87f-1960-4541-a87e-0f4e5ab340fe</text:p>
          </table:table-cell>
          <table:table-cell office:value-type="string">
            <text:p>1f63a</text:p>
          </table:table-cell>
          <table:table-cell office:value-type="string">
            <text:p>Happy Lioness</text:p>
          </table:table-cell>
          <table:table-cell office:value-type="float" office:value="0.51428">
            <text:p>0.51428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62745">
            <text:p>0.62745</text:p>
          </table:table-cell>
          <table:table-cell office:value-type="float" office:value="0.22745">
            <text:p>0.22745</text:p>
          </table:table-cell>
          <table:table-cell office:value-type="float" office:value="0.3451">
            <text:p>0.34510</text:p>
          </table:table-cell>
          <table:table-cell office:value-type="float" office:value="0">
            <text:p>0</text:p>
          </table:table-cell>
          <table:table-cell office:value-type="string">
            <text:p>surface-10-stucco-512x512</text:p>
          </table:table-cell>
          <table:table-cell office:value-type="float" office:value="0">
            <text:p>0</text:p>
          </table:table-cell>
          <table:table-cell office:value-type="float" office:value="0.51528">
            <text:p>0.51528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office:value-type="float" office:value="100">
            <text:p>100</text:p>
          </table:table-cell>
          <table:table-cell office:value-type="string">
            <text:p>training/textures/1f63a-texture.png</text:p>
          </table:table-cell>
        </table:table-row>
        <table:table-row table:style-name="ro1">
          <table:table-cell office:value-type="string">
            <text:p>predator-1f63c</text:p>
          </table:table-cell>
          <table:table-cell office:value-type="string">
            <text:p>predator</text:p>
          </table:table-cell>
          <table:table-cell office:value-type="string">
            <text:p>eb7bf2a4-5504-4ccb-8e00-f197d0863887</text:p>
          </table:table-cell>
          <table:table-cell office:value-type="string">
            <text:p>1f63c</text:p>
          </table:table-cell>
          <table:table-cell office:value-type="string">
            <text:p>Hungry Lioness</text:p>
          </table:table-cell>
          <table:table-cell office:value-type="float" office:value="0.69388">
            <text:p>0.69388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1">
            <text:p>1.00000</text:p>
          </table:table-cell>
          <table:table-cell office:value-type="float" office:value="0.23922">
            <text:p>0.23922</text:p>
          </table:table-cell>
          <table:table-cell office:value-type="float" office:value="0.08627">
            <text:p>0.08627</text:p>
          </table:table-cell>
          <table:table-cell office:value-type="float" office:value="0">
            <text:p>0</text:p>
          </table:table-cell>
          <table:table-cell office:value-type="string">
            <text:p>surface-7-leaves-512x512</text:p>
          </table:table-cell>
          <table:table-cell office:value-type="float" office:value="0">
            <text:p>0</text:p>
          </table:table-cell>
          <table:table-cell office:value-type="float" office:value="0.69488">
            <text:p>0.69488</text:p>
          </table:table-cell>
          <table:table-cell office:value-type="float" office:value="0">
            <text:p>0</text:p>
          </table:table-cell>
          <table:table-cell office:value-type="float" office:value="0.98129">
            <text:p>0.98129</text:p>
          </table:table-cell>
          <table:table-cell office:value-type="float" office:value="100">
            <text:p>100</text:p>
          </table:table-cell>
          <table:table-cell office:value-type="string">
            <text:p>training/textures/1f63c-texture.png</text:p>
          </table:table-cell>
        </table:table-row>
        <table:table-row table:style-name="ro1">
          <table:table-cell office:value-type="string">
            <text:p>predator-1f63d</text:p>
          </table:table-cell>
          <table:table-cell office:value-type="string">
            <text:p>predator</text:p>
          </table:table-cell>
          <table:table-cell office:value-type="string">
            <text:p>d8e9b625-71c0-4517-8bf3-c56071cdd3a9</text:p>
          </table:table-cell>
          <table:table-cell office:value-type="string">
            <text:p>1f63d</text:p>
          </table:table-cell>
          <table:table-cell office:value-type="string">
            <text:p>Sleepy Lioness</text:p>
          </table:table-cell>
          <table:table-cell office:value-type="float" office:value="0.99704">
            <text:p>0.99704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78039">
            <text:p>0.78039</text:p>
          </table:table-cell>
          <table:table-cell office:value-type="float" office:value="0.12549">
            <text:p>0.12549</text:p>
          </table:table-cell>
          <table:table-cell office:value-type="float" office:value="0.15294">
            <text:p>0.15294</text:p>
          </table:table-cell>
          <table:table-cell office:value-type="float" office:value="0">
            <text:p>0</text:p>
          </table:table-cell>
          <table:table-cell office:value-type="string">
            <text:p>surface-5-gauze-512x512</text:p>
          </table:table-cell>
          <table:table-cell office:value-type="float" office:value="0">
            <text:p>0</text:p>
          </table:table-cell>
          <table:table-cell office:value-type="float" office:value="0.99804">
            <text:p>0.99804</text:p>
          </table:table-cell>
          <table:table-cell office:value-type="float" office:value="0">
            <text:p>0</text:p>
          </table:table-cell>
          <table:table-cell office:value-type="float" office:value="1.41003">
            <text:p>1.41003</text:p>
          </table:table-cell>
          <table:table-cell office:value-type="float" office:value="100">
            <text:p>100</text:p>
          </table:table-cell>
          <table:table-cell office:value-type="string">
            <text:p>training/textures/1f63d-texture.png</text:p>
          </table:table-cell>
        </table:table-row>
        <table:table-row table:style-name="ro1">
          <table:table-cell office:value-type="string">
            <text:p>predator-1f63e</text:p>
          </table:table-cell>
          <table:table-cell office:value-type="string">
            <text:p>predator</text:p>
          </table:table-cell>
          <table:table-cell office:value-type="string">
            <text:p>0ab43cf3-1f93-4145-ac27-1004b9c38c73</text:p>
          </table:table-cell>
          <table:table-cell office:value-type="string">
            <text:p>1f63e</text:p>
          </table:table-cell>
          <table:table-cell office:value-type="string">
            <text:p>Angry Lioness</text:p>
          </table:table-cell>
          <table:table-cell office:value-type="float" office:value="0.79107">
            <text:p>0.79107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74118">
            <text:p>0.74118</text:p>
          </table:table-cell>
          <table:table-cell office:value-type="float" office:value="0.04314">
            <text:p>0.04314</text:p>
          </table:table-cell>
          <table:table-cell office:value-type="float" office:value="0.23922">
            <text:p>0.23922</text:p>
          </table:table-cell>
          <table:table-cell office:value-type="float" office:value="0">
            <text:p>0</text:p>
          </table:table-cell>
          <table:table-cell office:value-type="string">
            <text:p>surface-3-driven-snow-512x512</text:p>
          </table:table-cell>
          <table:table-cell office:value-type="float" office:value="0">
            <text:p>0</text:p>
          </table:table-cell>
          <table:table-cell office:value-type="float" office:value="0.79207">
            <text:p>0.79207</text:p>
          </table:table-cell>
          <table:table-cell office:value-type="float" office:value="0">
            <text:p>0</text:p>
          </table:table-cell>
          <table:table-cell office:value-type="float" office:value="1.11875">
            <text:p>1.11875</text:p>
          </table:table-cell>
          <table:table-cell office:value-type="float" office:value="100">
            <text:p>100</text:p>
          </table:table-cell>
          <table:table-cell office:value-type="string">
            <text:p>training/textures/1f63e-texture.png</text:p>
          </table:table-cell>
        </table:table-row>
        <table:table-row table:style-name="ro1">
          <table:table-cell office:value-type="string">
            <text:p>predator-1f64a</text:p>
          </table:table-cell>
          <table:table-cell office:value-type="string">
            <text:p>predator</text:p>
          </table:table-cell>
          <table:table-cell office:value-type="string">
            <text:p>11d9b50e-eb2c-40df-ba05-88faf52e749a</text:p>
          </table:table-cell>
          <table:table-cell office:value-type="string">
            <text:p>1f64a</text:p>
          </table:table-cell>
          <table:table-cell office:value-type="string">
            <text:p>Monkey</text:p>
          </table:table-cell>
          <table:table-cell office:value-type="float" office:value="1.03573">
            <text:p>1.03573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81176">
            <text:p>0.81176</text:p>
          </table:table-cell>
          <table:table-cell office:value-type="float" office:value="0.04706">
            <text:p>0.04706</text:p>
          </table:table-cell>
          <table:table-cell office:value-type="float" office:value="0.07451">
            <text:p>0.07451</text:p>
          </table:table-cell>
          <table:table-cell office:value-type="float" office:value="0">
            <text:p>0</text:p>
          </table:table-cell>
          <table:table-cell office:value-type="string">
            <text:p>surface-6-parchment-512x512</text:p>
          </table:table-cell>
          <table:table-cell office:value-type="float" office:value="0">
            <text:p>0</text:p>
          </table:table-cell>
          <table:table-cell office:value-type="float" office:value="1.03673">
            <text:p>1.03673</text:p>
          </table:table-cell>
          <table:table-cell office:value-type="float" office:value="0">
            <text:p>0</text:p>
          </table:table-cell>
          <table:table-cell office:value-type="float" office:value="1.46475">
            <text:p>1.46475</text:p>
          </table:table-cell>
          <table:table-cell office:value-type="float" office:value="100">
            <text:p>100</text:p>
          </table:table-cell>
          <table:table-cell office:value-type="string">
            <text:p>training/textures/1f64a-texture.png</text:p>
          </table:table-cell>
        </table:table-row>
        <table:table-row table:style-name="ro1">
          <table:table-cell office:value-type="string">
            <text:p>predator-1f988</text:p>
          </table:table-cell>
          <table:table-cell office:value-type="string">
            <text:p>predator</text:p>
          </table:table-cell>
          <table:table-cell office:value-type="string">
            <text:p>d1eeb7d9-d22a-492c-98ee-976de2617776</text:p>
          </table:table-cell>
          <table:table-cell office:value-type="string">
            <text:p>1f988</text:p>
          </table:table-cell>
          <table:table-cell office:value-type="string">
            <text:p>Shark</text:p>
          </table:table-cell>
          <table:table-cell office:value-type="float" office:value="0.84751">
            <text:p>0.8475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74902">
            <text:p>0.74902</text:p>
          </table:table-cell>
          <table:table-cell office:value-type="float" office:value="0.2902">
            <text:p>0.29020</text:p>
          </table:table-cell>
          <table:table-cell office:value-type="float" office:value="0.04706">
            <text:p>0.04706</text:p>
          </table:table-cell>
          <table:table-cell office:value-type="float" office:value="0">
            <text:p>0</text:p>
          </table:table-cell>
          <table:table-cell office:value-type="string">
            <text:p>surface-1-screen-door-512x512</text:p>
          </table:table-cell>
          <table:table-cell office:value-type="float" office:value="0">
            <text:p>0</text:p>
          </table:table-cell>
          <table:table-cell office:value-type="float" office:value="0.84851">
            <text:p>0.84851</text:p>
          </table:table-cell>
          <table:table-cell office:value-type="float" office:value="0">
            <text:p>0</text:p>
          </table:table-cell>
          <table:table-cell office:value-type="float" office:value="1.19857">
            <text:p>1.19857</text:p>
          </table:table-cell>
          <table:table-cell office:value-type="float" office:value="100">
            <text:p>100</text:p>
          </table:table-cell>
          <table:table-cell office:value-type="string">
            <text:p>training/textures/1f988-texture.png</text:p>
          </table:table-cell>
        </table:table-row>
        <table:table-row table:style-name="ro1">
          <table:table-cell office:value-type="string">
            <text:p>predator-1f989</text:p>
          </table:table-cell>
          <table:table-cell office:value-type="string">
            <text:p>predator</text:p>
          </table:table-cell>
          <table:table-cell office:value-type="string">
            <text:p>cacb4d8e-c1a9-4ecd-a641-cff41f020c75</text:p>
          </table:table-cell>
          <table:table-cell office:value-type="string">
            <text:p>1f989</text:p>
          </table:table-cell>
          <table:table-cell office:value-type="string">
            <text:p>Owl</text:p>
          </table:table-cell>
          <table:table-cell office:value-type="float" office:value="0.58513">
            <text:p>0.58513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81961">
            <text:p>0.81961</text:p>
          </table:table-cell>
          <table:table-cell office:value-type="float" office:value="0.19608">
            <text:p>0.19608</text:p>
          </table:table-cell>
          <table:table-cell office:value-type="float" office:value="0.26667">
            <text:p>0.26667</text:p>
          </table:table-cell>
          <table:table-cell office:value-type="float" office:value="0">
            <text:p>0</text:p>
          </table:table-cell>
          <table:table-cell office:value-type="string">
            <text:p>surface-10-stucco-512x512</text:p>
          </table:table-cell>
          <table:table-cell office:value-type="float" office:value="0">
            <text:p>0</text:p>
          </table:table-cell>
          <table:table-cell office:value-type="float" office:value="0.58613">
            <text:p>0.58613</text:p>
          </table:table-cell>
          <table:table-cell office:value-type="float" office:value="0">
            <text:p>0</text:p>
          </table:table-cell>
          <table:table-cell office:value-type="float" office:value="0.82749">
            <text:p>0.82749</text:p>
          </table:table-cell>
          <table:table-cell office:value-type="float" office:value="100">
            <text:p>100</text:p>
          </table:table-cell>
          <table:table-cell office:value-type="string">
            <text:p>training/textures/1f989-texture.png</text:p>
          </table:table-cell>
        </table:table-row>
        <table:table-row table:style-name="ro1">
          <table:table-cell office:value-type="string">
            <text:p>predator-1f98a</text:p>
          </table:table-cell>
          <table:table-cell office:value-type="string">
            <text:p>predator</text:p>
          </table:table-cell>
          <table:table-cell office:value-type="string">
            <text:p>9b4cc37d-0f34-4703-a0d5-74dc082c0508</text:p>
          </table:table-cell>
          <table:table-cell office:value-type="string">
            <text:p>1f98a</text:p>
          </table:table-cell>
          <table:table-cell office:value-type="string">
            <text:p>Fox</text:p>
          </table:table-cell>
          <table:table-cell office:value-type="float" office:value="0.81827">
            <text:p>0.81827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67059">
            <text:p>0.67059</text:p>
          </table:table-cell>
          <table:table-cell office:value-type="float" office:value="0.16471">
            <text:p>0.16471</text:p>
          </table:table-cell>
          <table:table-cell office:value-type="float" office:value="0.29412">
            <text:p>0.29412</text:p>
          </table:table-cell>
          <table:table-cell office:value-type="float" office:value="0">
            <text:p>0</text:p>
          </table:table-cell>
          <table:table-cell office:value-type="string">
            <text:p>surface-10-stucco-512x512</text:p>
          </table:table-cell>
          <table:table-cell office:value-type="float" office:value="0">
            <text:p>0</text:p>
          </table:table-cell>
          <table:table-cell office:value-type="float" office:value="0.81927">
            <text:p>0.81927</text:p>
          </table:table-cell>
          <table:table-cell office:value-type="float" office:value="0">
            <text:p>0</text:p>
          </table:table-cell>
          <table:table-cell office:value-type="float" office:value="1.1572">
            <text:p>1.1572</text:p>
          </table:table-cell>
          <table:table-cell office:value-type="float" office:value="100">
            <text:p>100</text:p>
          </table:table-cell>
          <table:table-cell office:value-type="string">
            <text:p>training/textures/1f98a-texture.png</text:p>
          </table:table-cell>
        </table:table-row>
        <table:table-row table:style-name="ro1">
          <table:table-cell office:value-type="string">
            <text:p>predator-1f98c</text:p>
          </table:table-cell>
          <table:table-cell office:value-type="string">
            <text:p>predator</text:p>
          </table:table-cell>
          <table:table-cell office:value-type="string">
            <text:p>f6ca7a92-0f64-4916-bed0-28d89f114b25</text:p>
          </table:table-cell>
          <table:table-cell office:value-type="string">
            <text:p>1f98c</text:p>
          </table:table-cell>
          <table:table-cell office:value-type="string">
            <text:p>Buck</text:p>
          </table:table-cell>
          <table:table-cell office:value-type="float" office:value="0.78548">
            <text:p>0.78548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85882">
            <text:p>0.85882</text:p>
          </table:table-cell>
          <table:table-cell office:value-type="float" office:value="0.0902">
            <text:p>0.09020</text:p>
          </table:table-cell>
          <table:table-cell office:value-type="float" office:value="0.13333">
            <text:p>0.13333</text:p>
          </table:table-cell>
          <table:table-cell office:value-type="float" office:value="0">
            <text:p>0</text:p>
          </table:table-cell>
          <table:table-cell office:value-type="string">
            <text:p>surface-4-berber-512x512</text:p>
          </table:table-cell>
          <table:table-cell office:value-type="float" office:value="0">
            <text:p>0</text:p>
          </table:table-cell>
          <table:table-cell office:value-type="float" office:value="0.78648">
            <text:p>0.78648</text:p>
          </table:table-cell>
          <table:table-cell office:value-type="float" office:value="0">
            <text:p>0</text:p>
          </table:table-cell>
          <table:table-cell office:value-type="float" office:value="1.11083">
            <text:p>1.11083</text:p>
          </table:table-cell>
          <table:table-cell office:value-type="float" office:value="100">
            <text:p>100</text:p>
          </table:table-cell>
          <table:table-cell office:value-type="string">
            <text:p>training/textures/1f98c-texture.png</text:p>
          </table:table-cell>
        </table:table-row>
        <table:table-row table:style-name="ro1">
          <table:table-cell office:value-type="string">
            <text:p>predator-1f98d</text:p>
          </table:table-cell>
          <table:table-cell office:value-type="string">
            <text:p>predator</text:p>
          </table:table-cell>
          <table:table-cell office:value-type="string">
            <text:p>2e935ec8-55e8-4a84-8a3d-ec14848d8b7e</text:p>
          </table:table-cell>
          <table:table-cell office:value-type="string">
            <text:p>1f98d</text:p>
          </table:table-cell>
          <table:table-cell office:value-type="string">
            <text:p>Gorilla</text:p>
          </table:table-cell>
          <table:table-cell office:value-type="float" office:value="0.51177">
            <text:p>0.51177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93333">
            <text:p>0.93333</text:p>
          </table:table-cell>
          <table:table-cell office:value-type="float" office:value="0.08627">
            <text:p>0.08627</text:p>
          </table:table-cell>
          <table:table-cell office:value-type="float" office:value="0.22745">
            <text:p>0.22745</text:p>
          </table:table-cell>
          <table:table-cell office:value-type="float" office:value="0">
            <text:p>0</text:p>
          </table:table-cell>
          <table:table-cell office:value-type="string">
            <text:p>surface-1-screen-door-512x512</text:p>
          </table:table-cell>
          <table:table-cell office:value-type="float" office:value="0">
            <text:p>0</text:p>
          </table:table-cell>
          <table:table-cell office:value-type="float" office:value="0.51277">
            <text:p>0.51277</text:p>
          </table:table-cell>
          <table:table-cell office:value-type="float" office:value="0">
            <text:p>0</text:p>
          </table:table-cell>
          <table:table-cell office:value-type="float" office:value="0.72375">
            <text:p>0.72375</text:p>
          </table:table-cell>
          <table:table-cell office:value-type="float" office:value="100">
            <text:p>100</text:p>
          </table:table-cell>
          <table:table-cell office:value-type="string">
            <text:p>training/textures/1f98d-texture.png</text:p>
          </table:table-cell>
        </table:table-row>
        <table:table-row table:style-name="ro1">
          <table:table-cell office:value-type="string">
            <text:p>predator-1f994</text:p>
          </table:table-cell>
          <table:table-cell office:value-type="string">
            <text:p>predator</text:p>
          </table:table-cell>
          <table:table-cell office:value-type="string">
            <text:p>6bc927a1-98df-441e-973d-3f6377d47603</text:p>
          </table:table-cell>
          <table:table-cell office:value-type="string">
            <text:p>1f994</text:p>
          </table:table-cell>
          <table:table-cell office:value-type="string">
            <text:p>Beaver</text:p>
          </table:table-cell>
          <table:table-cell office:value-type="float" office:value="0.97319">
            <text:p>0.97319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88627">
            <text:p>0.88627</text:p>
          </table:table-cell>
          <table:table-cell office:value-type="float" office:value="0.12549">
            <text:p>0.12549</text:p>
          </table:table-cell>
          <table:table-cell office:value-type="float" office:value="0.21176">
            <text:p>0.21176</text:p>
          </table:table-cell>
          <table:table-cell office:value-type="float" office:value="0">
            <text:p>0</text:p>
          </table:table-cell>
          <table:table-cell office:value-type="string">
            <text:p>surface-10-stucco-512x512</text:p>
          </table:table-cell>
          <table:table-cell office:value-type="float" office:value="0">
            <text:p>0</text:p>
          </table:table-cell>
          <table:table-cell office:value-type="float" office:value="0.97419">
            <text:p>0.97419</text:p>
          </table:table-cell>
          <table:table-cell office:value-type="float" office:value="0">
            <text:p>0</text:p>
          </table:table-cell>
          <table:table-cell office:value-type="float" office:value="1.3763">
            <text:p>1.3763</text:p>
          </table:table-cell>
          <table:table-cell office:value-type="float" office:value="100">
            <text:p>100</text:p>
          </table:table-cell>
          <table:table-cell office:value-type="string">
            <text:p>training/textures/1f994-texture.png</text:p>
          </table:table-cell>
        </table:table-row>
        <table:table-row table:style-name="ro1">
          <table:table-cell office:value-type="string">
            <text:p>predator-1f99d</text:p>
          </table:table-cell>
          <table:table-cell office:value-type="string">
            <text:p>predator</text:p>
          </table:table-cell>
          <table:table-cell office:value-type="string">
            <text:p>a8e43e3e-b77e-4c5b-96f7-fefae3c5373b</text:p>
          </table:table-cell>
          <table:table-cell office:value-type="string">
            <text:p>1f99d</text:p>
          </table:table-cell>
          <table:table-cell office:value-type="string">
            <text:p>Raccoon</text:p>
          </table:table-cell>
          <table:table-cell office:value-type="float" office:value="0.96411">
            <text:p>0.9641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91373">
            <text:p>0.91373</text:p>
          </table:table-cell>
          <table:table-cell office:value-type="float" office:value="0.34118">
            <text:p>0.34118</text:p>
          </table:table-cell>
          <table:table-cell office:value-type="float" office:value="0.14118">
            <text:p>0.14118</text:p>
          </table:table-cell>
          <table:table-cell office:value-type="float" office:value="0">
            <text:p>0</text:p>
          </table:table-cell>
          <table:table-cell office:value-type="string">
            <text:p>surface-2-confetti-512x512</text:p>
          </table:table-cell>
          <table:table-cell office:value-type="float" office:value="0">
            <text:p>0</text:p>
          </table:table-cell>
          <table:table-cell office:value-type="float" office:value="0.96511">
            <text:p>0.96511</text:p>
          </table:table-cell>
          <table:table-cell office:value-type="float" office:value="0">
            <text:p>0</text:p>
          </table:table-cell>
          <table:table-cell office:value-type="float" office:value="1.36346">
            <text:p>1.36346</text:p>
          </table:table-cell>
          <table:table-cell office:value-type="float" office:value="100">
            <text:p>100</text:p>
          </table:table-cell>
          <table:table-cell office:value-type="string">
            <text:p>training/textures/1f99d-texture.png</text:p>
          </table:table-cell>
        </table:table-row>
        <table:table-row table:style-name="ro1">
          <table:table-cell office:value-type="string">
            <text:p>predator-1f99f</text:p>
          </table:table-cell>
          <table:table-cell office:value-type="string">
            <text:p>predator</text:p>
          </table:table-cell>
          <table:table-cell office:value-type="string">
            <text:p>488b6535-4f8f-40df-ab25-c747637c9c6b</text:p>
          </table:table-cell>
          <table:table-cell office:value-type="string">
            <text:p>1f99f</text:p>
          </table:table-cell>
          <table:table-cell office:value-type="string">
            <text:p>Wasp</text:p>
          </table:table-cell>
          <table:table-cell office:value-type="float" office:value="0.59119">
            <text:p>0.59119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0.6902">
            <text:p>0.69020</text:p>
          </table:table-cell>
          <table:table-cell office:value-type="float" office:value="0.18824">
            <text:p>0.18824</text:p>
          </table:table-cell>
          <table:table-cell office:value-type="float" office:value="0.21961">
            <text:p>0.21961</text:p>
          </table:table-cell>
          <table:table-cell office:value-type="float" office:value="0">
            <text:p>0</text:p>
          </table:table-cell>
          <table:table-cell office:value-type="string">
            <text:p>surface-3-driven-snow-512x512</text:p>
          </table:table-cell>
          <table:table-cell office:value-type="float" office:value="0">
            <text:p>0</text:p>
          </table:table-cell>
          <table:table-cell office:value-type="float" office:value="0.59219">
            <text:p>0.59219</text:p>
          </table:table-cell>
          <table:table-cell office:value-type="float" office:value="0">
            <text:p>0</text:p>
          </table:table-cell>
          <table:table-cell office:value-type="float" office:value="0.83607">
            <text:p>0.83607</text:p>
          </table:table-cell>
          <table:table-cell office:value-type="float" office:value="100">
            <text:p>100</text:p>
          </table:table-cell>
          <table:table-cell office:value-type="string">
            <text:p>training/textures/1f99f-texture.png</text:p>
          </table:table-cell>
        </table:table-row>
        <table:table-row table:style-name="ro1">
          <table:table-cell office:value-type="string">
            <text:p>resource-1f32d</text:p>
          </table:table-cell>
          <table:table-cell office:value-type="string">
            <text:p>resource</text:p>
          </table:table-cell>
          <table:table-cell office:value-type="string">
            <text:p>3cca394d-5a76-4b19-9d67-6fb4957de755</text:p>
          </table:table-cell>
          <table:table-cell office:value-type="string">
            <text:p>1f32d</text:p>
          </table:table-cell>
          <table:table-cell office:value-type="string">
            <text:p>Hotdog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9412">
            <text:p>0.09412</text:p>
          </table:table-cell>
          <table:table-cell office:value-type="float" office:value="0.91373">
            <text:p>0.91373</text:p>
          </table:table-cell>
          <table:table-cell office:value-type="float" office:value="0.21961">
            <text:p>0.2196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2d-texture.png</text:p>
          </table:table-cell>
        </table:table-row>
        <table:table-row table:style-name="ro1">
          <table:table-cell office:value-type="string">
            <text:p>resource-1f32e</text:p>
          </table:table-cell>
          <table:table-cell office:value-type="string">
            <text:p>resource</text:p>
          </table:table-cell>
          <table:table-cell office:value-type="string">
            <text:p>d5944064-be76-43e0-b9b1-3e659f87ee9a</text:p>
          </table:table-cell>
          <table:table-cell office:value-type="string">
            <text:p>1f32e</text:p>
          </table:table-cell>
          <table:table-cell office:value-type="string">
            <text:p>Taco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7059">
            <text:p>0.07059</text:p>
          </table:table-cell>
          <table:table-cell office:value-type="float" office:value="0.76471">
            <text:p>0.76471</text:p>
          </table:table-cell>
          <table:table-cell office:value-type="float" office:value="0.03922">
            <text:p>0.0392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2e-texture.png</text:p>
          </table:table-cell>
        </table:table-row>
        <table:table-row table:style-name="ro1">
          <table:table-cell office:value-type="string">
            <text:p>resource-1f33d</text:p>
          </table:table-cell>
          <table:table-cell office:value-type="string">
            <text:p>resource</text:p>
          </table:table-cell>
          <table:table-cell office:value-type="string">
            <text:p>21e8051d-2226-4c32-8952-e50146eb7982</text:p>
          </table:table-cell>
          <table:table-cell office:value-type="string">
            <text:p>1f33d</text:p>
          </table:table-cell>
          <table:table-cell office:value-type="string">
            <text:p>Corn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9412">
            <text:p>0.29412</text:p>
          </table:table-cell>
          <table:table-cell office:value-type="float" office:value="0.65882">
            <text:p>0.65882</text:p>
          </table:table-cell>
          <table:table-cell office:value-type="float" office:value="0.32157">
            <text:p>0.3215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3d-texture.png</text:p>
          </table:table-cell>
        </table:table-row>
        <table:table-row table:style-name="ro1">
          <table:table-cell office:value-type="string">
            <text:p>resource-1f345</text:p>
          </table:table-cell>
          <table:table-cell office:value-type="string">
            <text:p>resource</text:p>
          </table:table-cell>
          <table:table-cell office:value-type="string">
            <text:p>5760ef44-c05a-45de-b00c-9fc81a923461</text:p>
          </table:table-cell>
          <table:table-cell office:value-type="string">
            <text:p>1f345</text:p>
          </table:table-cell>
          <table:table-cell office:value-type="string">
            <text:p>Tomato Larg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451">
            <text:p>0.34510</text:p>
          </table:table-cell>
          <table:table-cell office:value-type="float" office:value="0.7451">
            <text:p>0.74510</text:p>
          </table:table-cell>
          <table:table-cell office:value-type="float" office:value="0.20392">
            <text:p>0.2039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5-texture.png</text:p>
          </table:table-cell>
        </table:table-row>
        <table:table-row table:style-name="ro1">
          <table:table-cell office:value-type="string">
            <text:p>resource-1f346</text:p>
          </table:table-cell>
          <table:table-cell office:value-type="string">
            <text:p>resource</text:p>
          </table:table-cell>
          <table:table-cell office:value-type="string">
            <text:p>fda398d0-b221-4454-aa17-40f9555c7e7a</text:p>
          </table:table-cell>
          <table:table-cell office:value-type="string">
            <text:p>1f346</text:p>
          </table:table-cell>
          <table:table-cell office:value-type="string">
            <text:p>Eggplant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9412">
            <text:p>0.29412</text:p>
          </table:table-cell>
          <table:table-cell office:value-type="float" office:value="0.77647">
            <text:p>0.77647</text:p>
          </table:table-cell>
          <table:table-cell office:value-type="float" office:value="0.00784">
            <text:p>0.0078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6-texture.png</text:p>
          </table:table-cell>
        </table:table-row>
        <table:table-row table:style-name="ro1">
          <table:table-cell office:value-type="string">
            <text:p>resource-1f347</text:p>
          </table:table-cell>
          <table:table-cell office:value-type="string">
            <text:p>resource</text:p>
          </table:table-cell>
          <table:table-cell office:value-type="string">
            <text:p>184924c8-74a3-49c8-a0fa-63458fe85b40</text:p>
          </table:table-cell>
          <table:table-cell office:value-type="string">
            <text:p>1f347</text:p>
          </table:table-cell>
          <table:table-cell office:value-type="string">
            <text:p>Grapes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2549">
            <text:p>0.12549</text:p>
          </table:table-cell>
          <table:table-cell office:value-type="float" office:value="0.93333">
            <text:p>0.93333</text:p>
          </table:table-cell>
          <table:table-cell office:value-type="float" office:value="0.05098">
            <text:p>0.0509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7-texture.png</text:p>
          </table:table-cell>
        </table:table-row>
        <table:table-row table:style-name="ro1">
          <table:table-cell office:value-type="string">
            <text:p>resource-1f348</text:p>
          </table:table-cell>
          <table:table-cell office:value-type="string">
            <text:p>resource</text:p>
          </table:table-cell>
          <table:table-cell office:value-type="string">
            <text:p>27d9b375-4b3e-40e3-93ae-53d7b47c16ed</text:p>
          </table:table-cell>
          <table:table-cell office:value-type="string">
            <text:p>1f348</text:p>
          </table:table-cell>
          <table:table-cell office:value-type="string">
            <text:p>Melon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5882">
            <text:p>0.25882</text:p>
          </table:table-cell>
          <table:table-cell office:value-type="float" office:value="0.91765">
            <text:p>0.91765</text:p>
          </table:table-cell>
          <table:table-cell office:value-type="float" office:value="0.03137">
            <text:p>0.0313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8-texture.png</text:p>
          </table:table-cell>
        </table:table-row>
        <table:table-row table:style-name="ro1">
          <table:table-cell office:value-type="string">
            <text:p>resource-1f349</text:p>
          </table:table-cell>
          <table:table-cell office:value-type="string">
            <text:p>resource</text:p>
          </table:table-cell>
          <table:table-cell office:value-type="string">
            <text:p>bb821ac0-95e6-45cc-88ff-350831dbe31e</text:p>
          </table:table-cell>
          <table:table-cell office:value-type="string">
            <text:p>1f349</text:p>
          </table:table-cell>
          <table:table-cell office:value-type="string">
            <text:p>Watermelon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1765">
            <text:p>0.31765</text:p>
          </table:table-cell>
          <table:table-cell office:value-type="float" office:value="0.74902">
            <text:p>0.74902</text:p>
          </table:table-cell>
          <table:table-cell office:value-type="float" office:value="0.0902">
            <text:p>0.0902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9-texture.png</text:p>
          </table:table-cell>
        </table:table-row>
        <table:table-row table:style-name="ro1">
          <table:table-cell office:value-type="string">
            <text:p>resource-1f34a</text:p>
          </table:table-cell>
          <table:table-cell office:value-type="string">
            <text:p>resource</text:p>
          </table:table-cell>
          <table:table-cell office:value-type="string">
            <text:p>0ad900ad-1542-415b-9702-78aaacbbdb7e</text:p>
          </table:table-cell>
          <table:table-cell office:value-type="string">
            <text:p>1f34a</text:p>
          </table:table-cell>
          <table:table-cell office:value-type="string">
            <text:p>Peach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549">
            <text:p>0.05490</text:p>
          </table:table-cell>
          <table:table-cell office:value-type="float" office:value="0.70588">
            <text:p>0.70588</text:p>
          </table:table-cell>
          <table:table-cell office:value-type="float" office:value="0.32549">
            <text:p>0.3254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a-texture.png</text:p>
          </table:table-cell>
        </table:table-row>
        <table:table-row table:style-name="ro1">
          <table:table-cell office:value-type="string">
            <text:p>resource-1f34b</text:p>
          </table:table-cell>
          <table:table-cell office:value-type="string">
            <text:p>resource</text:p>
          </table:table-cell>
          <table:table-cell office:value-type="string">
            <text:p>9093a24e-78c6-4d15-a410-cdb47676a83e</text:p>
          </table:table-cell>
          <table:table-cell office:value-type="string">
            <text:p>1f34b</text:p>
          </table:table-cell>
          <table:table-cell office:value-type="string">
            <text:p>Lemon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549">
            <text:p>0.05490</text:p>
          </table:table-cell>
          <table:table-cell office:value-type="float" office:value="0.97647">
            <text:p>0.97647</text:p>
          </table:table-cell>
          <table:table-cell office:value-type="float" office:value="0.21961">
            <text:p>0.2196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b-texture.png</text:p>
          </table:table-cell>
        </table:table-row>
        <table:table-row table:style-name="ro1">
          <table:table-cell office:value-type="string">
            <text:p>resource-1f34c</text:p>
          </table:table-cell>
          <table:table-cell office:value-type="string">
            <text:p>resource</text:p>
          </table:table-cell>
          <table:table-cell office:value-type="string">
            <text:p>d6e75d1a-e152-4e44-aa5e-ab4b2c99439f</text:p>
          </table:table-cell>
          <table:table-cell office:value-type="string">
            <text:p>1f34c</text:p>
          </table:table-cell>
          <table:table-cell office:value-type="string">
            <text:p>Banana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3922">
            <text:p>0.03922</text:p>
          </table:table-cell>
          <table:table-cell office:value-type="float" office:value="0.62353">
            <text:p>0.62353</text:p>
          </table:table-cell>
          <table:table-cell office:value-type="float" office:value="0.16863">
            <text:p>0.1686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c-texture.png</text:p>
          </table:table-cell>
        </table:table-row>
        <table:table-row table:style-name="ro1">
          <table:table-cell office:value-type="string">
            <text:p>resource-1f34d</text:p>
          </table:table-cell>
          <table:table-cell office:value-type="string">
            <text:p>resource</text:p>
          </table:table-cell>
          <table:table-cell office:value-type="string">
            <text:p>9dd2809e-3f82-41be-80ac-e1f0c008d3a1</text:p>
          </table:table-cell>
          <table:table-cell office:value-type="string">
            <text:p>1f34d</text:p>
          </table:table-cell>
          <table:table-cell office:value-type="string">
            <text:p>Pineappl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1373">
            <text:p>0.11373</text:p>
          </table:table-cell>
          <table:table-cell office:value-type="float" office:value="0.92941">
            <text:p>0.92941</text:p>
          </table:table-cell>
          <table:table-cell office:value-type="float" office:value="0.27451">
            <text:p>0.2745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d-texture.png</text:p>
          </table:table-cell>
        </table:table-row>
        <table:table-row table:style-name="ro1">
          <table:table-cell office:value-type="string">
            <text:p>resource-1f34e</text:p>
          </table:table-cell>
          <table:table-cell office:value-type="string">
            <text:p>resource</text:p>
          </table:table-cell>
          <table:table-cell office:value-type="string">
            <text:p>272586cd-d16a-4fdd-86d6-cd815fe03963</text:p>
          </table:table-cell>
          <table:table-cell office:value-type="string">
            <text:p>1f34e</text:p>
          </table:table-cell>
          <table:table-cell office:value-type="string">
            <text:p>Appl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902">
            <text:p>0.29020</text:p>
          </table:table-cell>
          <table:table-cell office:value-type="float" office:value="0.75294">
            <text:p>0.75294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e-texture.png</text:p>
          </table:table-cell>
        </table:table-row>
        <table:table-row table:style-name="ro1">
          <table:table-cell office:value-type="string">
            <text:p>resource-1f34f</text:p>
          </table:table-cell>
          <table:table-cell office:value-type="string">
            <text:p>resource</text:p>
          </table:table-cell>
          <table:table-cell office:value-type="string">
            <text:p>96488332-fabc-4769-a635-4d688618d677</text:p>
          </table:table-cell>
          <table:table-cell office:value-type="string">
            <text:p>1f34f</text:p>
          </table:table-cell>
          <table:table-cell office:value-type="string">
            <text:p>Macintosh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3529">
            <text:p>0.23529</text:p>
          </table:table-cell>
          <table:table-cell office:value-type="float" office:value="0.95294">
            <text:p>0.95294</text:p>
          </table:table-cell>
          <table:table-cell office:value-type="float" office:value="0.22353">
            <text:p>0.2235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4f-texture.png</text:p>
          </table:table-cell>
        </table:table-row>
        <table:table-row table:style-name="ro1">
          <table:table-cell office:value-type="string">
            <text:p>resource-1f350</text:p>
          </table:table-cell>
          <table:table-cell office:value-type="string">
            <text:p>resource</text:p>
          </table:table-cell>
          <table:table-cell office:value-type="string">
            <text:p>d8316e7a-7b57-4475-89b7-3f8279679cdc</text:p>
          </table:table-cell>
          <table:table-cell office:value-type="string">
            <text:p>1f350</text:p>
          </table:table-cell>
          <table:table-cell office:value-type="string">
            <text:p>Pear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6471">
            <text:p>0.16471</text:p>
          </table:table-cell>
          <table:table-cell office:value-type="float" office:value="0.86275">
            <text:p>0.86275</text:p>
          </table:table-cell>
          <table:table-cell office:value-type="float" office:value="0.03529">
            <text:p>0.0352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0-texture.png</text:p>
          </table:table-cell>
        </table:table-row>
        <table:table-row table:style-name="ro1">
          <table:table-cell office:value-type="string">
            <text:p>resource-1f351</text:p>
          </table:table-cell>
          <table:table-cell office:value-type="string">
            <text:p>resource</text:p>
          </table:table-cell>
          <table:table-cell office:value-type="string">
            <text:p>e9db47f9-82f7-486b-871b-34443965ee82</text:p>
          </table:table-cell>
          <table:table-cell office:value-type="string">
            <text:p>1f351</text:p>
          </table:table-cell>
          <table:table-cell office:value-type="string">
            <text:p>Peach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549">
            <text:p>0.25490</text:p>
          </table:table-cell>
          <table:table-cell office:value-type="float" office:value="0.98824">
            <text:p>0.98824</text:p>
          </table:table-cell>
          <table:table-cell office:value-type="float" office:value="0.26275">
            <text:p>0.2627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1-texture.png</text:p>
          </table:table-cell>
        </table:table-row>
        <table:table-row table:style-name="ro1">
          <table:table-cell office:value-type="string">
            <text:p>resource-1f352</text:p>
          </table:table-cell>
          <table:table-cell office:value-type="string">
            <text:p>resource</text:p>
          </table:table-cell>
          <table:table-cell office:value-type="string">
            <text:p>a0da3f7b-628f-4cba-b1ce-aa5f08f3d75f</text:p>
          </table:table-cell>
          <table:table-cell office:value-type="string">
            <text:p>1f352</text:p>
          </table:table-cell>
          <table:table-cell office:value-type="string">
            <text:p>Cherries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0392">
            <text:p>0.00392</text:p>
          </table:table-cell>
          <table:table-cell office:value-type="float" office:value="0.86667">
            <text:p>0.86667</text:p>
          </table:table-cell>
          <table:table-cell office:value-type="float" office:value="0.28235">
            <text:p>0.2823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2-texture.png</text:p>
          </table:table-cell>
        </table:table-row>
        <table:table-row table:style-name="ro1">
          <table:table-cell office:value-type="string">
            <text:p>resource-1f353</text:p>
          </table:table-cell>
          <table:table-cell office:value-type="string">
            <text:p>resource</text:p>
          </table:table-cell>
          <table:table-cell office:value-type="string">
            <text:p>699e7050-6950-4dad-928e-226be718af96</text:p>
          </table:table-cell>
          <table:table-cell office:value-type="string">
            <text:p>1f353</text:p>
          </table:table-cell>
          <table:table-cell office:value-type="string">
            <text:p>Strawberry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6275">
            <text:p>0.06275</text:p>
          </table:table-cell>
          <table:table-cell office:value-type="float" office:value="0.79216">
            <text:p>0.79216</text:p>
          </table:table-cell>
          <table:table-cell office:value-type="float" office:value="0.32549">
            <text:p>0.3254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3-texture.png</text:p>
          </table:table-cell>
        </table:table-row>
        <table:table-row table:style-name="ro1">
          <table:table-cell office:value-type="string">
            <text:p>resource-1f354</text:p>
          </table:table-cell>
          <table:table-cell office:value-type="string">
            <text:p>resource</text:p>
          </table:table-cell>
          <table:table-cell office:value-type="string">
            <text:p>06664956-7391-4379-9fa5-be0bf3dd2e17</text:p>
          </table:table-cell>
          <table:table-cell office:value-type="string">
            <text:p>1f354</text:p>
          </table:table-cell>
          <table:table-cell office:value-type="string">
            <text:p>Hamburger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6863">
            <text:p>0.36863</text:p>
          </table:table-cell>
          <table:table-cell office:value-type="float" office:value="0.82353">
            <text:p>0.82353</text:p>
          </table:table-cell>
          <table:table-cell office:value-type="float" office:value="0.33333">
            <text:p>0.3333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4-texture.png</text:p>
          </table:table-cell>
        </table:table-row>
        <table:table-row table:style-name="ro1">
          <table:table-cell office:value-type="string">
            <text:p>resource-1f355</text:p>
          </table:table-cell>
          <table:table-cell office:value-type="string">
            <text:p>resource</text:p>
          </table:table-cell>
          <table:table-cell office:value-type="string">
            <text:p>712e8398-d6c8-4b79-a3f6-3e829feeefde</text:p>
          </table:table-cell>
          <table:table-cell office:value-type="string">
            <text:p>1f355</text:p>
          </table:table-cell>
          <table:table-cell office:value-type="string">
            <text:p>Pizza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">
            <text:p>0.20000</text:p>
          </table:table-cell>
          <table:table-cell office:value-type="float" office:value="0.76863">
            <text:p>0.76863</text:p>
          </table:table-cell>
          <table:table-cell office:value-type="float" office:value="0.09804">
            <text:p>0.098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5-texture.png</text:p>
          </table:table-cell>
        </table:table-row>
        <table:table-row table:style-name="ro1">
          <table:table-cell office:value-type="string">
            <text:p>resource-1f356</text:p>
          </table:table-cell>
          <table:table-cell office:value-type="string">
            <text:p>resource</text:p>
          </table:table-cell>
          <table:table-cell office:value-type="string">
            <text:p>cbcae2f3-652b-4f00-929f-b305fb1a27d4</text:p>
          </table:table-cell>
          <table:table-cell office:value-type="string">
            <text:p>1f356</text:p>
          </table:table-cell>
          <table:table-cell office:value-type="string">
            <text:p>Kebab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8824">
            <text:p>0.18824</text:p>
          </table:table-cell>
          <table:table-cell office:value-type="float" office:value="0.93725">
            <text:p>0.93725</text:p>
          </table:table-cell>
          <table:table-cell office:value-type="float" office:value="0.01176">
            <text:p>0.0117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6-texture.png</text:p>
          </table:table-cell>
        </table:table-row>
        <table:table-row table:style-name="ro1">
          <table:table-cell office:value-type="string">
            <text:p>resource-1f357</text:p>
          </table:table-cell>
          <table:table-cell office:value-type="string">
            <text:p>resource</text:p>
          </table:table-cell>
          <table:table-cell office:value-type="string">
            <text:p>0f7b6dce-5929-4e1e-a205-99366da18ba2</text:p>
          </table:table-cell>
          <table:table-cell office:value-type="string">
            <text:p>1f357</text:p>
          </table:table-cell>
          <table:table-cell office:value-type="string">
            <text:p>Drumstick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6667">
            <text:p>0.06667</text:p>
          </table:table-cell>
          <table:table-cell office:value-type="float" office:value="0.78431">
            <text:p>0.78431</text:p>
          </table:table-cell>
          <table:table-cell office:value-type="float" office:value="0.28627">
            <text:p>0.2862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7-texture.png</text:p>
          </table:table-cell>
        </table:table-row>
        <table:table-row table:style-name="ro1">
          <table:table-cell office:value-type="string">
            <text:p>resource-1f35a</text:p>
          </table:table-cell>
          <table:table-cell office:value-type="string">
            <text:p>resource</text:p>
          </table:table-cell>
          <table:table-cell office:value-type="string">
            <text:p>7c5d97be-8835-4c37-9c02-2ea2be295ccc</text:p>
          </table:table-cell>
          <table:table-cell office:value-type="string">
            <text:p>1f35a</text:p>
          </table:table-cell>
          <table:table-cell office:value-type="string">
            <text:p>Ric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5686">
            <text:p>0.15686</text:p>
          </table:table-cell>
          <table:table-cell office:value-type="float" office:value="0.87451">
            <text:p>0.87451</text:p>
          </table:table-cell>
          <table:table-cell office:value-type="float" office:value="0.2">
            <text:p>0.2000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a-texture.png</text:p>
          </table:table-cell>
        </table:table-row>
        <table:table-row table:style-name="ro1">
          <table:table-cell office:value-type="string">
            <text:p>resource-1f35b</text:p>
          </table:table-cell>
          <table:table-cell office:value-type="string">
            <text:p>resource</text:p>
          </table:table-cell>
          <table:table-cell office:value-type="string">
            <text:p>9cec32cc-fbd3-4ee1-be1d-d1e012aaa494</text:p>
          </table:table-cell>
          <table:table-cell office:value-type="string">
            <text:p>1f35b</text:p>
          </table:table-cell>
          <table:table-cell office:value-type="string">
            <text:p>Pancakes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2353">
            <text:p>0.22353</text:p>
          </table:table-cell>
          <table:table-cell office:value-type="float" office:value="0.9098">
            <text:p>0.90980</text:p>
          </table:table-cell>
          <table:table-cell office:value-type="float" office:value="0.11765">
            <text:p>0.1176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b-texture.png</text:p>
          </table:table-cell>
        </table:table-row>
        <table:table-row table:style-name="ro1">
          <table:table-cell office:value-type="string">
            <text:p>resource-1f35c</text:p>
          </table:table-cell>
          <table:table-cell office:value-type="string">
            <text:p>resource</text:p>
          </table:table-cell>
          <table:table-cell office:value-type="string">
            <text:p>0d6288cf-cd8f-46a7-bb7f-f617bded9d64</text:p>
          </table:table-cell>
          <table:table-cell office:value-type="string">
            <text:p>1f35c</text:p>
          </table:table-cell>
          <table:table-cell office:value-type="string">
            <text:p>Rice Noodles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0588">
            <text:p>0.30588</text:p>
          </table:table-cell>
          <table:table-cell office:value-type="float" office:value="0.64314">
            <text:p>0.64314</text:p>
          </table:table-cell>
          <table:table-cell office:value-type="float" office:value="0.08627">
            <text:p>0.0862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c-texture.png</text:p>
          </table:table-cell>
        </table:table-row>
        <table:table-row table:style-name="ro1">
          <table:table-cell office:value-type="string">
            <text:p>resource-1f35d</text:p>
          </table:table-cell>
          <table:table-cell office:value-type="string">
            <text:p>resource</text:p>
          </table:table-cell>
          <table:table-cell office:value-type="string">
            <text:p>46c08d58-cac7-4cc1-b0fd-13b5f28513c1</text:p>
          </table:table-cell>
          <table:table-cell office:value-type="string">
            <text:p>1f35d</text:p>
          </table:table-cell>
          <table:table-cell office:value-type="string">
            <text:p>Spaghetti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8235">
            <text:p>0.08235</text:p>
          </table:table-cell>
          <table:table-cell office:value-type="float" office:value="0.68627">
            <text:p>0.68627</text:p>
          </table:table-cell>
          <table:table-cell office:value-type="float" office:value="0.05098">
            <text:p>0.0509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d-texture.png</text:p>
          </table:table-cell>
        </table:table-row>
        <table:table-row table:style-name="ro1">
          <table:table-cell office:value-type="string">
            <text:p>resource-1f35e</text:p>
          </table:table-cell>
          <table:table-cell office:value-type="string">
            <text:p>resource</text:p>
          </table:table-cell>
          <table:table-cell office:value-type="string">
            <text:p>b40279e3-375e-45a8-8841-fc8d1037394b</text:p>
          </table:table-cell>
          <table:table-cell office:value-type="string">
            <text:p>1f35e</text:p>
          </table:table-cell>
          <table:table-cell office:value-type="string">
            <text:p>Bread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1373">
            <text:p>0.11373</text:p>
          </table:table-cell>
          <table:table-cell office:value-type="float" office:value="0.79608">
            <text:p>0.79608</text:p>
          </table:table-cell>
          <table:table-cell office:value-type="float" office:value="0.12941">
            <text:p>0.1294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e-texture.png</text:p>
          </table:table-cell>
        </table:table-row>
        <table:table-row table:style-name="ro1">
          <table:table-cell office:value-type="string">
            <text:p>resource-1f35f</text:p>
          </table:table-cell>
          <table:table-cell office:value-type="string">
            <text:p>resource</text:p>
          </table:table-cell>
          <table:table-cell office:value-type="string">
            <text:p>f675faff-e135-472a-8c7b-5e891cd0a3a1</text:p>
          </table:table-cell>
          <table:table-cell office:value-type="string">
            <text:p>1f35f</text:p>
          </table:table-cell>
          <table:table-cell office:value-type="string">
            <text:p>Fries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7451">
            <text:p>0.07451</text:p>
          </table:table-cell>
          <table:table-cell office:value-type="float" office:value="0.88235">
            <text:p>0.88235</text:p>
          </table:table-cell>
          <table:table-cell office:value-type="float" office:value="0.3451">
            <text:p>0.3451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5f-texture.png</text:p>
          </table:table-cell>
        </table:table-row>
        <table:table-row table:style-name="ro1">
          <table:table-cell office:value-type="string">
            <text:p>resource-1f360</text:p>
          </table:table-cell>
          <table:table-cell office:value-type="string">
            <text:p>resource</text:p>
          </table:table-cell>
          <table:table-cell office:value-type="string">
            <text:p>81739854-0839-4781-b419-5b80db3d46f9</text:p>
          </table:table-cell>
          <table:table-cell office:value-type="string">
            <text:p>1f360</text:p>
          </table:table-cell>
          <table:table-cell office:value-type="string">
            <text:p>Sweet Potato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6078">
            <text:p>0.36078</text:p>
          </table:table-cell>
          <table:table-cell office:value-type="float" office:value="0.68235">
            <text:p>0.68235</text:p>
          </table:table-cell>
          <table:table-cell office:value-type="float" office:value="0.07451">
            <text:p>0.0745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0-texture.png</text:p>
          </table:table-cell>
        </table:table-row>
        <table:table-row table:style-name="ro1">
          <table:table-cell office:value-type="string">
            <text:p>resource-1f361</text:p>
          </table:table-cell>
          <table:table-cell office:value-type="string">
            <text:p>resource</text:p>
          </table:table-cell>
          <table:table-cell office:value-type="string">
            <text:p>fb5d3769-ac5c-471f-9c0d-3e4fb787f6fb</text:p>
          </table:table-cell>
          <table:table-cell office:value-type="string">
            <text:p>1f361</text:p>
          </table:table-cell>
          <table:table-cell office:value-type="string">
            <text:p>Candy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9412">
            <text:p>0.29412</text:p>
          </table:table-cell>
          <table:table-cell office:value-type="float" office:value="0.66275">
            <text:p>0.66275</text:p>
          </table:table-cell>
          <table:table-cell office:value-type="float" office:value="0.18824">
            <text:p>0.1882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1-texture.png</text:p>
          </table:table-cell>
        </table:table-row>
        <table:table-row table:style-name="ro2">
          <table:table-cell office:value-type="string">
            <text:p>resource-1f362</text:p>
          </table:table-cell>
          <table:table-cell office:value-type="string">
            <text:p>resource</text:p>
          </table:table-cell>
          <table:table-cell office:value-type="string">
            <text:p>4ad32e2c-c5c8-4e22-aa9e-a003d4693995</text:p>
          </table:table-cell>
          <table:table-cell office:value-type="string">
            <text:p>1f362</text:p>
          </table:table-cell>
          <table:table-cell office:value-type="string">
            <text:p>Candystick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8235">
            <text:p>0.28235</text:p>
          </table:table-cell>
          <table:table-cell office:value-type="float" office:value="0.72549">
            <text:p>0.72549</text:p>
          </table:table-cell>
          <table:table-cell office:value-type="float" office:value="0.22353">
            <text:p>0.2235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2-texture.png</text:p>
          </table:table-cell>
        </table:table-row>
        <table:table-row table:style-name="ro1">
          <table:table-cell office:value-type="string">
            <text:p>resource-1f363</text:p>
          </table:table-cell>
          <table:table-cell office:value-type="string">
            <text:p>resource</text:p>
          </table:table-cell>
          <table:table-cell office:value-type="string">
            <text:p>c74e6da9-a766-481b-93ed-bdc8f2079fe9</text:p>
          </table:table-cell>
          <table:table-cell office:value-type="string">
            <text:p>1f363</text:p>
          </table:table-cell>
          <table:table-cell office:value-type="string">
            <text:p>Sushi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5882">
            <text:p>0.05882</text:p>
          </table:table-cell>
          <table:table-cell office:value-type="float" office:value="0.8549">
            <text:p>0.85490</text:p>
          </table:table-cell>
          <table:table-cell office:value-type="float" office:value="0.17255">
            <text:p>0.1725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3-texture.png</text:p>
          </table:table-cell>
        </table:table-row>
        <table:table-row table:style-name="ro1">
          <table:table-cell office:value-type="string">
            <text:p>resource-1f364</text:p>
          </table:table-cell>
          <table:table-cell office:value-type="string">
            <text:p>resource</text:p>
          </table:table-cell>
          <table:table-cell office:value-type="string">
            <text:p>5a4f03dd-541b-499d-a797-b43010b86426</text:p>
          </table:table-cell>
          <table:table-cell office:value-type="string">
            <text:p>1f364</text:p>
          </table:table-cell>
          <table:table-cell office:value-type="string">
            <text:p>Shrimp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">
            <text:p>0.00000</text:p>
          </table:table-cell>
          <table:table-cell office:value-type="float" office:value="0.99608">
            <text:p>0.99608</text:p>
          </table:table-cell>
          <table:table-cell office:value-type="float" office:value="0.27451">
            <text:p>0.2745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4-texture.png</text:p>
          </table:table-cell>
        </table:table-row>
        <table:table-row table:style-name="ro1">
          <table:table-cell office:value-type="string">
            <text:p>resource-1f366</text:p>
          </table:table-cell>
          <table:table-cell office:value-type="string">
            <text:p>resource</text:p>
          </table:table-cell>
          <table:table-cell office:value-type="string">
            <text:p>0c8f86e1-fe28-472d-9870-b7fd69b61cf0</text:p>
          </table:table-cell>
          <table:table-cell office:value-type="string">
            <text:p>1f366</text:p>
          </table:table-cell>
          <table:table-cell office:value-type="string">
            <text:p>Custard Con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1765">
            <text:p>0.11765</text:p>
          </table:table-cell>
          <table:table-cell office:value-type="float" office:value="0.82353">
            <text:p>0.82353</text:p>
          </table:table-cell>
          <table:table-cell office:value-type="float" office:value="0.33725">
            <text:p>0.3372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6-texture.png</text:p>
          </table:table-cell>
        </table:table-row>
        <table:table-row table:style-name="ro1">
          <table:table-cell office:value-type="string">
            <text:p>resource-1f367</text:p>
          </table:table-cell>
          <table:table-cell office:value-type="string">
            <text:p>resource</text:p>
          </table:table-cell>
          <table:table-cell office:value-type="string">
            <text:p>46b2b253-e27c-4fa9-8d29-de64bb42eedb</text:p>
          </table:table-cell>
          <table:table-cell office:value-type="string">
            <text:p>1f367</text:p>
          </table:table-cell>
          <table:table-cell office:value-type="string">
            <text:p>Rice Bowl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451">
            <text:p>0.34510</text:p>
          </table:table-cell>
          <table:table-cell office:value-type="float" office:value="0.68235">
            <text:p>0.68235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7-texture.png</text:p>
          </table:table-cell>
        </table:table-row>
        <table:table-row table:style-name="ro1">
          <table:table-cell office:value-type="string">
            <text:p>resource-1f368</text:p>
          </table:table-cell>
          <table:table-cell office:value-type="string">
            <text:p>resource</text:p>
          </table:table-cell>
          <table:table-cell office:value-type="string">
            <text:p>732dc5af-01b1-447d-862e-53b40f541cd0</text:p>
          </table:table-cell>
          <table:table-cell office:value-type="string">
            <text:p>1f368</text:p>
          </table:table-cell>
          <table:table-cell office:value-type="string">
            <text:p>Sunda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3725">
            <text:p>0.13725</text:p>
          </table:table-cell>
          <table:table-cell office:value-type="float" office:value="0.67843">
            <text:p>0.67843</text:p>
          </table:table-cell>
          <table:table-cell office:value-type="float" office:value="0.12549">
            <text:p>0.1254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8-texture.png</text:p>
          </table:table-cell>
        </table:table-row>
        <table:table-row table:style-name="ro1">
          <table:table-cell office:value-type="string">
            <text:p>resource-1f369</text:p>
          </table:table-cell>
          <table:table-cell office:value-type="string">
            <text:p>resource</text:p>
          </table:table-cell>
          <table:table-cell office:value-type="string">
            <text:p>456c9355-fa40-49e0-b3e4-8d05694b70d2</text:p>
          </table:table-cell>
          <table:table-cell office:value-type="string">
            <text:p>1f369</text:p>
          </table:table-cell>
          <table:table-cell office:value-type="string">
            <text:p>Donut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2549">
            <text:p>0.12549</text:p>
          </table:table-cell>
          <table:table-cell office:value-type="float" office:value="0.77647">
            <text:p>0.77647</text:p>
          </table:table-cell>
          <table:table-cell office:value-type="float" office:value="0.13725">
            <text:p>0.1372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9-texture.png</text:p>
          </table:table-cell>
        </table:table-row>
        <table:table-row table:style-name="ro1">
          <table:table-cell office:value-type="string">
            <text:p>resource-1f36a</text:p>
          </table:table-cell>
          <table:table-cell office:value-type="string">
            <text:p>resource</text:p>
          </table:table-cell>
          <table:table-cell office:value-type="string">
            <text:p>753acc58-bb97-4c31-b07b-b841c44a4349</text:p>
          </table:table-cell>
          <table:table-cell office:value-type="string">
            <text:p>1f36a</text:p>
          </table:table-cell>
          <table:table-cell office:value-type="string">
            <text:p>Cooki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3725">
            <text:p>0.33725</text:p>
          </table:table-cell>
          <table:table-cell office:value-type="float" office:value="0.64706">
            <text:p>0.64706</text:p>
          </table:table-cell>
          <table:table-cell office:value-type="float" office:value="0.35294">
            <text:p>0.3529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a-texture.png</text:p>
          </table:table-cell>
        </table:table-row>
        <table:table-row table:style-name="ro1">
          <table:table-cell office:value-type="string">
            <text:p>resource-1f36b</text:p>
          </table:table-cell>
          <table:table-cell office:value-type="string">
            <text:p>resource</text:p>
          </table:table-cell>
          <table:table-cell office:value-type="string">
            <text:p>75299752-5414-495f-a6fa-45ff7afd0e19</text:p>
          </table:table-cell>
          <table:table-cell office:value-type="string">
            <text:p>1f36b</text:p>
          </table:table-cell>
          <table:table-cell office:value-type="string">
            <text:p>Chocolat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6275">
            <text:p>0.26275</text:p>
          </table:table-cell>
          <table:table-cell office:value-type="float" office:value="0.92157">
            <text:p>0.92157</text:p>
          </table:table-cell>
          <table:table-cell office:value-type="float" office:value="0.25098">
            <text:p>0.2509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b-texture.png</text:p>
          </table:table-cell>
        </table:table-row>
        <table:table-row table:style-name="ro1">
          <table:table-cell office:value-type="string">
            <text:p>resource-1f36c</text:p>
          </table:table-cell>
          <table:table-cell office:value-type="string">
            <text:p>resource</text:p>
          </table:table-cell>
          <table:table-cell office:value-type="string">
            <text:p>3e8d1d46-9e55-4df1-9bd3-10b8bddfddbd</text:p>
          </table:table-cell>
          <table:table-cell office:value-type="string">
            <text:p>1f36c</text:p>
          </table:table-cell>
          <table:table-cell office:value-type="string">
            <text:p>Peppermint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7647">
            <text:p>0.17647</text:p>
          </table:table-cell>
          <table:table-cell office:value-type="float" office:value="0.68627">
            <text:p>0.68627</text:p>
          </table:table-cell>
          <table:table-cell office:value-type="float" office:value="0.32157">
            <text:p>0.3215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c-texture.png</text:p>
          </table:table-cell>
        </table:table-row>
        <table:table-row table:style-name="ro1">
          <table:table-cell office:value-type="string">
            <text:p>resource-1f36d</text:p>
          </table:table-cell>
          <table:table-cell office:value-type="string">
            <text:p>resource</text:p>
          </table:table-cell>
          <table:table-cell office:value-type="string">
            <text:p>ffb83c2d-9b73-44ea-b67e-c77f56ec9e75</text:p>
          </table:table-cell>
          <table:table-cell office:value-type="string">
            <text:p>1f36d</text:p>
          </table:table-cell>
          <table:table-cell office:value-type="string">
            <text:p>Lollipop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5098">
            <text:p>0.25098</text:p>
          </table:table-cell>
          <table:table-cell office:value-type="float" office:value="0.81961">
            <text:p>0.81961</text:p>
          </table:table-cell>
          <table:table-cell office:value-type="float" office:value="0.12157">
            <text:p>0.1215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d-texture.png</text:p>
          </table:table-cell>
        </table:table-row>
        <table:table-row table:style-name="ro1">
          <table:table-cell office:value-type="string">
            <text:p>resource-1f36e</text:p>
          </table:table-cell>
          <table:table-cell office:value-type="string">
            <text:p>resource</text:p>
          </table:table-cell>
          <table:table-cell office:value-type="string">
            <text:p>be55747d-5027-4be3-b625-89ac6b29add2</text:p>
          </table:table-cell>
          <table:table-cell office:value-type="string">
            <text:p>1f36e</text:p>
          </table:table-cell>
          <table:table-cell office:value-type="string">
            <text:p>Custard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1176">
            <text:p>0.21176</text:p>
          </table:table-cell>
          <table:table-cell office:value-type="float" office:value="0.78039">
            <text:p>0.78039</text:p>
          </table:table-cell>
          <table:table-cell office:value-type="float" office:value="0.08627">
            <text:p>0.0862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e-texture.png</text:p>
          </table:table-cell>
        </table:table-row>
        <table:table-row table:style-name="ro1">
          <table:table-cell office:value-type="string">
            <text:p>resource-1f36f</text:p>
          </table:table-cell>
          <table:table-cell office:value-type="string">
            <text:p>resource</text:p>
          </table:table-cell>
          <table:table-cell office:value-type="string">
            <text:p>de1a73e9-9aa1-41cc-bb96-4c430d6c70cd</text:p>
          </table:table-cell>
          <table:table-cell office:value-type="string">
            <text:p>1f36f</text:p>
          </table:table-cell>
          <table:table-cell office:value-type="string">
            <text:p>Cream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0196">
            <text:p>0.10196</text:p>
          </table:table-cell>
          <table:table-cell office:value-type="float" office:value="0.8902">
            <text:p>0.89020</text:p>
          </table:table-cell>
          <table:table-cell office:value-type="float" office:value="0.14902">
            <text:p>0.149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6f-texture.png</text:p>
          </table:table-cell>
        </table:table-row>
        <table:table-row table:style-name="ro1">
          <table:table-cell office:value-type="string">
            <text:p>resource-1f370</text:p>
          </table:table-cell>
          <table:table-cell office:value-type="string">
            <text:p>resource</text:p>
          </table:table-cell>
          <table:table-cell office:value-type="string">
            <text:p>2f02cc52-0836-447e-a203-658e4a237ef8</text:p>
          </table:table-cell>
          <table:table-cell office:value-type="string">
            <text:p>1f370</text:p>
          </table:table-cell>
          <table:table-cell office:value-type="string">
            <text:p>Cak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3725">
            <text:p>0.33725</text:p>
          </table:table-cell>
          <table:table-cell office:value-type="float" office:value="0.72941">
            <text:p>0.72941</text:p>
          </table:table-cell>
          <table:table-cell office:value-type="float" office:value="0.35686">
            <text:p>0.3568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0-texture.png</text:p>
          </table:table-cell>
        </table:table-row>
        <table:table-row table:style-name="ro1">
          <table:table-cell office:value-type="string">
            <text:p>resource-1f372</text:p>
          </table:table-cell>
          <table:table-cell office:value-type="string">
            <text:p>resource</text:p>
          </table:table-cell>
          <table:table-cell office:value-type="string">
            <text:p>47154d7b-5e0b-4ecb-be47-54d1471dced9</text:p>
          </table:table-cell>
          <table:table-cell office:value-type="string">
            <text:p>1f372</text:p>
          </table:table-cell>
          <table:table-cell office:value-type="string">
            <text:p>Soup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9804">
            <text:p>0.09804</text:p>
          </table:table-cell>
          <table:table-cell office:value-type="float" office:value="0.96078">
            <text:p>0.96078</text:p>
          </table:table-cell>
          <table:table-cell office:value-type="float" office:value="0.09412">
            <text:p>0.094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2-texture.png</text:p>
          </table:table-cell>
        </table:table-row>
        <table:table-row table:style-name="ro1">
          <table:table-cell office:value-type="string">
            <text:p>resource-1f373</text:p>
          </table:table-cell>
          <table:table-cell office:value-type="string">
            <text:p>resource</text:p>
          </table:table-cell>
          <table:table-cell office:value-type="string">
            <text:p>64536dc1-fa44-485d-8724-431a4cb5b23e</text:p>
          </table:table-cell>
          <table:table-cell office:value-type="string">
            <text:p>1f373</text:p>
          </table:table-cell>
          <table:table-cell office:value-type="string">
            <text:p>Eggs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098">
            <text:p>0.10980</text:p>
          </table:table-cell>
          <table:table-cell office:value-type="float" office:value="0.96078">
            <text:p>0.96078</text:p>
          </table:table-cell>
          <table:table-cell office:value-type="float" office:value="0.28235">
            <text:p>0.2823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3-texture.png</text:p>
          </table:table-cell>
        </table:table-row>
        <table:table-row table:style-name="ro1">
          <table:table-cell office:value-type="string">
            <text:p>resource-1f375</text:p>
          </table:table-cell>
          <table:table-cell office:value-type="string">
            <text:p>resource</text:p>
          </table:table-cell>
          <table:table-cell office:value-type="string">
            <text:p>785cdd6f-c9f4-4ea4-bfec-9f7ba152e7dd</text:p>
          </table:table-cell>
          <table:table-cell office:value-type="string">
            <text:p>1f375</text:p>
          </table:table-cell>
          <table:table-cell office:value-type="string">
            <text:p>Tea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7843">
            <text:p>0.07843</text:p>
          </table:table-cell>
          <table:table-cell office:value-type="float" office:value="0.65882">
            <text:p>0.65882</text:p>
          </table:table-cell>
          <table:table-cell office:value-type="float" office:value="0.3098">
            <text:p>0.3098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5-texture.png</text:p>
          </table:table-cell>
        </table:table-row>
        <table:table-row table:style-name="ro1">
          <table:table-cell office:value-type="string">
            <text:p>resource-1f377</text:p>
          </table:table-cell>
          <table:table-cell office:value-type="string">
            <text:p>resource</text:p>
          </table:table-cell>
          <table:table-cell office:value-type="string">
            <text:p>0bb9cf74-8c86-483a-babb-68aee253eec7</text:p>
          </table:table-cell>
          <table:table-cell office:value-type="string">
            <text:p>1f377</text:p>
          </table:table-cell>
          <table:table-cell office:value-type="string">
            <text:p>Win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3137">
            <text:p>0.23137</text:p>
          </table:table-cell>
          <table:table-cell office:value-type="float" office:value="0.64706">
            <text:p>0.64706</text:p>
          </table:table-cell>
          <table:table-cell office:value-type="float" office:value="0.34902">
            <text:p>0.349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7-texture.png</text:p>
          </table:table-cell>
        </table:table-row>
        <table:table-row table:style-name="ro1">
          <table:table-cell office:value-type="string">
            <text:p>resource-1f378</text:p>
          </table:table-cell>
          <table:table-cell office:value-type="string">
            <text:p>resource</text:p>
          </table:table-cell>
          <table:table-cell office:value-type="string">
            <text:p>dd146979-cfa3-4379-8c32-85e44e759fd4</text:p>
          </table:table-cell>
          <table:table-cell office:value-type="string">
            <text:p>1f378</text:p>
          </table:table-cell>
          <table:table-cell office:value-type="string">
            <text:p>Martini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1961">
            <text:p>0.21961</text:p>
          </table:table-cell>
          <table:table-cell office:value-type="float" office:value="0.89804">
            <text:p>0.89804</text:p>
          </table:table-cell>
          <table:table-cell office:value-type="float" office:value="0.32549">
            <text:p>0.3254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8-texture.png</text:p>
          </table:table-cell>
        </table:table-row>
        <table:table-row table:style-name="ro1">
          <table:table-cell office:value-type="string">
            <text:p>resource-1f379</text:p>
          </table:table-cell>
          <table:table-cell office:value-type="string">
            <text:p>resource</text:p>
          </table:table-cell>
          <table:table-cell office:value-type="string">
            <text:p>a4b7e2b1-e963-4d83-b83f-4c9011238264</text:p>
          </table:table-cell>
          <table:table-cell office:value-type="string">
            <text:p>1f379</text:p>
          </table:table-cell>
          <table:table-cell office:value-type="string">
            <text:p>Pina Colada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7059">
            <text:p>0.07059</text:p>
          </table:table-cell>
          <table:table-cell office:value-type="float" office:value="0.88627">
            <text:p>0.88627</text:p>
          </table:table-cell>
          <table:table-cell office:value-type="float" office:value="0.11765">
            <text:p>0.1176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9-texture.png</text:p>
          </table:table-cell>
        </table:table-row>
        <table:table-row table:style-name="ro1">
          <table:table-cell office:value-type="string">
            <text:p>resource-1f37a</text:p>
          </table:table-cell>
          <table:table-cell office:value-type="string">
            <text:p>resource</text:p>
          </table:table-cell>
          <table:table-cell office:value-type="string">
            <text:p>2be341e5-deae-4c38-932b-b66f1ab7f9eb</text:p>
          </table:table-cell>
          <table:table-cell office:value-type="string">
            <text:p>1f37a</text:p>
          </table:table-cell>
          <table:table-cell office:value-type="string">
            <text:p>Beer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2941">
            <text:p>0.32941</text:p>
          </table:table-cell>
          <table:table-cell office:value-type="float" office:value="0.86667">
            <text:p>0.86667</text:p>
          </table:table-cell>
          <table:table-cell office:value-type="float" office:value="0.24706">
            <text:p>0.2470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a-texture.png</text:p>
          </table:table-cell>
        </table:table-row>
        <table:table-row table:style-name="ro1">
          <table:table-cell office:value-type="string">
            <text:p>resource-1f37b</text:p>
          </table:table-cell>
          <table:table-cell office:value-type="string">
            <text:p>resource</text:p>
          </table:table-cell>
          <table:table-cell office:value-type="string">
            <text:p>b5f27ec2-2136-4fe6-93c0-c5fe1895bb44</text:p>
          </table:table-cell>
          <table:table-cell office:value-type="string">
            <text:p>1f37b</text:p>
          </table:table-cell>
          <table:table-cell office:value-type="string">
            <text:p>Draft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1569">
            <text:p>0.01569</text:p>
          </table:table-cell>
          <table:table-cell office:value-type="float" office:value="0.6902">
            <text:p>0.69020</text:p>
          </table:table-cell>
          <table:table-cell office:value-type="float" office:value="0.12157">
            <text:p>0.1215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b-texture.png</text:p>
          </table:table-cell>
        </table:table-row>
        <table:table-row table:style-name="ro1">
          <table:table-cell office:value-type="string">
            <text:p>resource-1f37c</text:p>
          </table:table-cell>
          <table:table-cell office:value-type="string">
            <text:p>resource</text:p>
          </table:table-cell>
          <table:table-cell office:value-type="string">
            <text:p>457c0ca7-3d57-4928-9661-059b60769401</text:p>
          </table:table-cell>
          <table:table-cell office:value-type="string">
            <text:p>1f37c</text:p>
          </table:table-cell>
          <table:table-cell office:value-type="string">
            <text:p>Formula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5686">
            <text:p>0.15686</text:p>
          </table:table-cell>
          <table:table-cell office:value-type="float" office:value="0.97255">
            <text:p>0.97255</text:p>
          </table:table-cell>
          <table:table-cell office:value-type="float" office:value="0.17255">
            <text:p>0.1725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c-texture.png</text:p>
          </table:table-cell>
        </table:table-row>
        <table:table-row table:style-name="ro1">
          <table:table-cell office:value-type="string">
            <text:p>resource-1f37e</text:p>
          </table:table-cell>
          <table:table-cell office:value-type="string">
            <text:p>resource</text:p>
          </table:table-cell>
          <table:table-cell office:value-type="string">
            <text:p>b8a35ce6-4968-4160-a628-4ea599bae4ce</text:p>
          </table:table-cell>
          <table:table-cell office:value-type="string">
            <text:p>1f37e</text:p>
          </table:table-cell>
          <table:table-cell office:value-type="string">
            <text:p>Champagn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7647">
            <text:p>0.37647</text:p>
          </table:table-cell>
          <table:table-cell office:value-type="float" office:value="0.7098">
            <text:p>0.70980</text:p>
          </table:table-cell>
          <table:table-cell office:value-type="float" office:value="0.3098">
            <text:p>0.3098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e-texture.png</text:p>
          </table:table-cell>
        </table:table-row>
        <table:table-row table:style-name="ro1">
          <table:table-cell office:value-type="string">
            <text:p>resource-1f37f</text:p>
          </table:table-cell>
          <table:table-cell office:value-type="string">
            <text:p>resource</text:p>
          </table:table-cell>
          <table:table-cell office:value-type="string">
            <text:p>5e17a414-5b8b-4c2e-9536-7a9746df1c31</text:p>
          </table:table-cell>
          <table:table-cell office:value-type="string">
            <text:p>1f37f</text:p>
          </table:table-cell>
          <table:table-cell office:value-type="string">
            <text:p>Popcorn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7059">
            <text:p>0.07059</text:p>
          </table:table-cell>
          <table:table-cell office:value-type="float" office:value="0.6549">
            <text:p>0.65490</text:p>
          </table:table-cell>
          <table:table-cell office:value-type="float" office:value="0.27451">
            <text:p>0.2745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7f-texture.png</text:p>
          </table:table-cell>
        </table:table-row>
        <table:table-row table:style-name="ro1">
          <table:table-cell office:value-type="string">
            <text:p>resource-1f382</text:p>
          </table:table-cell>
          <table:table-cell office:value-type="string">
            <text:p>resource</text:p>
          </table:table-cell>
          <table:table-cell office:value-type="string">
            <text:p>a59f30fa-9fe2-4935-8260-d720fe4ce540</text:p>
          </table:table-cell>
          <table:table-cell office:value-type="string">
            <text:p>1f382</text:p>
          </table:table-cell>
          <table:table-cell office:value-type="string">
            <text:p>Birthday Cak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5098">
            <text:p>0.25098</text:p>
          </table:table-cell>
          <table:table-cell office:value-type="float" office:value="0.96863">
            <text:p>0.96863</text:p>
          </table:table-cell>
          <table:table-cell office:value-type="float" office:value="0.28235">
            <text:p>0.2823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82-texture.png</text:p>
          </table:table-cell>
        </table:table-row>
        <table:table-row table:style-name="ro1">
          <table:table-cell office:value-type="string">
            <text:p>resource-1f38a</text:p>
          </table:table-cell>
          <table:table-cell office:value-type="string">
            <text:p>resource</text:p>
          </table:table-cell>
          <table:table-cell office:value-type="string">
            <text:p>983b58e6-1e96-436b-8868-a66d6181da14</text:p>
          </table:table-cell>
          <table:table-cell office:value-type="string">
            <text:p>1f38a</text:p>
          </table:table-cell>
          <table:table-cell office:value-type="string">
            <text:p>Passion Fruit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5294">
            <text:p>0.35294</text:p>
          </table:table-cell>
          <table:table-cell office:value-type="float" office:value="0.76471">
            <text:p>0.76471</text:p>
          </table:table-cell>
          <table:table-cell office:value-type="float" office:value="0.03922">
            <text:p>0.0392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38a-texture.png</text:p>
          </table:table-cell>
        </table:table-row>
        <table:table-row table:style-name="ro1">
          <table:table-cell office:value-type="string">
            <text:p>resource-1f95a</text:p>
          </table:table-cell>
          <table:table-cell office:value-type="string">
            <text:p>resource</text:p>
          </table:table-cell>
          <table:table-cell office:value-type="string">
            <text:p>2b5924c2-66b3-4f71-b74b-32d735463369</text:p>
          </table:table-cell>
          <table:table-cell office:value-type="string">
            <text:p>1f95a</text:p>
          </table:table-cell>
          <table:table-cell office:value-type="string">
            <text:p>Egg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3529">
            <text:p>0.23529</text:p>
          </table:table-cell>
          <table:table-cell office:value-type="float" office:value="0.73725">
            <text:p>0.73725</text:p>
          </table:table-cell>
          <table:table-cell office:value-type="float" office:value="0.00392">
            <text:p>0.0039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5a-texture.png</text:p>
          </table:table-cell>
        </table:table-row>
        <table:table-row table:style-name="ro1">
          <table:table-cell office:value-type="string">
            <text:p>resource-1f95b</text:p>
          </table:table-cell>
          <table:table-cell office:value-type="string">
            <text:p>resource</text:p>
          </table:table-cell>
          <table:table-cell office:value-type="string">
            <text:p>8c052745-51d5-4617-bca3-1b868857c01d</text:p>
          </table:table-cell>
          <table:table-cell office:value-type="string">
            <text:p>1f95b</text:p>
          </table:table-cell>
          <table:table-cell office:value-type="string">
            <text:p>Milk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5686">
            <text:p>0.15686</text:p>
          </table:table-cell>
          <table:table-cell office:value-type="float" office:value="0.98039">
            <text:p>0.98039</text:p>
          </table:table-cell>
          <table:table-cell office:value-type="float" office:value="0.13333">
            <text:p>0.1333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5b-texture.png</text:p>
          </table:table-cell>
        </table:table-row>
        <table:table-row table:style-name="ro1">
          <table:table-cell office:value-type="string">
            <text:p>resource-1f95c</text:p>
          </table:table-cell>
          <table:table-cell office:value-type="string">
            <text:p>resource</text:p>
          </table:table-cell>
          <table:table-cell office:value-type="string">
            <text:p>e7affd49-4ace-4e9a-9f8f-ac01ff36442d</text:p>
          </table:table-cell>
          <table:table-cell office:value-type="string">
            <text:p>1f95c</text:p>
          </table:table-cell>
          <table:table-cell office:value-type="string">
            <text:p>Peanut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4314">
            <text:p>0.24314</text:p>
          </table:table-cell>
          <table:table-cell office:value-type="float" office:value="0.76863">
            <text:p>0.76863</text:p>
          </table:table-cell>
          <table:table-cell office:value-type="float" office:value="0.20392">
            <text:p>0.2039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5c-texture.png</text:p>
          </table:table-cell>
        </table:table-row>
        <table:table-row table:style-name="ro1">
          <table:table-cell office:value-type="string">
            <text:p>resource-1f95d</text:p>
          </table:table-cell>
          <table:table-cell office:value-type="string">
            <text:p>resource</text:p>
          </table:table-cell>
          <table:table-cell office:value-type="string">
            <text:p>09df242f-3ee1-43c5-b1b8-09c90d0d3453</text:p>
          </table:table-cell>
          <table:table-cell office:value-type="string">
            <text:p>1f95d</text:p>
          </table:table-cell>
          <table:table-cell office:value-type="string">
            <text:p>Kiwifruit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5882">
            <text:p>0.05882</text:p>
          </table:table-cell>
          <table:table-cell office:value-type="float" office:value="0.94118">
            <text:p>0.94118</text:p>
          </table:table-cell>
          <table:table-cell office:value-type="float" office:value="0.1098">
            <text:p>0.1098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5d-texture.png</text:p>
          </table:table-cell>
        </table:table-row>
        <table:table-row table:style-name="ro1">
          <table:table-cell office:value-type="string">
            <text:p>resource-1f95e</text:p>
          </table:table-cell>
          <table:table-cell office:value-type="string">
            <text:p>resource</text:p>
          </table:table-cell>
          <table:table-cell office:value-type="string">
            <text:p>5a63cb6e-3fcd-4233-a451-53bfa55c9ee4</text:p>
          </table:table-cell>
          <table:table-cell office:value-type="string">
            <text:p>1f95e</text:p>
          </table:table-cell>
          <table:table-cell office:value-type="string">
            <text:p>Pancakes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4118">
            <text:p>0.34118</text:p>
          </table:table-cell>
          <table:table-cell office:value-type="float" office:value="0.71765">
            <text:p>0.71765</text:p>
          </table:table-cell>
          <table:table-cell office:value-type="float" office:value="0.01569">
            <text:p>0.0156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5e-texture.png</text:p>
          </table:table-cell>
        </table:table-row>
        <table:table-row table:style-name="ro1">
          <table:table-cell office:value-type="string">
            <text:p>resource-1f95f</text:p>
          </table:table-cell>
          <table:table-cell office:value-type="string">
            <text:p>resource</text:p>
          </table:table-cell>
          <table:table-cell office:value-type="string">
            <text:p>84b11f23-3dae-4214-8d1d-0d0a87439224</text:p>
          </table:table-cell>
          <table:table-cell office:value-type="string">
            <text:p>1f95f</text:p>
          </table:table-cell>
          <table:table-cell office:value-type="string">
            <text:p>Empanada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1176">
            <text:p>0.21176</text:p>
          </table:table-cell>
          <table:table-cell office:value-type="float" office:value="0.65882">
            <text:p>0.65882</text:p>
          </table:table-cell>
          <table:table-cell office:value-type="float" office:value="0.05882">
            <text:p>0.0588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5f-texture.png</text:p>
          </table:table-cell>
        </table:table-row>
        <table:table-row table:style-name="ro1">
          <table:table-cell office:value-type="string">
            <text:p>resource-1f96a</text:p>
          </table:table-cell>
          <table:table-cell office:value-type="string">
            <text:p>resource</text:p>
          </table:table-cell>
          <table:table-cell office:value-type="string">
            <text:p>dc3371d9-749b-4c53-b69a-055d446e9c52</text:p>
          </table:table-cell>
          <table:table-cell office:value-type="string">
            <text:p>1f96a</text:p>
          </table:table-cell>
          <table:table-cell office:value-type="string">
            <text:p>Sandwich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0588">
            <text:p>0.30588</text:p>
          </table:table-cell>
          <table:table-cell office:value-type="float" office:value="0.67843">
            <text:p>0.67843</text:p>
          </table:table-cell>
          <table:table-cell office:value-type="float" office:value="0.03922">
            <text:p>0.0392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6a-texture.png</text:p>
          </table:table-cell>
        </table:table-row>
        <table:table-row table:style-name="ro1">
          <table:table-cell office:value-type="string">
            <text:p>resource-1f96b</text:p>
          </table:table-cell>
          <table:table-cell office:value-type="string">
            <text:p>resource</text:p>
          </table:table-cell>
          <table:table-cell office:value-type="string">
            <text:p>16dde219-cbd0-4c43-b664-dcccc2d7b00a</text:p>
          </table:table-cell>
          <table:table-cell office:value-type="string">
            <text:p>1f96b</text:p>
          </table:table-cell>
          <table:table-cell office:value-type="string">
            <text:p>Peas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3725">
            <text:p>0.13725</text:p>
          </table:table-cell>
          <table:table-cell office:value-type="float" office:value="0.81569">
            <text:p>0.81569</text:p>
          </table:table-cell>
          <table:table-cell office:value-type="float" office:value="0.15294">
            <text:p>0.1529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6b-texture.png</text:p>
          </table:table-cell>
        </table:table-row>
        <table:table-row table:style-name="ro1">
          <table:table-cell office:value-type="string">
            <text:p>resource-1f96c</text:p>
          </table:table-cell>
          <table:table-cell office:value-type="string">
            <text:p>resource</text:p>
          </table:table-cell>
          <table:table-cell office:value-type="string">
            <text:p>2503f288-5e9f-4ff3-8b88-ab05a07f1de3</text:p>
          </table:table-cell>
          <table:table-cell office:value-type="string">
            <text:p>1f96c</text:p>
          </table:table-cell>
          <table:table-cell office:value-type="string">
            <text:p>Lettuc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1373">
            <text:p>0.31373</text:p>
          </table:table-cell>
          <table:table-cell office:value-type="float" office:value="0.69412">
            <text:p>0.69412</text:p>
          </table:table-cell>
          <table:table-cell office:value-type="float" office:value="0.36863">
            <text:p>0.3686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6c-texture.png</text:p>
          </table:table-cell>
        </table:table-row>
        <table:table-row table:style-name="ro1">
          <table:table-cell office:value-type="string">
            <text:p>resource-1f96d</text:p>
          </table:table-cell>
          <table:table-cell office:value-type="string">
            <text:p>resource</text:p>
          </table:table-cell>
          <table:table-cell office:value-type="string">
            <text:p>4ac959e6-2823-4b86-b347-2386bcf676bb</text:p>
          </table:table-cell>
          <table:table-cell office:value-type="string">
            <text:p>1f96d</text:p>
          </table:table-cell>
          <table:table-cell office:value-type="string">
            <text:p>Tomato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7451">
            <text:p>0.07451</text:p>
          </table:table-cell>
          <table:table-cell office:value-type="float" office:value="1">
            <text:p>1.00000</text:p>
          </table:table-cell>
          <table:table-cell office:value-type="float" office:value="0.16471">
            <text:p>0.1647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6d-texture.png</text:p>
          </table:table-cell>
        </table:table-row>
        <table:table-row table:style-name="ro1">
          <table:table-cell office:value-type="string">
            <text:p>resource-1f96e</text:p>
          </table:table-cell>
          <table:table-cell office:value-type="string">
            <text:p>resource</text:p>
          </table:table-cell>
          <table:table-cell office:value-type="string">
            <text:p>564b27e5-d6e6-4c21-8f3f-9dfbd3a980df</text:p>
          </table:table-cell>
          <table:table-cell office:value-type="string">
            <text:p>1f96e</text:p>
          </table:table-cell>
          <table:table-cell office:value-type="string">
            <text:p>Sesamecak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451">
            <text:p>0.14510</text:p>
          </table:table-cell>
          <table:table-cell office:value-type="float" office:value="0.75686">
            <text:p>0.75686</text:p>
          </table:table-cell>
          <table:table-cell office:value-type="float" office:value="0.35294">
            <text:p>0.3529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6e-texture.png</text:p>
          </table:table-cell>
        </table:table-row>
        <table:table-row table:style-name="ro1">
          <table:table-cell office:value-type="string">
            <text:p>resource-1f96f</text:p>
          </table:table-cell>
          <table:table-cell office:value-type="string">
            <text:p>resource</text:p>
          </table:table-cell>
          <table:table-cell office:value-type="string">
            <text:p>da9012fa-8224-4395-82cd-d98635ab55c4</text:p>
          </table:table-cell>
          <table:table-cell office:value-type="string">
            <text:p>1f96f</text:p>
          </table:table-cell>
          <table:table-cell office:value-type="string">
            <text:p>Bagel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3725">
            <text:p>0.33725</text:p>
          </table:table-cell>
          <table:table-cell office:value-type="float" office:value="0.91765">
            <text:p>0.91765</text:p>
          </table:table-cell>
          <table:table-cell office:value-type="float" office:value="0.09804">
            <text:p>0.098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6f-texture.png</text:p>
          </table:table-cell>
        </table:table-row>
        <table:table-row table:style-name="ro1">
          <table:table-cell office:value-type="string">
            <text:p>resource-1f9c0</text:p>
          </table:table-cell>
          <table:table-cell office:value-type="string">
            <text:p>resource</text:p>
          </table:table-cell>
          <table:table-cell office:value-type="string">
            <text:p>078e116c-b014-47ce-bc47-c29201d7b1d5</text:p>
          </table:table-cell>
          <table:table-cell office:value-type="string">
            <text:p>1f9c0</text:p>
          </table:table-cell>
          <table:table-cell office:value-type="string">
            <text:p>Chees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0588">
            <text:p>0.30588</text:p>
          </table:table-cell>
          <table:table-cell office:value-type="float" office:value="0.76471">
            <text:p>0.76471</text:p>
          </table:table-cell>
          <table:table-cell office:value-type="float" office:value="0.05098">
            <text:p>0.0509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c0-texture.png</text:p>
          </table:table-cell>
        </table:table-row>
        <table:table-row table:style-name="ro1">
          <table:table-cell office:value-type="string">
            <text:p>resource-1f9c1</text:p>
          </table:table-cell>
          <table:table-cell office:value-type="string">
            <text:p>resource</text:p>
          </table:table-cell>
          <table:table-cell office:value-type="string">
            <text:p>dd940c8d-5c4e-4d18-98ae-92fe72c69f8d</text:p>
          </table:table-cell>
          <table:table-cell office:value-type="string">
            <text:p>1f9c1</text:p>
          </table:table-cell>
          <table:table-cell office:value-type="string">
            <text:p>Cupcak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4118">
            <text:p>0.14118</text:p>
          </table:table-cell>
          <table:table-cell office:value-type="float" office:value="0.8">
            <text:p>0.80000</text:p>
          </table:table-cell>
          <table:table-cell office:value-type="float" office:value="0.06275">
            <text:p>0.0627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c1-texture.png</text:p>
          </table:table-cell>
        </table:table-row>
        <table:table-row table:style-name="ro1">
          <table:table-cell office:value-type="string">
            <text:p>resource-1f9c3</text:p>
          </table:table-cell>
          <table:table-cell office:value-type="string">
            <text:p>resource</text:p>
          </table:table-cell>
          <table:table-cell office:value-type="string">
            <text:p>488acf7b-ce99-4f0a-8ffe-57754d26dd73</text:p>
          </table:table-cell>
          <table:table-cell office:value-type="string">
            <text:p>1f9c3</text:p>
          </table:table-cell>
          <table:table-cell office:value-type="string">
            <text:p>Juic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8039">
            <text:p>0.18039</text:p>
          </table:table-cell>
          <table:table-cell office:value-type="float" office:value="0.90196">
            <text:p>0.90196</text:p>
          </table:table-cell>
          <table:table-cell office:value-type="float" office:value="0.11765">
            <text:p>0.1176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c3-texture.png</text:p>
          </table:table-cell>
        </table:table-row>
        <table:table-row table:style-name="ro1">
          <table:table-cell office:value-type="string">
            <text:p>resource-1f9c4</text:p>
          </table:table-cell>
          <table:table-cell office:value-type="string">
            <text:p>resource</text:p>
          </table:table-cell>
          <table:table-cell office:value-type="string">
            <text:p>ac4ccd55-9409-4cf9-8abe-896f94fc5053</text:p>
          </table:table-cell>
          <table:table-cell office:value-type="string">
            <text:p>1f9c4</text:p>
          </table:table-cell>
          <table:table-cell office:value-type="string">
            <text:p>Blue Squash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5882">
            <text:p>0.05882</text:p>
          </table:table-cell>
          <table:table-cell office:value-type="float" office:value="0.63137">
            <text:p>0.63137</text:p>
          </table:table-cell>
          <table:table-cell office:value-type="float" office:value="0.18039">
            <text:p>0.1803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c4-texture.png</text:p>
          </table:table-cell>
        </table:table-row>
        <table:table-row table:style-name="ro1">
          <table:table-cell office:value-type="string">
            <text:p>resource-1f9c5</text:p>
          </table:table-cell>
          <table:table-cell office:value-type="string">
            <text:p>resource</text:p>
          </table:table-cell>
          <table:table-cell office:value-type="string">
            <text:p>8e4f6a76-3cc0-4627-8bee-01438bb41d14</text:p>
          </table:table-cell>
          <table:table-cell office:value-type="string">
            <text:p>1f9c5</text:p>
          </table:table-cell>
          <table:table-cell office:value-type="string">
            <text:p>Orange Squash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0588">
            <text:p>0.30588</text:p>
          </table:table-cell>
          <table:table-cell office:value-type="float" office:value="0.7098">
            <text:p>0.70980</text:p>
          </table:table-cell>
          <table:table-cell office:value-type="float" office:value="0.03137">
            <text:p>0.0313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c5-texture.png</text:p>
          </table:table-cell>
        </table:table-row>
        <table:table-row table:style-name="ro1">
          <table:table-cell office:value-type="string">
            <text:p>resource-1f9c6</text:p>
          </table:table-cell>
          <table:table-cell office:value-type="string">
            <text:p>resource</text:p>
          </table:table-cell>
          <table:table-cell office:value-type="string">
            <text:p>bf55028e-00da-4ff5-ae6e-2fc77eb68a43</text:p>
          </table:table-cell>
          <table:table-cell office:value-type="string">
            <text:p>1f9c6</text:p>
          </table:table-cell>
          <table:table-cell office:value-type="string">
            <text:p>Muffins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03529">
            <text:p>0.03529</text:p>
          </table:table-cell>
          <table:table-cell office:value-type="float" office:value="0.72549">
            <text:p>0.72549</text:p>
          </table:table-cell>
          <table:table-cell office:value-type="float" office:value="0">
            <text:p>0.0000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c6-texture.png</text:p>
          </table:table-cell>
        </table:table-row>
        <table:table-row table:style-name="ro1">
          <table:table-cell office:value-type="string">
            <text:p>resource-1f9c7</text:p>
          </table:table-cell>
          <table:table-cell office:value-type="string">
            <text:p>resource</text:p>
          </table:table-cell>
          <table:table-cell office:value-type="string">
            <text:p>c95b5263-0362-4502-a355-950304e27994</text:p>
          </table:table-cell>
          <table:table-cell office:value-type="string">
            <text:p>1f9c7</text:p>
          </table:table-cell>
          <table:table-cell office:value-type="string">
            <text:p>Waffl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5882">
            <text:p>0.25882</text:p>
          </table:table-cell>
          <table:table-cell office:value-type="float" office:value="0.68627">
            <text:p>0.68627</text:p>
          </table:table-cell>
          <table:table-cell office:value-type="float" office:value="0.08235">
            <text:p>0.0823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c7-texture.png</text:p>
          </table:table-cell>
        </table:table-row>
        <table:table-row table:style-name="ro1">
          <table:table-cell office:value-type="string">
            <text:p>resource-1f9c9</text:p>
          </table:table-cell>
          <table:table-cell office:value-type="string">
            <text:p>resource</text:p>
          </table:table-cell>
          <table:table-cell office:value-type="string">
            <text:p>bcaa7b3a-4f35-46a1-b54c-b6a1c049cd40</text:p>
          </table:table-cell>
          <table:table-cell office:value-type="string">
            <text:p>1f9c9</text:p>
          </table:table-cell>
          <table:table-cell office:value-type="string">
            <text:p>Honeypot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6275">
            <text:p>0.26275</text:p>
          </table:table-cell>
          <table:table-cell office:value-type="float" office:value="0.79608">
            <text:p>0.79608</text:p>
          </table:table-cell>
          <table:table-cell office:value-type="float" office:value="0.09412">
            <text:p>0.094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c9-texture.png</text:p>
          </table:table-cell>
        </table:table-row>
        <table:table-row table:style-name="ro1">
          <table:table-cell office:value-type="string">
            <text:p>resource-1f9cb</text:p>
          </table:table-cell>
          <table:table-cell office:value-type="string">
            <text:p>resource</text:p>
          </table:table-cell>
          <table:table-cell office:value-type="string">
            <text:p>1704e99b-46f1-4950-9359-97b5f360bfdf</text:p>
          </table:table-cell>
          <table:table-cell office:value-type="string">
            <text:p>1f9cb</text:p>
          </table:table-cell>
          <table:table-cell office:value-type="string">
            <text:p>Mocha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2157">
            <text:p>0.32157</text:p>
          </table:table-cell>
          <table:table-cell office:value-type="float" office:value="0.63137">
            <text:p>0.63137</text:p>
          </table:table-cell>
          <table:table-cell office:value-type="float" office:value="0.10588">
            <text:p>0.1058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9cb-texture.png</text:p>
          </table:table-cell>
        </table:table-row>
        <table:table-row table:style-name="ro1">
          <table:table-cell office:value-type="string">
            <text:p>resource-1fad3</text:p>
          </table:table-cell>
          <table:table-cell office:value-type="string">
            <text:p>resource</text:p>
          </table:table-cell>
          <table:table-cell office:value-type="string">
            <text:p>15077195-ee63-45d8-9cca-59327a2508b7</text:p>
          </table:table-cell>
          <table:table-cell office:value-type="string">
            <text:p>1fad3</text:p>
          </table:table-cell>
          <table:table-cell office:value-type="string">
            <text:p>Naan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32549">
            <text:p>0.32549</text:p>
          </table:table-cell>
          <table:table-cell office:value-type="float" office:value="0.85098">
            <text:p>0.85098</text:p>
          </table:table-cell>
          <table:table-cell office:value-type="float" office:value="0.36471">
            <text:p>0.3647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ad3-texture.png</text:p>
          </table:table-cell>
        </table:table-row>
        <table:table-row table:style-name="ro1">
          <table:table-cell office:value-type="string">
            <text:p>resource-1fad5</text:p>
          </table:table-cell>
          <table:table-cell office:value-type="string">
            <text:p>resource</text:p>
          </table:table-cell>
          <table:table-cell office:value-type="string">
            <text:p>c3fe12cc-1267-4464-b97c-0b4d345fc065</text:p>
          </table:table-cell>
          <table:table-cell office:value-type="string">
            <text:p>1fad5</text:p>
          </table:table-cell>
          <table:table-cell office:value-type="string">
            <text:p>Fondue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11373">
            <text:p>0.11373</text:p>
          </table:table-cell>
          <table:table-cell office:value-type="float" office:value="0.90196">
            <text:p>0.90196</text:p>
          </table:table-cell>
          <table:table-cell office:value-type="float" office:value="0.25098">
            <text:p>0.2509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ad5-texture.png</text:p>
          </table:table-cell>
        </table:table-row>
        <table:table-row table:style-name="ro1">
          <table:table-cell office:value-type="string">
            <text:p>resource-1fad6</text:p>
          </table:table-cell>
          <table:table-cell office:value-type="string">
            <text:p>resource</text:p>
          </table:table-cell>
          <table:table-cell office:value-type="string">
            <text:p>cbd7c067-9e63-4f1b-af36-1fe3b56d57c2</text:p>
          </table:table-cell>
          <table:table-cell office:value-type="string">
            <text:p>1fad6</text:p>
          </table:table-cell>
          <table:table-cell office:value-type="string">
            <text:p>British Tea</text:p>
          </table:table-cell>
          <table:table-cell office:value-type="float" office:value="1">
            <text:p>1.0000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.27059">
            <text:p>0.27059</text:p>
          </table:table-cell>
          <table:table-cell office:value-type="float" office:value="0.83922">
            <text:p>0.83922</text:p>
          </table:table-cell>
          <table:table-cell office:value-type="float" office:value="0.09412">
            <text:p>0.094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001">
            <text:p>1.001</text:p>
          </table:table-cell>
          <table:table-cell office:value-type="float" office:value="0">
            <text:p>0</text:p>
          </table:table-cell>
          <table:table-cell office:value-type="float" office:value="1.41421">
            <text:p>1.41421</text:p>
          </table:table-cell>
          <table:table-cell office:value-type="float" office:value="2000">
            <text:p>2000</text:p>
          </table:table-cell>
          <table:table-cell office:value-type="string">
            <text:p>training/textures/1fad6-texture.png</text:p>
          </table:table-cell>
        </table:table-row>
        <table:table-row table:style-name="ro1" table:number-rows-repeated="1048400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3">01/13/2024</text:date>, <text:time>17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k Magnuski</meta:initial-creator>
    <meta:creation-date>2023-11-26T09:25:29</meta:creation-date>
    <dc:date>2024-01-13T17:59:54</dc:date>
    <dc:creator>Hank Magnuski</dc:creator>
    <meta:editing-duration>P2DT16H16M20S</meta:editing-duration>
    <meta:editing-cycles>9</meta:editing-cycles>
    <meta:generator>OpenOffice/4.1.10$Unix OpenOffice.org_project/4110m2$Build-9807</meta:generator>
    <meta:document-statistic meta:table-count="7" meta:cell-count="3771" meta:object-count="0"/>
  </office:meta>
</office:document-meta>
</file>